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Bitstream Vera Sans Mono" svg:font-family="'Bitstream Vera Sans Mono'" style:font-family-generic="modern" style:font-pitch="fixed"/>
    <style:font-face style:name="Calibri" svg:font-family="Calibri" style:font-family-generic="swiss" style:font-pitch="variable"/>
    <style:font-face style:name="Calibri1" svg:font-family="Calibri" style:font-adornments="Fett" style:font-family-generic="swiss" style:font-pitch="variable"/>
    <style:font-face style:name="Calibri2" svg:font-family="Calibri" style:font-adornments="Regular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05cm"/>
    </style:style>
    <style:style style:name="co2" style:family="table-column">
      <style:table-column-properties fo:break-before="auto" style:column-width="1.57cm"/>
    </style:style>
    <style:style style:name="co3" style:family="table-column">
      <style:table-column-properties fo:break-before="auto" style:column-width="12.913cm"/>
    </style:style>
    <style:style style:name="co4" style:family="table-column">
      <style:table-column-properties fo:break-before="auto" style:column-width="2.115cm"/>
    </style:style>
    <style:style style:name="co5" style:family="table-column">
      <style:table-column-properties fo:break-before="auto" style:column-width="1.25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769cm"/>
    </style:style>
    <style:style style:name="co8" style:family="table-column">
      <style:table-column-properties fo:break-before="auto" style:column-width="0.843cm"/>
    </style:style>
    <style:style style:name="co9" style:family="table-column">
      <style:table-column-properties fo:break-before="auto" style:column-width="1.602cm"/>
    </style:style>
    <style:style style:name="co10" style:family="table-column">
      <style:table-column-properties fo:break-before="auto" style:column-width="4.657cm"/>
    </style:style>
    <style:style style:name="co11" style:family="table-column">
      <style:table-column-properties fo:break-before="auto" style:column-width="5.42cm"/>
    </style:style>
    <style:style style:name="co12" style:family="table-column">
      <style:table-column-properties fo:break-before="auto" style:column-width="7.9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2.157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683cm" fo:break-before="auto" style:use-optimal-row-height="true"/>
    </style:style>
    <style:style style:name="ro5" style:family="table-row">
      <style:table-row-properties style:row-height="0.55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ext-properties style:font-name="Calibri" fo:font-size="12pt" style:font-size-asian="12pt" style:font-size-complex="12pt"/>
    </style:style>
    <style:style style:name="ce13" style:family="table-cell" style:parent-style-name="Default">
      <style:table-cell-properties fo:border-bottom="1.5pt double-thin #000000" style:border-line-width-bottom="0.018cm 0.018cm 0.018cm" fo:wrap-option="wrap" fo:border-left="2.24pt solid #000000" fo:border-right="none" fo:border-top="2.24pt solid #000000" style:vertical-align="top"/>
      <style:text-properties style:font-name="Calibri" fo:font-size="12pt" style:text-underline-style="none" style:font-size-asian="12pt" style:font-size-complex="12pt"/>
    </style:style>
    <style:style style:name="ce18" style:family="table-cell" style:parent-style-name="Default">
      <style:table-cell-properties fo:border-bottom="0.74pt solid #000000" fo:background-color="#ffffcc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Calibri" fo:font-size="12pt" style:font-size-asian="12pt" style:font-size-complex="12pt"/>
    </style:style>
    <style:style style:name="ce19" style:family="table-cell" style:parent-style-name="Default">
      <style:table-cell-properties fo:border-bottom="0.74pt solid #000000" fo:background-color="#ffff00" fo:border-left="2.24pt solid #000000" fo:border-right="0.74pt solid #000000" fo:border-top="0.74pt solid #000000"/>
      <style:text-properties style:font-name="Calibri" fo:font-size="12pt" style:font-size-asian="12pt" style:font-size-complex="12pt"/>
    </style:style>
    <style:style style:name="ce20" style:family="table-cell" style:parent-style-name="Default">
      <style:table-cell-properties fo:border-bottom="0.74pt solid #000000" fo:border-left="2.24pt solid #000000" fo:border-right="0.74pt solid #000000" fo:border-top="0.74pt solid #000000"/>
      <style:text-properties style:font-name="Calibri" fo:font-size="12pt" style:font-size-asian="12pt" style:font-size-complex="12pt"/>
    </style:style>
    <style:style style:name="ce21" style:family="table-cell" style:parent-style-name="Default">
      <style:table-cell-properties fo:border-bottom="0.74pt solid #000000" fo:border-left="2.24pt solid #000000" fo:border-right="0.74pt solid #000000" fo:border-top="0.74pt solid #000000"/>
    </style:style>
    <style:style style:name="ce22" style:family="table-cell" style:parent-style-name="Default">
      <style:table-cell-properties fo:border-bottom="2.24pt solid #000000" fo:border-left="2.24pt solid #000000" fo:border-right="0.74pt solid #000000" fo:border-top="0.74pt solid #000000"/>
      <style:text-properties style:font-name="Calibri" fo:font-size="12pt" style:font-size-asian="12pt" style:font-size-complex="12pt"/>
    </style:style>
    <style:style style:name="ce23" style:family="table-cell" style:parent-style-name="Default">
      <style:table-cell-properties fo:border-bottom="2.24pt solid #000000" fo:background-color="#ccffff" fo:border-left="2.24pt solid #000000" fo:border-right="none" fo:border-top="none"/>
      <style:text-properties style:font-name="Calibri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style:font-name="Calibri" fo:font-size="12pt" style:font-size-asian="12pt" style:font-size-complex="12pt"/>
    </style:style>
    <style:style style:name="ce25" style:family="table-cell" style:parent-style-name="Default">
      <style:table-cell-properties fo:border-bottom="1.5pt double-thin #000000" style:border-line-width-bottom="0.018cm 0.018cm 0.018cm" style:text-align-source="fix" style:repeat-content="false" fo:wrap-option="wrap" fo:border-left="none" fo:border-right="none" fo:border-top="2.24pt solid #000000" style:vertical-align="top"/>
      <style:paragraph-properties fo:text-align="center" fo:margin-left="0cm"/>
      <style:text-properties style:font-name="Calibri" fo:font-size="12pt" style:text-underline-style="none" style:font-size-asian="12pt" style:font-size-complex="12pt"/>
    </style:style>
    <style:style style:name="ce26" style:family="table-cell" style:parent-style-name="Default">
      <style:table-cell-properties fo:background-color="#ffffcc" style:text-align-source="fix" style:repeat-content="false" fo:border="0.74pt solid #000000"/>
      <style:paragraph-properties fo:text-align="center" fo:margin-left="0cm"/>
      <style:text-properties style:font-name="Calibri" fo:font-size="12pt" style:font-size-asian="12pt" style:font-size-complex="12pt"/>
    </style:style>
    <style:style style:name="ce27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Calibri" fo:font-size="12pt" style:font-size-asian="12pt" style:font-size-complex="12pt"/>
    </style:style>
    <style:style style:name="ce28" style:family="table-cell" style:parent-style-name="Default">
      <style:table-cell-properties fo:background-color="#ffffcc" style:text-align-source="fix" style:repeat-content="false" fo:border="0.74pt solid #000000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B5"/>
      <style:map style:condition="cell-content()=0" style:apply-style-name="A_5f_grau" style:base-cell-address="Tabelle1.B5"/>
    </style:style>
    <style:style style:name="ce29" style:family="table-cell" style:parent-style-name="Default" style:data-style-name="N2">
      <style:table-cell-properties fo:background-color="#ffff00" fo:border="0.74pt solid #000000"/>
      <style:text-properties style:font-name="Calibri" fo:font-size="12pt" style:font-size-asian="12pt" style:font-size-complex="12pt"/>
    </style:style>
    <style:style style:name="ce30" style:family="table-cell" style:parent-style-name="Default">
      <style:table-cell-properties fo:border-bottom="2.24pt solid #000000" fo:background-color="#ffffcc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B5"/>
      <style:map style:condition="cell-content()=0" style:apply-style-name="A_5f_grau" style:base-cell-address="Tabelle1.B5"/>
    </style:style>
    <style:style style:name="ce31" style:family="table-cell" style:parent-style-name="Default" style:data-style-name="N1">
      <style:table-cell-properties fo:border-bottom="2.24pt solid #000000" fo:background-color="#ccffff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12pt" style:font-size-asian="12pt" style:font-size-complex="12pt"/>
    </style:style>
    <style:style style:name="ce33" style:family="table-cell" style:parent-style-name="Default">
      <style:table-cell-properties fo:border-bottom="1.5pt double-thin #000000" style:border-line-width-bottom="0.018cm 0.018cm 0.018cm" style:cell-protect="none" style:print-content="true" fo:wrap-option="wrap" fo:border-left="none" fo:border-right="none" fo:border-top="2.24pt solid #000000" style:vertical-align="top"/>
      <style:text-properties style:font-name="Calibri" fo:font-size="12pt" fo:font-style="italic" style:text-underline-style="none" style:font-size-asian="12pt" style:font-style-asian="italic" style:font-size-complex="12pt" style:font-style-complex="italic"/>
    </style:style>
    <style:style style:name="ce34" style:family="table-cell" style:parent-style-name="Default">
      <style:table-cell-properties fo:background-color="#ffffcc" fo:border="0.74pt solid #000000"/>
      <style:text-properties style:font-name="Calibri" fo:font-size="12pt" style:font-size-asian="12pt" style:font-size-complex="12pt"/>
    </style:style>
    <style:style style:name="ce35" style:family="table-cell" style:parent-style-name="Default">
      <style:table-cell-properties fo:background-color="#ffff00" fo:border="0.74pt solid #000000"/>
      <style:text-properties style:font-name="Calibri" fo:font-size="12pt" style:font-size-asian="12pt" style:font-size-complex="12pt"/>
    </style:style>
    <style:style style:name="ce36" style:family="table-cell" style:parent-style-name="Default">
      <style:table-cell-properties fo:border="0.74pt solid #000000"/>
      <style:text-properties style:font-name="Calibri" fo:font-size="12pt" style:font-size-asian="12pt" style:font-size-complex="12pt"/>
    </style:style>
    <style:style style:name="ce37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order="0.74pt solid #000000"/>
      <style:text-properties style:font-name="Calibri2" fo:font-size="12pt" style:font-size-asian="12pt" style:font-size-complex="12pt"/>
    </style:style>
    <style:style style:name="ce39" style:family="table-cell" style:parent-style-name="Default">
      <style:table-cell-properties fo:wrap-option="wrap" fo:border="0.74pt solid #000000" style:vertical-align="top"/>
      <style:text-properties style:font-name="Calibri" fo:font-size="12pt" style:font-size-asian="12pt" style:font-size-complex="12pt"/>
    </style:style>
    <style:style style:name="ce40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Calibri" fo:font-size="12pt" style:font-size-asian="12pt" style:font-size-complex="12pt"/>
    </style:style>
    <style:style style:name="ce41" style:family="table-cell" style:parent-style-name="Default">
      <style:table-cell-properties fo:border-bottom="2.24pt solid #000000" fo:background-color="#ccffff" fo:border-left="none" fo:border-right="none" fo:border-top="none"/>
      <style:text-properties style:font-name="Calibri"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>
      <style:text-properties style:font-name="Calibri" fo:font-size="12pt" style:text-underline-style="solid" style:text-underline-width="auto" style:text-underline-color="font-color" style:font-size-asian="12pt" style:font-size-complex="12pt"/>
    </style:style>
    <style:style style:name="ce43" style:family="table-cell" style:parent-style-name="Default">
      <style:table-cell-properties fo:border-bottom="1.5pt double-thin #000000" style:border-line-width-bottom="0.018cm 0.018cm 0.018cm" fo:wrap-option="wrap" fo:border-left="none" fo:border-right="none" fo:border-top="2.24pt solid #000000" style:vertical-align="top"/>
      <style:text-properties style:font-name="Calibri" fo:font-size="12pt" style:text-underline-style="none" style:font-size-asian="12pt" style:font-size-complex="12pt"/>
    </style:style>
    <style:style style:name="ce44" style:family="table-cell" style:parent-style-name="Default" style:data-style-name="N2">
      <style:table-cell-properties fo:border="0.74pt solid #000000"/>
      <style:text-properties style:font-name="Calibri" fo:font-size="12pt" style:font-size-asian="12pt" style:font-size-complex="12pt"/>
    </style:style>
    <style:style style:name="ce45" style:family="table-cell" style:parent-style-name="Default" style:data-style-name="N2">
      <style:table-cell-properties fo:border="0.74pt solid #000000"/>
    </style:style>
    <style:style style:name="ce46" style:family="table-cell" style:parent-style-name="Default" style:data-style-name="N2">
      <style:table-cell-properties fo:wrap-option="wrap" fo:border="0.74pt solid #000000" style:vertical-align="top"/>
      <style:text-properties style:font-name="Calibri" fo:font-size="12pt" style:font-size-asian="12pt" style:font-size-complex="12pt"/>
    </style:style>
    <style:style style:name="ce47" style:family="table-cell" style:parent-style-name="Default" style:data-style-name="N2">
      <style:table-cell-properties fo:border-bottom="2.24pt solid #000000" fo:border-left="0.74pt solid #000000" fo:border-right="0.74pt solid #000000" fo:border-top="0.74pt solid #000000"/>
      <style:text-properties style:font-name="Calibri" fo:font-size="12pt" style:font-size-asian="12pt" style:font-size-complex="12pt"/>
    </style:style>
    <style:style style:name="ce48" style:family="table-cell" style:parent-style-name="Default" style:data-style-name="N2">
      <style:table-cell-properties fo:background-color="#ffffcc" style:text-align-source="fix" style:repeat-content="false" fo:border="0.74pt solid #000000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B5"/>
      <style:map style:condition="cell-content()=0" style:apply-style-name="A_5f_grau" style:base-cell-address="Tabelle1.B5"/>
    </style:style>
    <style:style style:name="ce49" style:family="table-cell" style:parent-style-name="Default" style:data-style-name="N2">
      <style:table-cell-properties fo:border-bottom="2.24pt solid #000000" fo:background-color="#ffffcc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B5"/>
      <style:map style:condition="cell-content()=0" style:apply-style-name="A_5f_grau" style:base-cell-address="Tabelle1.B5"/>
    </style:style>
    <style:style style:name="ce50" style:family="table-cell" style:parent-style-name="Default" style:data-style-name="N2">
      <style:table-cell-properties fo:border-bottom="2.24pt solid #000000" fo:background-color="#ccffff" fo:border-left="none" fo:border-right="none" fo:border-top="none"/>
      <style:text-properties style:font-name="Calibri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2">
      <style:text-properties style:font-name="Calibri"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cm"/>
      <style:text-properties style:font-name="Calibri" fo:font-size="12pt" style:font-size-asian="12pt" style:font-size-complex="12pt"/>
    </style:style>
    <style:style style:name="ce53" style:family="table-cell" style:parent-style-name="Default">
      <style:table-cell-properties fo:border-bottom="1.5pt double-thin #000000" style:border-line-width-bottom="0.018cm 0.018cm 0.018cm" style:text-align-source="fix" style:repeat-content="false" fo:wrap-option="wrap" fo:border-left="none" fo:border-right="1.5pt double-thin #000000" style:border-line-width-right="0.018cm 0.018cm 0.018cm" fo:border-top="2.24pt solid #000000" style:vertical-align="top"/>
      <style:paragraph-properties fo:text-align="center" fo:margin-left="0cm"/>
      <style:text-properties style:font-name="Calibri" fo:font-size="12pt" style:text-underline-style="none" style:font-size-asian="12pt" style:font-size-complex="12pt"/>
    </style:style>
    <style:style style:name="ce54" style:family="table-cell" style:parent-style-name="Default">
      <style:table-cell-properties fo:border-bottom="0.74pt solid #000000" fo:background-color="#ffffcc" style:text-align-source="fix" style:repeat-content="false" fo:border-left="0.74pt solid #000000" fo:border-right="1.5pt double-thin #000000" style:border-line-width-right="0.018cm 0.018cm 0.018cm" fo:border-top="0.74pt solid #000000"/>
      <style:paragraph-properties fo:text-align="center" fo:margin-left="0cm"/>
      <style:text-properties style:font-name="Calibri" fo:font-size="12pt" style:font-size-asian="12pt" style:font-size-complex="12pt"/>
    </style:style>
    <style:style style:name="ce55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1.5pt double-thin #000000" style:border-line-width-right="0.018cm 0.018cm 0.018cm" fo:border-top="0.74pt solid #000000"/>
      <style:paragraph-properties fo:text-align="center" fo:margin-left="0cm"/>
      <style:text-properties style:font-name="Calibri" fo:font-size="12pt" style:font-size-asian="12pt" style:font-size-complex="12pt"/>
    </style:style>
    <style:style style:name="ce56" style:family="table-cell" style:parent-style-name="Default" style:data-style-name="N2">
      <style:table-cell-properties fo:border-bottom="0.74pt solid #000000" fo:background-color="#ffffcc" style:text-align-source="fix" style:repeat-content="false" fo:border-left="0.74pt solid #000000" fo:border-right="1.5pt double-thin #000000" style:border-line-width-right="0.018cm 0.018cm 0.018cm" fo:border-top="0.74pt solid #000000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B5"/>
      <style:map style:condition="cell-content()=0" style:apply-style-name="A_5f_grau" style:base-cell-address="Tabelle1.B5"/>
    </style:style>
    <style:style style:name="ce57" style:family="table-cell" style:parent-style-name="Default" style:data-style-name="N2">
      <style:table-cell-properties fo:border-bottom="0.74pt solid #000000" fo:background-color="#ffff00" fo:border-left="0.74pt solid #000000" fo:border-right="1.5pt double-thin #000000" style:border-line-width-right="0.018cm 0.018cm 0.018cm" fo:border-top="0.74pt solid #000000"/>
      <style:text-properties style:font-name="Calibri" fo:font-size="12pt" style:font-size-asian="12pt" style:font-size-complex="12pt"/>
    </style:style>
    <style:style style:name="ce58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1.5pt double-thin #000000" style:border-line-width-right="0.018cm 0.018cm 0.018cm" fo:border-top="0.74pt solid #000000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B5"/>
      <style:map style:condition="cell-content()=0" style:apply-style-name="A_5f_grau" style:base-cell-address="Tabelle1.B5"/>
    </style:style>
    <style:style style:name="ce59" style:family="table-cell" style:parent-style-name="Default" style:data-style-name="N2">
      <style:table-cell-properties fo:border-bottom="2.24pt solid #000000" fo:background-color="#ffffcc" style:text-align-source="fix" style:repeat-content="false" fo:border-left="0.74pt solid #000000" fo:border-right="1.5pt double-thin #000000" style:border-line-width-right="0.018cm 0.018cm 0.018cm" fo:border-top="0.74pt solid #000000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B5"/>
      <style:map style:condition="cell-content()=0" style:apply-style-name="A_5f_grau" style:base-cell-address="Tabelle1.B5"/>
    </style:style>
    <style:style style:name="ce60" style:family="table-cell" style:parent-style-name="Default" style:data-style-name="N2">
      <style:table-cell-properties fo:border-bottom="2.24pt solid #000000" fo:background-color="#ccffff" style:text-align-source="fix" style:repeat-content="false" fo:border-left="none" fo:border-right="1.5pt double-thin #000000" style:border-line-width-right="0.018cm 0.018cm 0.018cm" fo:border-top="none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cm"/>
      <style:text-properties style:font-name="Calibri" fo:font-size="12pt" style:font-size-asian="12pt" style:font-size-complex="12pt"/>
    </style:style>
    <style:style style:name="ce62" style:family="table-cell" style:parent-style-name="Default">
      <style:table-cell-properties fo:border-bottom="1.5pt double-thin #000000" style:border-line-width-bottom="0.018cm 0.018cm 0.018cm" style:text-align-source="fix" style:repeat-content="false" fo:wrap-option="wrap" fo:border-left="0.74pt solid #000000" fo:border-right="0.74pt solid #000000" fo:border-top="2.24pt solid #000000" style:vertical-align="top"/>
      <style:paragraph-properties fo:text-align="center" fo:margin-left="0cm"/>
      <style:text-properties style:font-name="Calibri" fo:font-size="12pt" style:text-underline-style="none" style:font-size-asian="12pt" style:font-size-complex="12pt"/>
    </style:style>
    <style:style style:name="ce63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B5"/>
      <style:map style:condition="cell-content()=0" style:apply-style-name="A_5f_grau" style:base-cell-address="Tabelle1.B5"/>
    </style:style>
    <style:style style:name="ce64" style:family="table-cell" style:parent-style-name="Default">
      <style:table-cell-properties fo:background-color="transparent"/>
      <style:text-properties style:font-name="Calibri" fo:font-size="12pt" style:font-size-asian="12pt" style:font-size-complex="12pt"/>
    </style:style>
    <style:style style:name="ce65" style:family="table-cell" style:parent-style-name="Default">
      <style:table-cell-properties fo:border-bottom="1.5pt double-thin #000000" style:border-line-width-bottom="0.018cm 0.018cm 0.018cm" fo:wrap-option="wrap" fo:border-left="0.74pt solid #000000" fo:border-right="0.74pt solid #000000" fo:border-top="2.24pt solid #000000" style:vertical-align="top"/>
      <style:text-properties style:font-name="Calibri" fo:font-size="12pt" style:text-underline-style="none" style:font-size-asian="12pt" style:font-size-complex="12pt"/>
    </style:style>
    <style:style style:name="ce66" style:family="table-cell" style:parent-style-name="Default">
      <style:table-cell-properties fo:border-bottom="1.5pt double-thin #000000" style:border-line-width-bottom="0.018cm 0.018cm 0.018cm" fo:background-color="#d3fec6" fo:wrap-option="wrap" fo:border-left="0.74pt solid #000000" fo:border-right="0.74pt solid #000000" fo:border-top="2.24pt solid #000000" style:vertical-align="top"/>
      <style:text-properties style:font-name="Calibri" fo:font-size="12pt" style:text-underline-style="none" style:font-size-asian="12pt" style:font-size-complex="12pt"/>
    </style:style>
    <style:style style:name="ce68" style:family="table-cell" style:parent-style-name="Default">
      <style:table-cell-properties fo:background-color="#d3fec6" fo:border="0.74pt solid #000000"/>
      <style:text-properties style:font-name="Calibri" fo:font-size="12pt" style:font-size-asian="12pt" style:font-size-complex="12pt"/>
    </style:style>
    <style:style style:name="ce69" style:family="table-cell" style:parent-style-name="Default">
      <style:table-cell-properties fo:border-bottom="2.24pt solid #000000" fo:background-color="#d3fec6" fo:border-left="0.74pt solid #000000" fo:border-right="0.74pt solid #000000" fo:border-top="0.74pt solid #000000"/>
      <style:text-properties style:font-name="Calibri" fo:font-size="12pt" style:font-size-asian="12pt" style:font-size-complex="12pt"/>
    </style:style>
    <style:style style:name="ce117" style:family="table-cell" style:parent-style-name="Default">
      <style:table-cell-properties fo:border-bottom="1.5pt double-thin #000000" style:border-line-width-bottom="0.018cm 0.018cm 0.018cm" fo:background-color="#d3fec6" fo:wrap-option="wrap" fo:border-left="0.74pt solid #000000" fo:border-right="1.5pt solid #000000" fo:border-top="2.24pt solid #000000" style:vertical-align="top"/>
      <style:text-properties style:font-name="Calibri" fo:font-size="12pt" style:text-underline-style="none" style:font-size-asian="12pt" style:font-size-complex="12pt"/>
    </style:style>
    <style:style style:name="ce118" style:family="table-cell" style:parent-style-name="Default">
      <style:table-cell-properties fo:border-bottom="0.74pt solid #000000" fo:background-color="#ffff00" fo:border-left="0.74pt solid #000000" fo:border-right="1.5pt solid #000000" fo:border-top="0.74pt solid #000000"/>
      <style:text-properties style:font-name="Calibri" fo:font-size="12pt" style:font-size-asian="12pt" style:font-size-complex="12pt"/>
    </style:style>
    <style:style style:name="ce119" style:family="table-cell" style:parent-style-name="Default">
      <style:table-cell-properties fo:border-bottom="0.74pt solid #000000" fo:background-color="#d3fec6" fo:border-left="0.74pt solid #000000" fo:border-right="1.5pt solid #000000" fo:border-top="0.74pt solid #000000"/>
      <style:text-properties style:font-name="Calibri" fo:font-size="12pt" style:font-size-asian="12pt" style:font-size-complex="12pt"/>
    </style:style>
    <style:style style:name="ce120" style:family="table-cell" style:parent-style-name="Default">
      <style:table-cell-properties fo:border-bottom="2.24pt solid #000000" fo:background-color="#d3fec6" fo:border-left="0.74pt solid #000000" fo:border-right="1.5pt solid #000000" fo:border-top="0.74pt solid #000000"/>
      <style:text-properties style:font-name="Calibri" fo:font-size="12pt" style:font-size-asian="12pt" style:font-size-complex="12pt"/>
    </style:style>
    <style:style style:name="ce125" style:family="table-cell" style:parent-style-name="Default">
      <style:table-cell-properties fo:border-bottom="1.5pt double-thin #000000" style:border-line-width-bottom="0.018cm 0.018cm 0.018cm" fo:background-color="#e8fed8" fo:wrap-option="wrap" fo:border-left="0.74pt solid #000000" fo:border-right="0.74pt solid #000000" fo:border-top="2.24pt solid #000000" style:vertical-align="top"/>
      <style:text-properties style:font-name="Calibri" fo:font-size="12pt" style:text-underline-style="none" style:font-size-asian="12pt" style:font-size-complex="12pt"/>
    </style:style>
    <style:style style:name="ce126" style:family="table-cell" style:parent-style-name="Default">
      <style:table-cell-properties fo:background-color="#e8fed8" fo:wrap-option="wrap" fo:border="0.74pt solid #000000" style:vertical-align="top"/>
      <style:text-properties style:font-name="Calibri" fo:font-size="12pt" style:text-underline-style="none" style:font-size-asian="12pt" style:font-size-complex="12pt"/>
    </style:style>
    <style:style style:name="ce74" style:family="table-cell" style:parent-style-name="Default">
      <style:table-cell-properties fo:border-bottom="1.5pt double-thin #000000" style:border-line-width-bottom="0.018cm 0.018cm 0.018cm" fo:wrap-option="wrap" fo:border-left="0.74pt solid #000000" fo:border-right="0.74pt solid #000000" fo:border-top="2.24pt solid #000000" style:vertical-align="top"/>
      <style:text-properties style:text-underline-style="none"/>
    </style:style>
    <style:style style:name="ce75" style:family="table-cell" style:parent-style-name="Default">
      <style:table-cell-properties fo:background-color="#ffff00" fo:border="0.74pt solid #000000"/>
    </style:style>
    <style:style style:name="ce76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77" style:family="table-cell" style:parent-style-name="Default">
      <style:table-cell-properties fo:border-bottom="1.5pt double-thin #000000" style:border-line-width-bottom="0.018cm 0.018cm 0.018cm" fo:wrap-option="wrap" fo:border-left="0.74pt solid #000000" fo:border-right="2.24pt solid #000000" fo:border-top="2.24pt solid #000000" style:vertical-align="top"/>
      <style:text-properties style:text-underline-style="none"/>
    </style:style>
    <style:style style:name="ce79" style:family="table-cell" style:parent-style-name="Default">
      <style:table-cell-properties fo:border-bottom="0.74pt solid #000000" fo:background-color="#ffff00" fo:border-left="0.74pt solid #000000" fo:border-right="2.24pt solid #000000" fo:border-top="0.74pt solid #000000"/>
    </style:style>
    <style:style style:name="ce81" style:family="table-cell" style:parent-style-name="Default">
      <style:table-cell-properties fo:border-bottom="0.74pt solid #000000" fo:background-color="#ffff00" fo:border-left="0.74pt solid #000000" fo:border-right="2.24pt solid #000000" fo:border-top="0.74pt solid #000000"/>
      <style:text-properties style:font-name="Calibri" fo:font-size="12pt" style:font-size-asian="12pt" style:font-size-complex="12pt"/>
    </style:style>
    <style:style style:name="ce82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3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86" style:family="table-cell" style:parent-style-name="Default">
      <style:table-cell-properties fo:border-bottom="2.24pt solid #000000" fo:background-color="#ccffff" fo:border-left="none" fo:border-right="2.24pt solid #000000" fo:border-top="none"/>
      <style:text-properties style:font-name="Calibri"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fo:wrap-option="wrap" style:vertical-align="top"/>
      <style:text-properties style:text-underline-style="solid" style:text-underline-width="auto" style:text-underline-color="font-color"/>
    </style:style>
    <style:style style:name="ce13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40" style:family="table-cell" style:parent-style-name="Default">
      <style:table-cell-properties fo:border="0.74pt solid #000000" fo:padding="0.071cm"/>
    </style:style>
    <style:style style:name="ce141" style:family="table-cell" style:parent-style-name="Default">
      <style:table-cell-properties fo:background-color="#ffff00" fo:border="0.74pt solid #000000" fo:padding="0.071cm"/>
    </style:style>
    <style:style style:name="ce142" style:family="table-cell" style:parent-style-name="Default">
      <style:table-cell-properties style:glyph-orientation-vertical="0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3" style:family="table-cell" style:parent-style-name="Default">
      <style:table-cell-properties style:glyph-orientation-vertical="0" fo:background-color="#ffff00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4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4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4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4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49" style:family="table-cell" style:parent-style-name="Default">
      <style:table-cell-properties fo:padding="0.071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Tabell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2"/>
        <table:table-column table:style-name="co3" table:default-cell-style-name="ce1"/>
        <table:table-column table:style-name="co4" table:default-cell-style-name="ce1"/>
        <table:table-column table:style-name="co2" table:number-columns-repeated="3" table:default-cell-style-name="ce1"/>
        <table:table-column table:style-name="co2" table:default-cell-style-name="ce12"/>
        <table:table-column table:style-name="co5" table:number-columns-repeated="12" table:default-cell-style-name="ce1"/>
        <table:table-column table:style-name="co5" table:visibility="collapse" table:number-columns-repeated="10" table:default-cell-style-name="ce1"/>
        <table:table-column table:style-name="co5" table:number-columns-repeated="14" table:default-cell-style-name="ce1"/>
        <table:table-column table:style-name="co5" table:number-columns-repeated="3" table:default-cell-style-name="Default"/>
        <table:table-column table:style-name="co6" table:number-columns-repeated="993" table:default-cell-style-name="Default"/>
        <table:table-row table:style-name="ro1">
          <table:table-cell/>
          <table:table-cell table:style-name="ce15"/>
          <table:table-cell table:number-columns-repeated="5"/>
          <table:table-cell table:style-name="ce52"/>
          <table:table-cell table:style-name="ce61"/>
          <table:table-cell table:style-name="ce64" table:number-columns-repeated="8"/>
          <table:table-cell table:number-columns-repeated="1023"/>
        </table:table-row>
        <table:table-row table:style-name="ro2">
          <table:table-cell table:style-name="ce13"/>
          <table:table-cell table:style-name="ce25"/>
          <table:table-cell table:style-name="ce33" office:value-type="string" calcext:value-type="string">
            <text:p>&lt;Alt&gt;H ... Hide lines </text:p>
            <text:p>&lt;Alt&gt;U ... Unhide lines</text:p>
          </table:table-cell>
          <table:table-cell table:style-name="ce43" table:number-columns-repeated="4"/>
          <table:table-cell table:style-name="ce53"/>
          <table:table-cell table:style-name="ce62" office:value-type="string" calcext:value-type="string">
            <text:p>NT</text:p>
          </table:table-cell>
          <table:table-cell table:style-name="ce65" office:value-type="string" calcext:value-type="string">
            <text:p>SUB2510L</text:p>
          </table:table-cell>
          <table:table-cell table:style-name="ce66" office:value-type="string" calcext:value-type="string">
            <text:p>SUB2510L_NT</text:p>
          </table:table-cell>
          <table:table-cell table:style-name="ce66" office:value-type="string" calcext:value-type="string">
            <text:p>SUB2510S</text:p>
          </table:table-cell>
          <table:table-cell table:style-name="ce65" office:value-type="string" calcext:value-type="string">
            <text:p>SUB2525</text:p>
          </table:table-cell>
          <table:table-cell table:style-name="ce117" office:value-type="string" calcext:value-type="string">
            <text:p>SUB2525_NT</text:p>
          </table:table-cell>
          <table:table-cell table:style-name="ce65" office:value-type="string" calcext:value-type="string">
            <text:p>Shield_5V_DCC_6pol_V3</text:p>
          </table:table-cell>
          <table:table-cell table:style-name="ce65" office:value-type="string" calcext:value-type="string">
            <text:p>Shield_I2C_5V_3V3</text:p>
          </table:table-cell>
          <table:table-cell table:style-name="ce65" office:value-type="string" calcext:value-type="string">
            <text:p>Shield_I2C_5V_3V3_big</text:p>
          </table:table-cell>
          <table:table-cell table:style-name="ce66" office:value-type="string" calcext:value-type="string">
            <text:p>uC_small</text:p>
          </table:table-cell>
          <table:table-cell table:style-name="ce117" office:value-type="string" calcext:value-type="string">
            <text:p>uC_big</text:p>
          </table:table-cell>
          <table:table-cell table:style-name="ce125" office:value-type="string" calcext:value-type="string">
            <text:p>RW_LEER_LED_V1</text:p>
          </table:table-cell>
          <table:table-cell table:style-name="ce65" office:value-type="string" calcext:value-type="string">
            <text:p>RW_5V_W2_STRG</text:p>
          </table:table-cell>
          <table:table-cell table:style-name="ce65" office:value-type="string" calcext:value-type="string">
            <text:p>RW_5V_W2_LED</text:p>
          </table:table-cell>
          <table:table-cell table:style-name="ce65" office:value-type="string" calcext:value-type="string">
            <text:p>W2_Add_On</text:p>
          </table:table-cell>
          <table:table-cell table:style-name="ce66" office:value-type="string" calcext:value-type="string">
            <text:p>W2</text:p>
          </table:table-cell>
          <table:table-cell table:style-name="ce117" office:value-type="string" calcext:value-type="string">
            <text:p>W2+</text:p>
          </table:table-cell>
          <table:table-cell table:style-name="ce65" office:value-type="string" calcext:value-type="string">
            <text:p>RW_5V_W3_STRG</text:p>
          </table:table-cell>
          <table:table-cell table:style-name="ce65" office:value-type="string" calcext:value-type="string">
            <text:p>RW_5V_W3_LED</text:p>
          </table:table-cell>
          <table:table-cell table:style-name="ce65" office:value-type="string" calcext:value-type="string">
            <text:p>W3_Add_On</text:p>
          </table:table-cell>
          <table:table-cell table:style-name="ce66" office:value-type="string" calcext:value-type="string">
            <text:p>W3</text:p>
          </table:table-cell>
          <table:table-cell table:style-name="ce117" office:value-type="string" calcext:value-type="string">
            <text:p>W3+</text:p>
          </table:table-cell>
          <table:table-cell table:style-name="ce65" office:value-type="string" calcext:value-type="string">
            <text:p>RW_5V_2IO_STRG</text:p>
          </table:table-cell>
          <table:table-cell table:style-name="ce65" office:value-type="string" calcext:value-type="string">
            <text:p>RW_5V_2IO_LED</text:p>
          </table:table-cell>
          <table:table-cell table:style-name="ce65" office:value-type="string" calcext:value-type="string">
            <text:p>2IO_Add_On</text:p>
          </table:table-cell>
          <table:table-cell table:style-name="ce66" office:value-type="string" calcext:value-type="string">
            <text:p>IO2</text:p>
          </table:table-cell>
          <table:table-cell table:style-name="ce117" office:value-type="string" calcext:value-type="string">
            <text:p>IO2+</text:p>
          </table:table-cell>
          <table:table-cell table:style-name="ce65" office:value-type="string" calcext:value-type="string">
            <text:p>RW_5V_1OUT_STRG</text:p>
          </table:table-cell>
          <table:table-cell table:style-name="ce65" office:value-type="string" calcext:value-type="string">
            <text:p>RW_5V_1OUT_LED</text:p>
          </table:table-cell>
          <table:table-cell table:style-name="ce65" office:value-type="string" calcext:value-type="string">
            <text:p>1OUT_Add_On</text:p>
          </table:table-cell>
          <table:table-cell table:style-name="ce66" office:value-type="string" calcext:value-type="string">
            <text:p>1OUT</text:p>
          </table:table-cell>
          <table:table-cell table:style-name="ce117" office:value-type="string" calcext:value-type="string">
            <text:p>1OUT+</text:p>
          </table:table-cell>
          <table:table-cell table:style-name="ce65" office:value-type="string" calcext:value-type="string">
            <text:p>RW_5V_DPDT_STRG</text:p>
          </table:table-cell>
          <table:table-cell table:style-name="ce65" office:value-type="string" calcext:value-type="string">
            <text:p>RW_5V_DPDT_LED</text:p>
          </table:table-cell>
          <table:table-cell table:style-name="ce65" office:value-type="string" calcext:value-type="string">
            <text:p>DPDT_Add_On</text:p>
          </table:table-cell>
          <table:table-cell table:style-name="ce66" office:value-type="string" calcext:value-type="string">
            <text:p>DPDT</text:p>
          </table:table-cell>
          <table:table-cell table:style-name="ce117" office:value-type="string" calcext:value-type="string">
            <text:p>DPDT+</text:p>
          </table:table-cell>
          <table:table-cell table:style-name="ce74" office:value-type="string" calcext:value-type="string">
            <text:p>CON_2pol_141</text:p>
          </table:table-cell>
          <table:table-cell table:style-name="ce77" office:value-type="string" calcext:value-type="string">
            <text:p>CON_i2c_20mm</text:p>
          </table:table-cell>
          <table:table-cell table:style-name="ce72" table:number-columns-repeated="993"/>
        </table:table-row>
        <table:table-row table:style-name="ro1">
          <table:table-cell table:style-name="ce18" office:value-type="string" calcext:value-type="string">
            <text:p>PN</text:p>
          </table:table-cell>
          <table:table-cell table:style-name="ce26" office:value-type="string" calcext:value-type="string">
            <text:p>Stk</text:p>
          </table:table-cell>
          <table:table-cell table:style-name="ce34" office:value-type="string" calcext:value-type="string">
            <text:p>Material</text:p>
          </table:table-cell>
          <table:table-cell table:style-name="ce34" office:value-type="string" calcext:value-type="string">
            <text:p>Quelle</text:p>
          </table:table-cell>
          <table:table-cell table:style-name="ce34" office:value-type="string" calcext:value-type="string">
            <text:p>Stk/Pkg</text:p>
          </table:table-cell>
          <table:table-cell table:style-name="ce34" office:value-type="string" calcext:value-type="string">
            <text:p>€/Pkg</text:p>
          </table:table-cell>
          <table:table-cell table:style-name="ce26" office:value-type="string" calcext:value-type="string">
            <text:p>€/Stk</text:p>
          </table:table-cell>
          <table:table-cell table:style-name="ce54" office:value-type="string" calcext:value-type="string">
            <text:p>Euro</text:p>
          </table:table-cell>
          <table:table-cell table:number-columns-repeated="5" table:style-name="ce35" office:value-type="float" office:value="0" calcext:value-type="float">
            <text:p>0</text:p>
          </table:table-cell>
          <table:table-cell table:style-name="ce118" office:value-type="float" office:value="0" calcext:value-type="float">
            <text:p>0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118" office:value-type="float" office:value="0" calcext:value-type="float">
            <text:p>0</text:p>
          </table:table-cell>
          <table:table-cell table:number-columns-repeated="5" table:style-name="ce35" office:value-type="float" office:value="0" calcext:value-type="float">
            <text:p>0</text:p>
          </table:table-cell>
          <table:table-cell table:style-name="ce118" office:value-type="float" office:value="0" calcext:value-type="float">
            <text:p>0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118" office:value-type="float" office:value="0" calcext:value-type="float">
            <text:p>0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118" office:value-type="float" office:value="0" calcext:value-type="float">
            <text:p>0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118" office:value-type="float" office:value="0" calcext:value-type="float">
            <text:p>0</text:p>
          </table:table-cell>
          <table:table-cell table:style-name="ce35" table:number-columns-repeated="4"/>
          <table:table-cell table:style-name="ce118"/>
          <table:table-cell table:style-name="ce75"/>
          <table:table-cell table:style-name="ce79"/>
          <table:table-cell table:number-columns-repeated="993"/>
        </table:table-row>
        <table:table-row table:style-name="ro1">
          <table:table-cell table:style-name="ce19" office:value-type="float" office:value="100" calcext:value-type="float">
            <text:p>100</text:p>
          </table:table-cell>
          <table:table-cell table:style-name="ce27"/>
          <table:table-cell table:style-name="ce35" office:value-type="string" calcext:value-type="string">
            <text:p>Mechanische Bauteile</text:p>
          </table:table-cell>
          <table:table-cell table:style-name="ce35" table:number-columns-repeated="3"/>
          <table:table-cell table:style-name="ce29"/>
          <table:table-cell table:style-name="ce55"/>
          <table:table-cell table:style-name="ce35" table:number-columns-repeated="5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5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/>
          <table:table-cell table:style-name="ce81"/>
          <table:table-cell table:number-columns-repeated="993"/>
        </table:table-row>
        <table:table-row table:style-name="ro1">
          <table:table-cell table:style-name="ce20" office:value-type="float" office:value="101" calcext:value-type="float">
            <text:p>101</text:p>
          </table:table-cell>
          <table:table-cell table:style-name="ce28" table:formula="of:=SUMPRODUCT([.I$3:.AU$3];[.I5:.AU5])" office:value-type="float" office:value="0" calcext:value-type="float">
            <text:p>0</text:p>
          </table:table-cell>
          <table:table-cell table:style-name="ce36" office:value-type="string" calcext:value-type="string">
            <text:p>Schraube M2 x 4 mm, Kreuzschlitz, Halbrundkopf, selbstschneidend</text:p>
          </table:table-cell>
          <table:table-cell table:style-name="ce36" table:formula="of:=HYPERLINK(&quot;https://www.amazon.de/dp/B0CR8CRCJS?ref=ppx_yo2ov_dt_b_fed_asin_title&amp;th=1&quot;; &quot;Amazon&quot;)" office:value-type="string" office:string-value="Amazon" calcext:value-type="string">
            <text:p>Amazon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6.18" calcext:value-type="float">
            <text:p>6,18</text:p>
          </table:table-cell>
          <table:table-cell table:style-name="ce48" table:formula="of:=IF(AND(ISNUMBER([.E5]);[.E5]&lt;&gt;0);[.F5]/[.E5];0)" office:value-type="float" office:value="0.0618" calcext:value-type="float">
            <text:p>0,06</text:p>
          </table:table-cell>
          <table:table-cell table:style-name="ce56" table:formula="of:=[.G5]*[.B5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2"/>
          <table:table-cell table:style-name="ce36" office:value-type="float" office:value="4" calcext:value-type="float">
            <text:p>4</text:p>
          </table:table-cell>
          <table:table-cell table:style-name="ce68"/>
          <table:table-cell table:style-name="ce119" office:value-type="float" office:value="4" calcext:value-type="float">
            <text:p>4</text:p>
          </table:table-cell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02" calcext:value-type="float">
            <text:p>102</text:p>
          </table:table-cell>
          <table:table-cell table:style-name="ce28" table:formula="of:=SUMPRODUCT([.I$3:.AU$3];[.I6:.AU6])" office:value-type="float" office:value="0" calcext:value-type="float">
            <text:p>0</text:p>
          </table:table-cell>
          <table:table-cell table:style-name="ce36" office:value-type="string" calcext:value-type="string">
            <text:p>Schraube M2 x 10 mm, Kreuzschlitz, Halbrundkopf, selbstschneidend</text:p>
          </table:table-cell>
          <table:table-cell table:style-name="ce36" table:formula="of:=HYPERLINK(&quot;https://www.amazon.de/dp/B0CR8CBRK2?ref=ppx_yo2ov_dt_b_fed_asin_title&amp;th=1&quot;; &quot;Amazon&quot;)" office:value-type="string" office:string-value="Amazon" calcext:value-type="string">
            <text:p>Amazon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6.54" calcext:value-type="float">
            <text:p>6,54</text:p>
          </table:table-cell>
          <table:table-cell table:style-name="ce48" table:formula="of:=IF(AND(ISNUMBER([.E6]);[.E6]&lt;&gt;0);[.F6]/[.E6];0)" office:value-type="float" office:value="0.0654" calcext:value-type="float">
            <text:p>0,07</text:p>
          </table:table-cell>
          <table:table-cell table:style-name="ce56" table:formula="of:=[.G6]*[.B6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2"/>
          <table:table-cell table:style-name="ce36" office:value-type="float" office:value="8" calcext:value-type="float">
            <text:p>8</text:p>
          </table:table-cell>
          <table:table-cell table:style-name="ce68"/>
          <table:table-cell table:style-name="ce119" office:value-type="float" office:value="8" calcext:value-type="float">
            <text:p>8</text:p>
          </table:table-cell>
          <table:table-cell table:style-name="ce36" table:number-columns-repeated="2"/>
          <table:table-cell table:style-name="ce36" office:value-type="float" office:value="8" calcext:value-type="float">
            <text:p>8</text:p>
          </table:table-cell>
          <table:table-cell table:style-name="ce68"/>
          <table:table-cell table:style-name="ce119" office:value-type="float" office:value="8" calcext:value-type="float">
            <text:p>8</text:p>
          </table:table-cell>
          <table:table-cell table:style-name="ce36" table:number-columns-repeated="2"/>
          <table:table-cell table:style-name="ce36" office:value-type="float" office:value="8" calcext:value-type="float">
            <text:p>8</text:p>
          </table:table-cell>
          <table:table-cell table:style-name="ce68"/>
          <table:table-cell table:style-name="ce119" office:value-type="float" office:value="8" calcext:value-type="float">
            <text:p>8</text:p>
          </table:table-cell>
          <table:table-cell table:style-name="ce36" table:number-columns-repeated="2"/>
          <table:table-cell table:style-name="ce36" office:value-type="float" office:value="8" calcext:value-type="float">
            <text:p>8</text:p>
          </table:table-cell>
          <table:table-cell table:style-name="ce68"/>
          <table:table-cell table:style-name="ce119" office:value-type="float" office:value="8" calcext:value-type="float">
            <text:p>8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03" calcext:value-type="float">
            <text:p>103</text:p>
          </table:table-cell>
          <table:table-cell table:style-name="ce28" table:formula="of:=SUMPRODUCT([.I$3:.AU$3];[.I7:.AU7])" office:value-type="float" office:value="4" calcext:value-type="float">
            <text:p>4</text:p>
          </table:table-cell>
          <table:table-cell table:style-name="ce36" office:value-type="string" calcext:value-type="string">
            <text:p>Schraube M2 x 20 mm, Kreuzschlitz, Halbrundkopf</text:p>
          </table:table-cell>
          <table:table-cell table:style-name="ce36" table:formula="of:=HYPERLINK(&quot;https://www.amazon.de/dp/B07QH9KHMG?ref_=ppx_hzsearch_conn_dt_b_fed_asin_title_2&quot;; &quot;Amazon&quot;)" office:value-type="string" office:string-value="Amazon" calcext:value-type="string">
            <text:p>Amazon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11.09" calcext:value-type="float">
            <text:p>11,09</text:p>
          </table:table-cell>
          <table:table-cell table:style-name="ce48" table:formula="of:=IF(AND(ISNUMBER([.E7]);[.E7]&lt;&gt;0);[.F7]/[.E7];0)" office:value-type="float" office:value="0.1109" calcext:value-type="float">
            <text:p>0,11</text:p>
          </table:table-cell>
          <table:table-cell table:style-name="ce56" table:formula="of:=[.G7]*[.B7]" office:value-type="float" office:value="0.4436" calcext:value-type="float">
            <text:p>0,44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04" calcext:value-type="float">
            <text:p>104</text:p>
          </table:table-cell>
          <table:table-cell table:style-name="ce28" table:formula="of:=SUMPRODUCT([.I$3:.AU$3];[.I8:.AU8])" office:value-type="float" office:value="0" calcext:value-type="float">
            <text:p>0</text:p>
          </table:table-cell>
          <table:table-cell table:style-name="ce36" office:value-type="string" calcext:value-type="string">
            <text:p>Schraube M2,5 x 16 mm, Kreuzschlitz PH1, Senkkopf (Flachkopf)</text:p>
          </table:table-cell>
          <table:table-cell table:style-name="ce36" table:formula="of:=HYPERLINK(&quot;https://www.amazon.de/dp/B01LJROU7G?ref=ppx_yo2ov_dt_b_fed_asin_title&quot;; &quot;Amazon&quot;)" office:value-type="string" office:string-value="Amazon" calcext:value-type="string">
            <text:p>Amazon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8.46" calcext:value-type="float">
            <text:p>8,46</text:p>
          </table:table-cell>
          <table:table-cell table:style-name="ce48" table:formula="of:=IF(AND(ISNUMBER([.E8]);[.E8]&lt;&gt;0);[.F8]/[.E8];0)" office:value-type="float" office:value="0.1692" calcext:value-type="float">
            <text:p>0,17</text:p>
          </table:table-cell>
          <table:table-cell table:style-name="ce56" table:formula="of:=[.G8]*[.B8]" office:value-type="float" office:value="0" calcext:value-type="float">
            <text:p>0,00</text:p>
          </table:table-cell>
          <table:table-cell table:style-name="ce36"/>
          <table:table-cell table:style-name="ce36" office:value-type="float" office:value="4" calcext:value-type="float">
            <text:p>4</text:p>
          </table:table-cell>
          <table:table-cell table:number-columns-repeated="2" table:style-name="ce68" office:value-type="float" office:value="4" calcext:value-type="float">
            <text:p>4</text:p>
          </table:table-cell>
          <table:table-cell table:style-name="ce36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05" calcext:value-type="float">
            <text:p>105</text:p>
          </table:table-cell>
          <table:table-cell table:style-name="ce28" table:formula="of:=SUMPRODUCT([.I$3:.AU$3];[.I9:.AU9])" office:value-type="float" office:value="0" calcext:value-type="float">
            <text:p>0</text:p>
          </table:table-cell>
          <table:table-cell table:style-name="ce36" office:value-type="string" calcext:value-type="string">
            <text:p>Schraube M2,6 x 8 mm, Kreuzschlitz, Halbrundkopf, selbstschneidend</text:p>
          </table:table-cell>
          <table:table-cell table:style-name="ce36" table:formula="of:=HYPERLINK(&quot;https://www.amazon.de/dp/B0CR8C77SK?ref=ppx_yo2ov_dt_b_fed_asin_title&amp;th=1&quot;; &quot;Amazon&quot;)" office:value-type="string" office:string-value="Amazon" calcext:value-type="string">
            <text:p>Amazon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7.75" calcext:value-type="float">
            <text:p>7,75</text:p>
          </table:table-cell>
          <table:table-cell table:style-name="ce48" table:formula="of:=IF(AND(ISNUMBER([.E9]);[.E9]&lt;&gt;0);[.F9]/[.E9];0)" office:value-type="float" office:value="0.0775" calcext:value-type="float">
            <text:p>0,08</text:p>
          </table:table-cell>
          <table:table-cell table:style-name="ce56" table:formula="of:=[.G9]*[.B9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2"/>
          <table:table-cell table:style-name="ce36" office:value-type="float" office:value="4" calcext:value-type="float">
            <text:p>4</text:p>
          </table:table-cell>
          <table:table-cell table:style-name="ce68"/>
          <table:table-cell table:style-name="ce119" office:value-type="float" office:value="4" calcext:value-type="float">
            <text:p>4</text:p>
          </table:table-cell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06" calcext:value-type="float">
            <text:p>106</text:p>
          </table:table-cell>
          <table:table-cell table:style-name="ce28" table:formula="of:=SUMPRODUCT([.I$3:.AU$3];[.I10:.AU10])" office:value-type="float" office:value="4" calcext:value-type="float">
            <text:p>4</text:p>
          </table:table-cell>
          <table:table-cell table:style-name="ce36" office:value-type="string" calcext:value-type="string">
            <text:p>Schraube M2,6 x 10 mm, Kreuzschlitz, Halbrundkopf, selbstschneidend</text:p>
          </table:table-cell>
          <table:table-cell table:style-name="ce36" table:formula="of:=HYPERLINK(&quot;https://www.amazon.de/dp/B0CR8C77SK?ref=ppx_yo2ov_dt_b_fed_asin_title&amp;th=1&quot;; &quot;Amazon&quot;)" office:value-type="string" office:string-value="Amazon" calcext:value-type="string">
            <text:p>Amazon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7.97" calcext:value-type="float">
            <text:p>7,97</text:p>
          </table:table-cell>
          <table:table-cell table:style-name="ce48" table:formula="of:=IF(AND(ISNUMBER([.E10]);[.E10]&lt;&gt;0);[.F10]/[.E10];0)" office:value-type="float" office:value="0.0797" calcext:value-type="float">
            <text:p>0,08</text:p>
          </table:table-cell>
          <table:table-cell table:style-name="ce56" table:formula="of:=[.G10]*[.B10]" office:value-type="float" office:value="0.3188" calcext:value-type="float">
            <text:p>0,32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07" calcext:value-type="float">
            <text:p>107</text:p>
          </table:table-cell>
          <table:table-cell table:style-name="ce28" table:formula="of:=SUMPRODUCT([.I$3:.AU$3];[.I11:.AU11])" office:value-type="float" office:value="0" calcext:value-type="float">
            <text:p>0</text:p>
          </table:table-cell>
          <table:table-cell table:style-name="ce36" office:value-type="string" calcext:value-type="string">
            <text:p>Schraube M3 x 35 mm, Kreuzschlitz PH1, Halbrundkopf (Zylinderkopf)</text:p>
          </table:table-cell>
          <table:table-cell table:style-name="ce36" table:formula="of:=HYPERLINK(&quot;https://www.amazon.de/dp/B0BHMPP8M8?ref=ppx_yo2ov_dt_b_fed_asin_title&amp;th=1&quot;; &quot;Amazon&quot;)" office:value-type="string" office:string-value="Amazon" calcext:value-type="string">
            <text:p>Amazon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9.68" calcext:value-type="float">
            <text:p>9,68</text:p>
          </table:table-cell>
          <table:table-cell table:style-name="ce48" table:formula="of:=IF(AND(ISNUMBER([.E11]);[.E11]&lt;&gt;0);[.F11]/[.E11];0)" office:value-type="float" office:value="0.0968" calcext:value-type="float">
            <text:p>0,10</text:p>
          </table:table-cell>
          <table:table-cell table:style-name="ce56" table:formula="of:=[.G11]*[.B11]" office:value-type="float" office:value="0" calcext:value-type="float">
            <text:p>0,00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number-columns-repeated="2" table:style-name="ce68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10" calcext:value-type="float">
            <text:p>110</text:p>
          </table:table-cell>
          <table:table-cell table:style-name="ce28" table:formula="of:=SUMPRODUCT([.I$3:.AU$3];[.I12:.AU12])" office:value-type="float" office:value="4" calcext:value-type="float">
            <text:p>4</text:p>
          </table:table-cell>
          <table:table-cell table:style-name="ce36" office:value-type="string" calcext:value-type="string">
            <text:p>Sechskantmutter M2 x 0,4 mm</text:p>
          </table:table-cell>
          <table:table-cell table:style-name="ce36" table:formula="of:=HYPERLINK(&quot;https://www.amazon.de/sourcing-map-Kohlenstoff-Hexagonal-Silbert%C3%B6ne/dp/B07J3CNWNH?__mk_de_DE=%C3%85M%C3%85%C5%BD%C3%95%C3%91&amp;crid=XV7AI5VJHRNO&amp;dib=eyJ2IjoiMSJ9.MHtsj7g4rQQHzcEBoDSBTefFXlBpLiPak-77Ew8DQdnch54LTfQom_Svg_2BIso3QxatpAXNGjuD_TT8uikaPVO2vq_IzIqDBOCyX_QfxDATecIY9QkDAz6IUOnvZA_RSCDw_3kbhgHFVZ1MLUZNX6gsIAtxGrU_nRcfKAt-VyjIQrtZtglmInq7OQayV2_GSyy3EAzNJhSf2FRx0JTuB3SJDEX1nLEjR_1xIk_G5d-xxm34Aa2N-QFYcTqkUv6zk1FQvrPmimDPScbvLf-zL8ezOEqI5DSUhTjka0Lap6o.uVzu6mRNlGns069q_PKQHMF7v7nZeAUiJ6ZofHofMrY&amp;dib_tag=se&amp;keywords=Mutter+M2&amp;nsdOptOutParam=true&amp;qid=1732790211&amp;sprefix=mutter+m2%2Caps%2C137&amp;sr=8-5&quot;;&quot;Amazon&quot;)" office:value-type="string" office:string-value="Amazon" calcext:value-type="string">
            <text:p>Amazon</text:p>
          </table:table-cell>
          <table:table-cell table:style-name="ce36" office:value-type="float" office:value="200" calcext:value-type="float">
            <text:p>200</text:p>
          </table:table-cell>
          <table:table-cell table:style-name="ce44" office:value-type="float" office:value="7.25" calcext:value-type="float">
            <text:p>7,25</text:p>
          </table:table-cell>
          <table:table-cell table:style-name="ce48" table:formula="of:=IF(AND(ISNUMBER([.E12]);[.E12]&lt;&gt;0);[.F12]/[.E12];0)" office:value-type="float" office:value="0.03625" calcext:value-type="float">
            <text:p>0,04</text:p>
          </table:table-cell>
          <table:table-cell table:style-name="ce56" table:formula="of:=[.G12]*[.B12]" office:value-type="float" office:value="0.145" calcext:value-type="float">
            <text:p>0,15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2"/>
          <table:table-cell table:style-name="ce36" office:value-type="float" office:value="4" calcext:value-type="float">
            <text:p>4</text:p>
          </table:table-cell>
          <table:table-cell table:style-name="ce68"/>
          <table:table-cell table:style-name="ce119" office:value-type="float" office:value="4" calcext:value-type="float">
            <text:p>4</text:p>
          </table:table-cell>
          <table:table-cell table:style-name="ce126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11" calcext:value-type="float">
            <text:p>111</text:p>
          </table:table-cell>
          <table:table-cell table:style-name="ce28" table:formula="of:=SUMPRODUCT([.I$3:.AU$3];[.I13:.AU13])" office:value-type="float" office:value="0" calcext:value-type="float">
            <text:p>0</text:p>
          </table:table-cell>
          <table:table-cell table:style-name="ce36" office:value-type="string" calcext:value-type="string">
            <text:p>Sechskantmutter M2,5 x 0,45 mm</text:p>
          </table:table-cell>
          <table:table-cell table:style-name="ce36" table:formula="of:=HYPERLINK(&quot;https://www.amazon.de/dp/B07JHFHSF2?ref=ppx_yo2ov_dt_b_fed_asin_title&quot;; &quot;Amazon&quot;)" office:value-type="string" office:string-value="Amazon" calcext:value-type="string">
            <text:p>Amazon</text:p>
          </table:table-cell>
          <table:table-cell table:style-name="ce36" office:value-type="float" office:value="200" calcext:value-type="float">
            <text:p>200</text:p>
          </table:table-cell>
          <table:table-cell table:style-name="ce44" office:value-type="float" office:value="6.74" calcext:value-type="float">
            <text:p>6,74</text:p>
          </table:table-cell>
          <table:table-cell table:style-name="ce48" table:formula="of:=IF(AND(ISNUMBER([.E13]);[.E13]&lt;&gt;0);[.F13]/[.E13];0)" office:value-type="float" office:value="0.0337" calcext:value-type="float">
            <text:p>0,03</text:p>
          </table:table-cell>
          <table:table-cell table:style-name="ce56" table:formula="of:=[.G13]*[.B13]" office:value-type="float" office:value="0" calcext:value-type="float">
            <text:p>0,00</text:p>
          </table:table-cell>
          <table:table-cell table:style-name="ce36"/>
          <table:table-cell table:style-name="ce36" office:value-type="float" office:value="4" calcext:value-type="float">
            <text:p>4</text:p>
          </table:table-cell>
          <table:table-cell table:number-columns-repeated="2" table:style-name="ce68" office:value-type="float" office:value="4" calcext:value-type="float">
            <text:p>4</text:p>
          </table:table-cell>
          <table:table-cell table:style-name="ce36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12" calcext:value-type="float">
            <text:p>112</text:p>
          </table:table-cell>
          <table:table-cell table:style-name="ce28" table:formula="of:=SUMPRODUCT([.I$3:.AU$3];[.I14:.AU14])" office:value-type="float" office:value="0" calcext:value-type="float">
            <text:p>0</text:p>
          </table:table-cell>
          <table:table-cell table:style-name="ce36" office:value-type="string" calcext:value-type="string">
            <text:p>Sechskantmutter M3</text:p>
          </table:table-cell>
          <table:table-cell table:style-name="ce36" table:formula="of:=HYPERLINK(&quot;https://www.amazon.de/Edelstahl-4032-Sechskant-St%C3%BCck-Sechskantmuttern/dp/B07ZB661WG?__mk_de_DE=%C3%85M%C3%85%C5%BD%C3%95%C3%91&amp;dib=eyJ2IjoiMSJ9.hDsGdaA6DmoRqOGNpnY3lbg0R-7pRBrPcz0Y5oHD0ZGMAY6sIZwqfPokcs-Hz7hoNpbh7YFTVZKXDeZxNcYwWfXFG-YQYRcqUIk__Tiexjkkf0iKMCQ6p9Dt0d-iFNrHsh6apojNilpcfizSv-glGIBrgYpoEbD3rxZBFLq7jLVeFItsTGaCXWdTcCBFlgfW2WKkUZfRDQzCptHtQx24vGKA8xdC4Ys9Ojy1_xV4qqLaHxlBBhEtkIdHDEGvDxwTP539OWabX9ceBwYdsUYKPHUN3d5CccB2CJfW55vgVwZ6ucGaZzWnNsTZ7mptG8t7OXZFoaIZnGWsksDw4c2GxyaPL_7mjivtVNkVN2aNiOs.Bv1fJa5KoGOcNGG2jwnwuCHl34sP-kPqMqshKC-bHJI&amp;dib_tag=se&amp;keywords=Sechskantmutter%2BM3&amp;qid=1741248164&amp;s=industrial&amp;sr=1-4&amp;th=1&quot;; &quot;Amazon&quot;)" office:value-type="string" office:string-value="Amazon" calcext:value-type="string">
            <text:p>Amazon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8.56" calcext:value-type="float">
            <text:p>8,56</text:p>
          </table:table-cell>
          <table:table-cell table:style-name="ce48" table:formula="of:=IF(AND(ISNUMBER([.E14]);[.E14]&lt;&gt;0);[.F14]/[.E14];0)" office:value-type="float" office:value="0.0856" calcext:value-type="float">
            <text:p>0,09</text:p>
          </table:table-cell>
          <table:table-cell table:style-name="ce56" table:formula="of:=[.G14]*[.B14]" office:value-type="float" office:value="0" calcext:value-type="float">
            <text:p>0,00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number-columns-repeated="2" table:style-name="ce68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13" calcext:value-type="float">
            <text:p>113</text:p>
          </table:table-cell>
          <table:table-cell table:style-name="ce28" table:formula="of:=SUMPRODUCT([.I$3:.AU$3];[.I15:.AU15])" office:value-type="float" office:value="4" calcext:value-type="float">
            <text:p>4</text:p>
          </table:table-cell>
          <table:table-cell table:style-name="ce36" office:value-type="string" calcext:value-type="string">
            <text:p>Abstandhalter M2 x 10 + 3 mm, Sechskant, Messing, männlich-weiblich</text:p>
          </table:table-cell>
          <table:table-cell table:style-name="ce36" table:formula="of:=HYPERLINK(&quot;https://www.amazon.de/gp/product/B0BXDHL2YP/ref=ppx_yo_dt_b_search_asin_title?ie=UTF8&amp;psc=1&quot;;&quot;Amazon&quot;)" office:value-type="string" office:string-value="Amazon" calcext:value-type="string">
            <text:p>Amazon</text:p>
          </table:table-cell>
          <table:table-cell table:style-name="ce36" office:value-type="float" office:value="60" calcext:value-type="float">
            <text:p>60</text:p>
          </table:table-cell>
          <table:table-cell table:style-name="ce44" office:value-type="float" office:value="12.91" calcext:value-type="float">
            <text:p>12,91</text:p>
          </table:table-cell>
          <table:table-cell table:style-name="ce48" table:formula="of:=IF(AND(ISNUMBER([.E15]);[.E15]&lt;&gt;0);[.F15]/[.E15];0)" office:value-type="float" office:value="0.215166666666667" calcext:value-type="float">
            <text:p>0,22</text:p>
          </table:table-cell>
          <table:table-cell table:style-name="ce56" table:formula="of:=[.G15]*[.B15]" office:value-type="float" office:value="0.860666666666667" calcext:value-type="float">
            <text:p>0,86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2"/>
          <table:table-cell table:style-name="ce36" office:value-type="float" office:value="4" calcext:value-type="float">
            <text:p>4</text:p>
          </table:table-cell>
          <table:table-cell table:style-name="ce68"/>
          <table:table-cell table:style-name="ce119" office:value-type="float" office:value="4" calcext:value-type="float">
            <text:p>4</text:p>
          </table:table-cell>
          <table:table-cell table:style-name="ce126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14" calcext:value-type="float">
            <text:p>114</text:p>
          </table:table-cell>
          <table:table-cell table:style-name="ce28" table:formula="of:=SUMPRODUCT([.I$3:.AU$3];[.I16:.AU16])" office:value-type="float" office:value="0.12" calcext:value-type="float">
            <text:p>0,12</text:p>
          </table:table-cell>
          <table:table-cell table:style-name="ce36" office:value-type="string" calcext:value-type="string">
            <text:p>Schrumpfschlauch 1/16inch (1mm) Schrumpfverhältnis 2:1</text:p>
          </table:table-cell>
          <table:table-cell table:style-name="ce36" table:formula="of:=HYPERLINK(&quot;https://www.amazon.de/dp/B08R22XP69?ref=ppx_yo2ov_dt_b_fed_asin_title&quot;; &quot;Amazon&quot;)" office:value-type="string" office:string-value="Amazon" calcext:value-type="string">
            <text:p>Amazon</text:p>
          </table:table-cell>
          <table:table-cell table:style-name="ce36" office:value-type="float" office:value="6" calcext:value-type="float">
            <text:p>6</text:p>
          </table:table-cell>
          <table:table-cell table:style-name="ce44" office:value-type="float" office:value="6.59" calcext:value-type="float">
            <text:p>6,59</text:p>
          </table:table-cell>
          <table:table-cell table:style-name="ce48" table:formula="of:=IF(AND(ISNUMBER([.E16]);[.E16]&lt;&gt;0);[.F16]/[.E16];0)" office:value-type="float" office:value="1.09833333333333" calcext:value-type="float">
            <text:p>1,10</text:p>
          </table:table-cell>
          <table:table-cell table:style-name="ce56" table:formula="of:=[.G16]*[.B16]" office:value-type="float" office:value="0.1318" calcext:value-type="float">
            <text:p>0,13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/>
          <table:table-cell table:style-name="ce36" office:value-type="float" office:value="0.08" calcext:value-type="float">
            <text:p>0,08</text:p>
          </table:table-cell>
          <table:table-cell table:style-name="ce36"/>
          <table:table-cell table:style-name="ce68" office:value-type="float" office:value="0.08" calcext:value-type="float">
            <text:p>0,08</text:p>
          </table:table-cell>
          <table:table-cell table:style-name="ce119" office:value-type="float" office:value="0.08" calcext:value-type="float">
            <text:p>0,08</text:p>
          </table:table-cell>
          <table:table-cell table:style-name="ce36"/>
          <table:table-cell table:style-name="ce36" office:value-type="float" office:value="0.12" calcext:value-type="float">
            <text:p>0,12</text:p>
          </table:table-cell>
          <table:table-cell table:style-name="ce36"/>
          <table:table-cell table:style-name="ce68" office:value-type="float" office:value="0.12" calcext:value-type="float">
            <text:p>0,12</text:p>
          </table:table-cell>
          <table:table-cell table:style-name="ce119" office:value-type="float" office:value="0.12" calcext:value-type="float">
            <text:p>0,12</text:p>
          </table:table-cell>
          <table:table-cell table:style-name="ce36"/>
          <table:table-cell table:style-name="ce36" office:value-type="float" office:value="0.2" calcext:value-type="float">
            <text:p>0,2</text:p>
          </table:table-cell>
          <table:table-cell table:style-name="ce36"/>
          <table:table-cell table:style-name="ce68" office:value-type="float" office:value="0.2" calcext:value-type="float">
            <text:p>0,2</text:p>
          </table:table-cell>
          <table:table-cell table:style-name="ce119" office:value-type="float" office:value="0.2" calcext:value-type="float">
            <text:p>0,2</text:p>
          </table:table-cell>
          <table:table-cell table:style-name="ce36"/>
          <table:table-cell table:style-name="ce36" office:value-type="float" office:value="0.12" calcext:value-type="float">
            <text:p>0,12</text:p>
          </table:table-cell>
          <table:table-cell table:style-name="ce36"/>
          <table:table-cell table:style-name="ce68" office:value-type="float" office:value="0.12" calcext:value-type="float">
            <text:p>0,12</text:p>
          </table:table-cell>
          <table:table-cell table:style-name="ce119" office:value-type="float" office:value="0.12" calcext:value-type="float">
            <text:p>0,12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15" calcext:value-type="float">
            <text:p>115</text:p>
          </table:table-cell>
          <table:table-cell table:style-name="ce28" table:formula="of:=SUMPRODUCT([.I$3:.AU$3];[.I17:.AU17])" office:value-type="float" office:value="0" calcext:value-type="float">
            <text:p>0</text:p>
          </table:table-cell>
          <table:table-cell table:style-name="ce36" office:value-type="string" calcext:value-type="string">
            <text:p>Schrumpfschlauch 3/32inch (2mm) Schrumpfverhältnis 2:1</text:p>
          </table:table-cell>
          <table:table-cell table:style-name="ce36" table:formula="of:=HYPERLINK(&quot;https://www.amazon.de/dp/B08R22XP69?ref=ppx_yo2ov_dt_b_fed_asin_title&quot;; &quot;Amazon&quot;)" office:value-type="string" office:string-value="Amazon" calcext:value-type="string">
            <text:p>Amazon</text:p>
          </table:table-cell>
          <table:table-cell table:style-name="ce36" office:value-type="float" office:value="6" calcext:value-type="float">
            <text:p>6</text:p>
          </table:table-cell>
          <table:table-cell table:style-name="ce44" office:value-type="float" office:value="6.89" calcext:value-type="float">
            <text:p>6,89</text:p>
          </table:table-cell>
          <table:table-cell table:style-name="ce48" table:formula="of:=IF(AND(ISNUMBER([.E17]);[.E17]&lt;&gt;0);[.F17]/[.E17];0)" office:value-type="float" office:value="1.14833333333333" calcext:value-type="float">
            <text:p>1,15</text:p>
          </table:table-cell>
          <table:table-cell table:style-name="ce56" table:formula="of:=[.G17]*[.B17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office:value-type="float" office:value="0.03" calcext:value-type="float">
            <text:p>0,03</text:p>
          </table:table-cell>
          <table:table-cell table:style-name="ce36" table:number-columns-repeated="2"/>
          <table:table-cell table:style-name="ce68" office:value-type="float" office:value="0.03" calcext:value-type="float">
            <text:p>0,03</text:p>
          </table:table-cell>
          <table:table-cell table:style-name="ce119" office:value-type="float" office:value="0.03" calcext:value-type="float">
            <text:p>0,03</text:p>
          </table:table-cell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16" calcext:value-type="float">
            <text:p>116</text:p>
          </table:table-cell>
          <table:table-cell table:style-name="ce28" table:formula="of:=SUMPRODUCT([.I$3:.AU$3];[.I18:.AU18])" office:value-type="float" office:value="3" calcext:value-type="float">
            <text:p>3</text:p>
          </table:table-cell>
          <table:table-cell table:style-name="ce36" office:value-type="string" calcext:value-type="string">
            <text:p>LED-Fassung 3mm, Chrom-Messing, hervorstehende Lünette, 6 mm Durchmesser, Schraubplattenmontage</text:p>
          </table:table-cell>
          <table:table-cell table:style-name="ce36" table:formula="of:=HYPERLINK(&quot;https://de.aliexpress.com/item/1005007180033606.html?spm=a2g0o.order_list.order_list_main.33.f9f35c5fKqYn54&amp;gatewayAdapt=glo2deu&quot;;&quot;AliExpress Daier Store&quot;)" office:value-type="string" office:string-value="AliExpress Daier Store" calcext:value-type="string">
            <text:p>AliExpress Daier Store</text:p>
          </table:table-cell>
          <table:table-cell table:style-name="ce36" office:value-type="float" office:value="20" calcext:value-type="float">
            <text:p>20</text:p>
          </table:table-cell>
          <table:table-cell table:style-name="ce44" office:value-type="float" office:value="12.68" calcext:value-type="float">
            <text:p>12,68</text:p>
          </table:table-cell>
          <table:table-cell table:style-name="ce48" table:formula="of:=IF(AND(ISNUMBER([.E18]);[.E18]&lt;&gt;0);[.F18]/[.E18];0)" office:value-type="float" office:value="0.634" calcext:value-type="float">
            <text:p>0,63</text:p>
          </table:table-cell>
          <table:table-cell table:style-name="ce56" table:formula="of:=[.G18]*[.B18]" office:value-type="float" office:value="1.902" calcext:value-type="float">
            <text:p>1,9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3" calcext:value-type="float">
            <text:p>3</text:p>
          </table:table-cell>
          <table:table-cell table:style-name="ce36"/>
          <table:table-cell table:style-name="ce68" office:value-type="float" office:value="3" calcext:value-type="float">
            <text:p>3</text:p>
          </table:table-cell>
          <table:table-cell table:style-name="ce119" office:value-type="float" office:value="3" calcext:value-type="float">
            <text:p>3</text:p>
          </table:table-cell>
          <table:table-cell table:style-name="ce36"/>
          <table:table-cell table:style-name="ce36" office:value-type="float" office:value="5" calcext:value-type="float">
            <text:p>5</text:p>
          </table:table-cell>
          <table:table-cell table:style-name="ce36"/>
          <table:table-cell table:style-name="ce68" office:value-type="float" office:value="5" calcext:value-type="float">
            <text:p>5</text:p>
          </table:table-cell>
          <table:table-cell table:style-name="ce119" office:value-type="float" office:value="5" calcext:value-type="float">
            <text:p>5</text:p>
          </table:table-cell>
          <table:table-cell table:style-name="ce36"/>
          <table:table-cell table:style-name="ce36" office:value-type="float" office:value="3" calcext:value-type="float">
            <text:p>3</text:p>
          </table:table-cell>
          <table:table-cell table:style-name="ce36"/>
          <table:table-cell table:style-name="ce68" office:value-type="float" office:value="3" calcext:value-type="float">
            <text:p>3</text:p>
          </table:table-cell>
          <table:table-cell table:style-name="ce119" office:value-type="float" office:value="3" calcext:value-type="float">
            <text:p>3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20" calcext:value-type="float">
            <text:p>120</text:p>
          </table:table-cell>
          <table:table-cell table:style-name="ce28" table:formula="of:=SUMPRODUCT([.I$3:.AU$3];[.I19:.AU19])" office:value-type="float" office:value="1" calcext:value-type="float">
            <text:p>1</text:p>
          </table:table-cell>
          <table:table-cell table:style-name="ce36" office:value-type="string" calcext:value-type="string">
            <text:p>Knopf für Taster/Schalter 8x8mm, Länge 10mm, 7 verschiedene Farben</text:p>
          </table:table-cell>
          <table:table-cell table:style-name="ce36" table:formula="of:=HYPERLINK(&quot;https://de.aliexpress.com/item/1005001524633998.html?spm=a2g0o.order_list.order_list_main.193.40f55c5f5h69eX&amp;gatewayAdapt=glo2deu&quot;;&quot;AliExpress Ali_CanHui Store&quot;)" office:value-type="string" office:string-value="AliExpress Ali_CanHui Store" calcext:value-type="string">
            <text:p>AliExpress Ali_CanHui Store</text:p>
          </table:table-cell>
          <table:table-cell table:style-name="ce36" office:value-type="float" office:value="70" calcext:value-type="float">
            <text:p>70</text:p>
          </table:table-cell>
          <table:table-cell table:style-name="ce44" office:value-type="float" office:value="1.92" calcext:value-type="float">
            <text:p>1,92</text:p>
          </table:table-cell>
          <table:table-cell table:style-name="ce48" table:formula="of:=IF(AND(ISNUMBER([.E19]);[.E19]&lt;&gt;0);[.F19]/[.E19];0)" office:value-type="float" office:value="0.0274285714285714" calcext:value-type="float">
            <text:p>0,03</text:p>
          </table:table-cell>
          <table:table-cell table:style-name="ce56" table:formula="of:=[.G19]*[.B19]" office:value-type="float" office:value="0.0274285714285714" calcext:value-type="float">
            <text:p>0,03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3" calcext:value-type="float">
            <text:p>3</text:p>
          </table:table-cell>
          <table:table-cell table:style-name="ce36"/>
          <table:table-cell table:style-name="ce68" office:value-type="float" office:value="3" calcext:value-type="float">
            <text:p>3</text:p>
          </table:table-cell>
          <table:table-cell table:style-name="ce119" office:value-type="float" office:value="3" calcext:value-type="float">
            <text:p>3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21" calcext:value-type="float">
            <text:p>121</text:p>
          </table:table-cell>
          <table:table-cell table:style-name="ce28" table:formula="of:=SUMPRODUCT([.I$3:.AU$3];[.I20:.AU20])" office:value-type="float" office:value="1" calcext:value-type="float">
            <text:p>1</text:p>
          </table:table-cell>
          <table:table-cell table:style-name="ce36" office:value-type="string" calcext:value-type="string">
            <text:p>Knopf für Taster/Schalter 8x8mm, Länge 7mm, weiß</text:p>
          </table:table-cell>
          <table:table-cell table:style-name="ce36" table:formula="of:=HYPERLINK(&quot;https://de.aliexpress.com/item/4000504035520.html?spm=a2g0o.order_list.order_list_main.322.40f55c5f5h69eX&amp;gatewayAdapt=glo2deu&quot;;&quot;AliExpress TEJIATE Store&quot;)" office:value-type="string" office:string-value="AliExpress TEJIATE Store" calcext:value-type="string">
            <text:p>AliExpress TEJIATE Store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2.08" calcext:value-type="float">
            <text:p>2,08</text:p>
          </table:table-cell>
          <table:table-cell table:style-name="ce48" table:formula="of:=IF(AND(ISNUMBER([.E20]);[.E20]&lt;&gt;0);[.F20]/[.E20];0)" office:value-type="float" office:value="0.0208" calcext:value-type="float">
            <text:p>0,02</text:p>
          </table:table-cell>
          <table:table-cell table:style-name="ce56" table:formula="of:=[.G20]*[.B20]" office:value-type="float" office:value="0.0208" calcext:value-type="float">
            <text:p>0,02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22" calcext:value-type="float">
            <text:p>122</text:p>
          </table:table-cell>
          <table:table-cell table:style-name="ce28" table:formula="of:=SUMPRODUCT([.I$3:.AU$3];[.I21:.AU21])" office:value-type="float" office:value="0" calcext:value-type="float">
            <text:p>0</text:p>
          </table:table-cell>
          <table:table-cell table:style-name="ce36" office:value-type="string" calcext:value-type="string">
            <text:p>Knopf für Taster/Schalter 8x8mm, Länge 7mm, gelb</text:p>
          </table:table-cell>
          <table:table-cell table:style-name="ce36" table:formula="of:=HYPERLINK(&quot;https://de.aliexpress.com/item/1005005802857495.html?spm=a2g0o.order_list.order_list_main.172.f7aa5c5fNQbHnf&amp;gatewayAdapt=glo2deu&quot;;&quot;AliExpress Century Mingsheng Store&quot;)" office:value-type="string" office:string-value="AliExpress Century Mingsheng Store" calcext:value-type="string">
            <text:p>AliExpress Century Mingsheng Store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3.25" calcext:value-type="float">
            <text:p>3,25</text:p>
          </table:table-cell>
          <table:table-cell table:style-name="ce48" table:formula="of:=IF(AND(ISNUMBER([.E21]);[.E21]&lt;&gt;0);[.F21]/[.E21];0)" office:value-type="float" office:value="0.065" calcext:value-type="float">
            <text:p>0,07</text:p>
          </table:table-cell>
          <table:table-cell table:style-name="ce56" table:formula="of:=[.G21]*[.B21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23" calcext:value-type="float">
            <text:p>123</text:p>
          </table:table-cell>
          <table:table-cell table:style-name="ce28" table:formula="of:=SUMPRODUCT([.I$3:.AU$3];[.I22:.AU22])" office:value-type="float" office:value="0" calcext:value-type="float">
            <text:p>0</text:p>
          </table:table-cell>
          <table:table-cell table:style-name="ce36" office:value-type="string" calcext:value-type="string">
            <text:p>Knopf für Taster/Schalter 8x8mm, Länge 7mm, grün</text:p>
          </table:table-cell>
          <table:table-cell table:style-name="ce36" table:formula="of:=HYPERLINK(&quot;https://de.aliexpress.com/item/4000504035520.html?spm=a2g0o.order_list.order_list_main.322.40f55c5f5h69eX&amp;gatewayAdapt=glo2deu&quot;;&quot;AliExpress TEJIATE Store&quot;)" office:value-type="string" office:string-value="AliExpress TEJIATE Store" calcext:value-type="string">
            <text:p>AliExpress TEJIATE Store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2.1" calcext:value-type="float">
            <text:p>2,10</text:p>
          </table:table-cell>
          <table:table-cell table:style-name="ce48" table:formula="of:=IF(AND(ISNUMBER([.E22]);[.E22]&lt;&gt;0);[.F22]/[.E22];0)" office:value-type="float" office:value="0.021" calcext:value-type="float">
            <text:p>0,02</text:p>
          </table:table-cell>
          <table:table-cell table:style-name="ce56" table:formula="of:=[.G22]*[.B22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24" calcext:value-type="float">
            <text:p>124</text:p>
          </table:table-cell>
          <table:table-cell table:style-name="ce28" table:formula="of:=SUMPRODUCT([.I$3:.AU$3];[.I23:.AU23])" office:value-type="float" office:value="0" calcext:value-type="float">
            <text:p>0</text:p>
          </table:table-cell>
          <table:table-cell table:style-name="ce36" office:value-type="string" calcext:value-type="string">
            <text:p>Knopf für Taster/Schalter 8x8mm, Länge 7mm, rot</text:p>
          </table:table-cell>
          <table:table-cell table:style-name="ce36" table:formula="of:=HYPERLINK(&quot;https://de.aliexpress.com/item/4000504035520.html?spm=a2g0o.order_list.order_list_main.322.40f55c5f5h69eX&amp;gatewayAdapt=glo2deu&quot;;&quot;AliExpress TEJIATE Store&quot;)" office:value-type="string" office:string-value="AliExpress TEJIATE Store" calcext:value-type="string">
            <text:p>AliExpress TEJIATE Store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2.06" calcext:value-type="float">
            <text:p>2,06</text:p>
          </table:table-cell>
          <table:table-cell table:style-name="ce48" table:formula="of:=IF(AND(ISNUMBER([.E23]);[.E23]&lt;&gt;0);[.F23]/[.E23];0)" office:value-type="float" office:value="0.0206" calcext:value-type="float">
            <text:p>0,02</text:p>
          </table:table-cell>
          <table:table-cell table:style-name="ce56" table:formula="of:=[.G23]*[.B23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25" calcext:value-type="float">
            <text:p>125</text:p>
          </table:table-cell>
          <table:table-cell table:style-name="ce28" table:formula="of:=SUMPRODUCT([.I$3:.AU$3];[.I24:.AU24])" office:value-type="float" office:value="0" calcext:value-type="float">
            <text:p>0</text:p>
          </table:table-cell>
          <table:table-cell table:style-name="ce36" office:value-type="string" calcext:value-type="string">
            <text:p>Knopf für Taster/Schalter 8x8mm, Länge 7mm, blau</text:p>
          </table:table-cell>
          <table:table-cell table:style-name="ce36" table:formula="of:=HYPERLINK(&quot;https://de.aliexpress.com/item/4000504035520.html?spm=a2g0o.order_list.order_list_main.322.40f55c5f5h69eX&amp;gatewayAdapt=glo2deu&quot;;&quot;AliExpress TEJIATE Store&quot;)" office:value-type="string" office:string-value="AliExpress TEJIATE Store" calcext:value-type="string">
            <text:p>AliExpress TEJIATE Store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2.1" calcext:value-type="float">
            <text:p>2,10</text:p>
          </table:table-cell>
          <table:table-cell table:style-name="ce48" table:formula="of:=IF(AND(ISNUMBER([.E24]);[.E24]&lt;&gt;0);[.F24]/[.E24];0)" office:value-type="float" office:value="0.021" calcext:value-type="float">
            <text:p>0,02</text:p>
          </table:table-cell>
          <table:table-cell table:style-name="ce56" table:formula="of:=[.G24]*[.B24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26" calcext:value-type="float">
            <text:p>126</text:p>
          </table:table-cell>
          <table:table-cell table:style-name="ce28" table:formula="of:=SUMPRODUCT([.I$3:.AU$3];[.I25:.AU25])" office:value-type="float" office:value="0" calcext:value-type="float">
            <text:p>0</text:p>
          </table:table-cell>
          <table:table-cell table:style-name="ce36" office:value-type="string" calcext:value-type="string">
            <text:p>Knopf für Taster/Schalter 8x8mm, Länge 7mm, schwarz</text:p>
          </table:table-cell>
          <table:table-cell table:style-name="ce36" table:formula="of:=HYPERLINK(&quot;https://de.aliexpress.com/item/4000504035520.html?spm=a2g0o.order_list.order_list_main.322.40f55c5f5h69eX&amp;gatewayAdapt=glo2deu&quot;;&quot;AliExpress TEJIATE Store&quot;)" office:value-type="string" office:string-value="AliExpress TEJIATE Store" calcext:value-type="string">
            <text:p>AliExpress TEJIATE Store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1.99" calcext:value-type="float">
            <text:p>1,99</text:p>
          </table:table-cell>
          <table:table-cell table:style-name="ce48" table:formula="of:=IF(AND(ISNUMBER([.E25]);[.E25]&lt;&gt;0);[.F25]/[.E25];0)" office:value-type="float" office:value="0.0199" calcext:value-type="float">
            <text:p>0,02</text:p>
          </table:table-cell>
          <table:table-cell table:style-name="ce56" table:formula="of:=[.G25]*[.B25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U$3];[.I26:.AU26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26]);[.E26]&lt;&gt;0);[.F26]/[.E26];0)" office:value-type="float" office:value="0" calcext:value-type="float">
            <text:p>0,00</text:p>
          </table:table-cell>
          <table:table-cell table:style-name="ce56" table:formula="of:=[.G26]*[.B26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1"/>
          <table:table-cell table:style-name="ce28" table:formula="of:=SUMPRODUCT([.I$3:.AU$3];[.I27:.AU27])" office:value-type="float" office:value="0" calcext:value-type="float">
            <text:p>0</text:p>
          </table:table-cell>
          <table:table-cell table:style-name="ce37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7"/>
          <table:table-cell table:style-name="ce45"/>
          <table:table-cell table:style-name="ce48" table:formula="of:=IF(AND(ISNUMBER([.E27]);[.E27]&lt;&gt;0);[.F27]/[.E27];0)" office:value-type="float" office:value="0" calcext:value-type="float">
            <text:p>0,00</text:p>
          </table:table-cell>
          <table:table-cell table:style-name="ce56" table:formula="of:=[.G27]*[.B27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U$3];[.I28:.AU28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28]);[.E28]&lt;&gt;0);[.F28]/[.E28];0)" office:value-type="float" office:value="0" calcext:value-type="float">
            <text:p>0,00</text:p>
          </table:table-cell>
          <table:table-cell table:style-name="ce56" table:formula="of:=[.G28]*[.B28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19" office:value-type="float" office:value="200" calcext:value-type="float">
            <text:p>200</text:p>
          </table:table-cell>
          <table:table-cell table:style-name="ce29"/>
          <table:table-cell table:style-name="ce35" office:value-type="string" calcext:value-type="string">
            <text:p>Elektro-mechanisch</text:p>
          </table:table-cell>
          <table:table-cell table:style-name="ce35" table:number-columns-repeated="2"/>
          <table:table-cell table:style-name="ce29"/>
          <table:table-cell table:style-name="ce35"/>
          <table:table-cell table:style-name="ce57"/>
          <table:table-cell table:style-name="ce63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5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/>
          <table:table-cell table:style-name="ce81"/>
          <table:table-cell table:number-columns-repeated="993"/>
        </table:table-row>
        <table:table-row table:style-name="ro1">
          <table:table-cell table:style-name="ce20" office:value-type="float" office:value="201" calcext:value-type="float">
            <text:p>201</text:p>
          </table:table-cell>
          <table:table-cell table:style-name="ce28" table:formula="of:=SUMPRODUCT([.I$3:.AU$3];[.I30:.AU30])" office:value-type="float" office:value="2" calcext:value-type="float">
            <text:p>2</text:p>
          </table:table-cell>
          <table:table-cell table:style-name="ce36" office:value-type="string" calcext:value-type="string">
            <text:p>Stiftleiste 1x8-polig, gerade</text:p>
          </table:table-cell>
          <table:table-cell table:style-name="ce36" table:formula="of:=HYPERLINK(&quot;https://de.aliexpress.com/item/4000988113226.html?spm=a2g0o.order_list.order_list_main.4.339e5c5fQBMzva&amp;gatewayAdapt=glo2deu&quot;;&quot;AliExpress&quot;)" office:value-type="string" office:string-value="AliExpress" calcext:value-type="string">
            <text:p>AliExpress</text:p>
          </table:table-cell>
          <table:table-cell table:style-name="ce36" office:value-type="float" office:value="30" calcext:value-type="float">
            <text:p>30</text:p>
          </table:table-cell>
          <table:table-cell table:style-name="ce44" office:value-type="float" office:value="2.15" calcext:value-type="float">
            <text:p>2,15</text:p>
          </table:table-cell>
          <table:table-cell table:style-name="ce48" table:formula="of:=IF(AND(ISNUMBER([.E30]);[.E30]&lt;&gt;0);[.F30]/[.E30];0)" office:value-type="float" office:value="0.0716666666666667" calcext:value-type="float">
            <text:p>0,07</text:p>
          </table:table-cell>
          <table:table-cell table:style-name="ce56" table:formula="of:=[.G30]*[.B30]" office:value-type="float" office:value="0.143333333333333" calcext:value-type="float">
            <text:p>0,14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36"/>
          <table:table-cell table:style-name="ce119"/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table:style-name="ce68" office:value-type="float" office:value="2" calcext:value-type="float">
            <text:p>2</text:p>
          </table:table-cell>
          <table:table-cell table:style-name="ce119" office:value-type="float" office:value="4" calcext:value-type="float">
            <text:p>4</text:p>
          </table:table-cell>
          <table:table-cell table:style-name="ce126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68" office:value-type="float" office:value="3" calcext:value-type="float">
            <text:p>3</text:p>
          </table:table-cell>
          <table:table-cell table:style-name="ce119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02" calcext:value-type="float">
            <text:p>202</text:p>
          </table:table-cell>
          <table:table-cell table:style-name="ce28" table:formula="of:=SUMPRODUCT([.I$3:.AU$3];[.I31:.AU31])" office:value-type="float" office:value="0" calcext:value-type="float">
            <text:p>0</text:p>
          </table:table-cell>
          <table:table-cell table:style-name="ce36" office:value-type="string" calcext:value-type="string">
            <text:p>Stiftleiste 1x40-polig, rechtwinklig abgewinkelt (90°) 2,54 mm, R1 Type B6, extra langer Stift</text:p>
          </table:table-cell>
          <table:table-cell table:style-name="ce36" table:formula="of:=HYPERLINK(&quot;https://de.aliexpress.com/item/32887929634.html?spm=a2g0o.order_list.order_list_main.619.40f55c5f5h69eX&amp;gatewayAdapt=glo2deu&quot;;&quot;AliExpress E-Simpo Store&quot;)" office:value-type="string" office:string-value="AliExpress E-Simpo Store" calcext:value-type="string">
            <text:p>AliExpress E-Simpo Store</text:p>
          </table:table-cell>
          <table:table-cell table:style-name="ce36" office:value-type="float" office:value="20" calcext:value-type="float">
            <text:p>20</text:p>
          </table:table-cell>
          <table:table-cell table:style-name="ce44" office:value-type="float" office:value="6.18" calcext:value-type="float">
            <text:p>6,18</text:p>
          </table:table-cell>
          <table:table-cell table:style-name="ce48" table:formula="of:=IF(AND(ISNUMBER([.E31]);[.E31]&lt;&gt;0);[.F31]/[.E31];0)" office:value-type="float" office:value="0.309" calcext:value-type="float">
            <text:p>0,31</text:p>
          </table:table-cell>
          <table:table-cell table:style-name="ce56" table:formula="of:=[.G31]*[.B31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03" calcext:value-type="float">
            <text:p>203</text:p>
          </table:table-cell>
          <table:table-cell table:style-name="ce28" table:formula="of:=SUMPRODUCT([.I$3:.AU$3];[.I32:.AU32])" office:value-type="float" office:value="2" calcext:value-type="float">
            <text:p>2</text:p>
          </table:table-cell>
          <table:table-cell table:style-name="ce36" office:value-type="string" calcext:value-type="string">
            <text:p>Buchsenleiste 1x8-polig, kurze Anschlüsse, 2,54mm</text:p>
          </table:table-cell>
          <table:table-cell table:style-name="ce36" table:formula="of:=HYPERLINK(&quot;https://de.aliexpress.com/item/4001198553093.html?spm=a2g0o.order_list.order_list_main.9.339e5c5fQBMzva&amp;gatewayAdapt=glo2deu&quot;; &quot;AliExpress TLZWLA Official Store&quot;)" office:value-type="string" office:string-value="AliExpress TLZWLA Official Store" calcext:value-type="string">
            <text:p>AliExpress TLZWLA Official Store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5.99" calcext:value-type="float">
            <text:p>5,99</text:p>
          </table:table-cell>
          <table:table-cell table:style-name="ce48" table:formula="of:=IF(AND(ISNUMBER([.E32]);[.E32]&lt;&gt;0);[.F32]/[.E32];0)" office:value-type="float" office:value="0.0599" calcext:value-type="float">
            <text:p>0,06</text:p>
          </table:table-cell>
          <table:table-cell table:style-name="ce56" table:formula="of:=[.G32]*[.B32]" office:value-type="float" office:value="0.1198" calcext:value-type="float">
            <text:p>0,12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/>
          <table:table-cell table:number-columns-repeated="2" table:style-name="ce36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126" office:value-type="float" office:value="2" calcext:value-type="float">
            <text:p>2</text:p>
          </table:table-cell>
          <table:table-cell table:style-name="ce36" table:number-columns-repeated="3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04" calcext:value-type="float">
            <text:p>204</text:p>
          </table:table-cell>
          <table:table-cell table:style-name="ce28" table:formula="of:=SUMPRODUCT([.I$3:.AU$3];[.I33:.AU33])" office:value-type="float" office:value="2" calcext:value-type="float">
            <text:p>2</text:p>
          </table:table-cell>
          <table:table-cell table:style-name="ce36" office:value-type="string" calcext:value-type="string">
            <text:p>Buchsenleiste 1x8-polig, lange Anschlüsse (11 mm), 2,54mm</text:p>
          </table:table-cell>
          <table:table-cell table:style-name="ce36" table:formula="of:=HYPERLINK(&quot;https://de.aliexpress.com/item/4000287613735.html?spm=a2g0o.order_list.order_list_main.19.339e5c5fQBMzva&amp;gatewayAdapt=glo2deu&quot;;&quot;AliExpress Supplier of electronic components&quot;)" office:value-type="string" office:string-value="AliExpress Supplier of electronic components" calcext:value-type="string">
            <text:p>AliExpress Supplier of electronic components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1.93" calcext:value-type="float">
            <text:p>1,93</text:p>
          </table:table-cell>
          <table:table-cell table:style-name="ce48" table:formula="of:=IF(AND(ISNUMBER([.E33]);[.E33]&lt;&gt;0);[.F33]/[.E33];0)" office:value-type="float" office:value="0.193" calcext:value-type="float">
            <text:p>0,19</text:p>
          </table:table-cell>
          <table:table-cell table:style-name="ce56" table:formula="of:=[.G33]*[.B33]" office:value-type="float" office:value="0.386" calcext:value-type="float">
            <text:p>0,39</text:p>
          </table:table-cell>
          <table:table-cell table:style-name="ce36" office:value-type="float" office:value="3" calcext:value-type="float">
            <text:p>3</text:p>
          </table:table-cell>
          <table:table-cell table:style-name="ce36"/>
          <table:table-cell table:style-name="ce68" office:value-type="float" office:value="3" calcext:value-type="float">
            <text:p>3</text:p>
          </table:table-cell>
          <table:table-cell table:style-name="ce68"/>
          <table:table-cell table:style-name="ce36"/>
          <table:table-cell table:style-name="ce119"/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5" calcext:value-type="float">
            <text:p>5</text:p>
          </table:table-cell>
          <table:table-cell table:style-name="ce119" office:value-type="float" office:value="3" calcext:value-type="float">
            <text:p>3</text:p>
          </table:table-cell>
          <table:table-cell table:style-name="ce126"/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05" calcext:value-type="float">
            <text:p>205</text:p>
          </table:table-cell>
          <table:table-cell table:style-name="ce28" table:formula="of:=SUMPRODUCT([.I$3:.AU$3];[.I34:.AU34])" office:value-type="float" office:value="0" calcext:value-type="float">
            <text:p>0</text:p>
          </table:table-cell>
          <table:table-cell table:style-name="ce36" office:value-type="string" calcext:value-type="string">
            <text:p>Buchsenleiste 1x10-polig, kurze Anschlüsse, 2,54mm</text:p>
          </table:table-cell>
          <table:table-cell table:style-name="ce36" table:formula="of:=HYPERLINK(&quot;https://de.aliexpress.com/item/1005005488898046.html?spm=a2g0o.productlist.main.9.669btr3dtr3d6w&amp;algo_pvid=65fd6970-3b51-4d0e-940c-e7cddb3caf78&amp;aem_p4p_detail=202411290703446772873239296340000289000&amp;algo_exp_id=65fd6970-3b51-4d0e-940c-e7cddb3caf78-4&amp;pdp_npi=4%40dis%21EUR%211.88%211.60%21%21%211.94%211.65%21%40211b613917328926243906031e2cec%2112000033281493435%21sea%21AT%21738334575%21X&amp;curPageLogUid=lXR8wevtzrac&amp;utparam-url=scene%3Asearch%7Cquery_from%3A&amp;search_p4p_id=202411290703446772873239296340000289000_4&quot;;&quot;AliExpress Z-L Store&quot;)" office:value-type="string" office:string-value="AliExpress Z-L Store" calcext:value-type="string">
            <text:p>AliExpress Z-L 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1.99" calcext:value-type="float">
            <text:p>1,99</text:p>
          </table:table-cell>
          <table:table-cell table:style-name="ce48" table:formula="of:=IF(AND(ISNUMBER([.E34]);[.E34]&lt;&gt;0);[.F34]/[.E34];0)" office:value-type="float" office:value="0.199" calcext:value-type="float">
            <text:p>0,20</text:p>
          </table:table-cell>
          <table:table-cell table:style-name="ce56" table:formula="of:=[.G34]*[.B34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06" calcext:value-type="float">
            <text:p>206</text:p>
          </table:table-cell>
          <table:table-cell table:style-name="ce28" table:formula="of:=SUMPRODUCT([.I$3:.AU$3];[.I35:.AU35])" office:value-type="float" office:value="0.15" calcext:value-type="float">
            <text:p>0,15</text:p>
          </table:table-cell>
          <table:table-cell table:style-name="ce36" office:value-type="string" calcext:value-type="string">
            <text:p>Buchsenleiste 1x40-polig, gedrehte Kontakte, 2,54mm, vergoldet (single row female round hole)</text:p>
          </table:table-cell>
          <table:table-cell table:style-name="ce36" table:formula="of:=HYPERLINK(&quot;https://de.aliexpress.com/item/1005006755553448.html?spm=a2g0o.order_list.order_list_main.76.f9f35c5fKqYn54&amp;gatewayAdapt=glo2deu&quot;;&quot;AliExpress Sincere Company Store&quot;)" office:value-type="string" office:string-value="AliExpress Sincere Company Store" calcext:value-type="string">
            <text:p>AliExpress Sincere Company Store</text:p>
          </table:table-cell>
          <table:table-cell table:style-name="ce36" office:value-type="float" office:value="5" calcext:value-type="float">
            <text:p>5</text:p>
          </table:table-cell>
          <table:table-cell table:style-name="ce44" office:value-type="float" office:value="7.91" calcext:value-type="float">
            <text:p>7,91</text:p>
          </table:table-cell>
          <table:table-cell table:style-name="ce48" table:formula="of:=IF(AND(ISNUMBER([.E35]);[.E35]&lt;&gt;0);[.F35]/[.E35];0)" office:value-type="float" office:value="1.582" calcext:value-type="float">
            <text:p>1,58</text:p>
          </table:table-cell>
          <table:table-cell table:style-name="ce56" table:formula="of:=[.G35]*[.B35]" office:value-type="float" office:value="0.2373" calcext:value-type="float">
            <text:p>0,24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/>
          <table:table-cell table:style-name="ce36" table:formula="of:=12/40" office:value-type="float" office:value="0.3" calcext:value-type="float">
            <text:p>0,3</text:p>
          </table:table-cell>
          <table:table-cell table:style-name="ce36"/>
          <table:table-cell table:style-name="ce68" office:value-type="float" office:value="0.3" calcext:value-type="float">
            <text:p>0,3</text:p>
          </table:table-cell>
          <table:table-cell table:style-name="ce119" office:value-type="float" office:value="0.3" calcext:value-type="float">
            <text:p>0,3</text:p>
          </table:table-cell>
          <table:table-cell table:style-name="ce36"/>
          <table:table-cell table:style-name="ce36" office:value-type="float" office:value="0.3" calcext:value-type="float">
            <text:p>0,3</text:p>
          </table:table-cell>
          <table:table-cell table:style-name="ce36"/>
          <table:table-cell table:style-name="ce68" office:value-type="float" office:value="0.3" calcext:value-type="float">
            <text:p>0,3</text:p>
          </table:table-cell>
          <table:table-cell table:style-name="ce119" office:value-type="float" office:value="0.3" calcext:value-type="float">
            <text:p>0,3</text:p>
          </table:table-cell>
          <table:table-cell table:style-name="ce36"/>
          <table:table-cell table:style-name="ce36" office:value-type="float" office:value="0.3" calcext:value-type="float">
            <text:p>0,3</text:p>
          </table:table-cell>
          <table:table-cell table:style-name="ce36"/>
          <table:table-cell table:style-name="ce68" office:value-type="float" office:value="0.3" calcext:value-type="float">
            <text:p>0,3</text:p>
          </table:table-cell>
          <table:table-cell table:style-name="ce119" office:value-type="float" office:value="0.3" calcext:value-type="float">
            <text:p>0,3</text:p>
          </table:table-cell>
          <table:table-cell table:style-name="ce36"/>
          <table:table-cell table:style-name="ce36" office:value-type="float" office:value="0.15" calcext:value-type="float">
            <text:p>0,15</text:p>
          </table:table-cell>
          <table:table-cell table:style-name="ce36"/>
          <table:table-cell table:style-name="ce68" office:value-type="float" office:value="0.15" calcext:value-type="float">
            <text:p>0,15</text:p>
          </table:table-cell>
          <table:table-cell table:style-name="ce119" office:value-type="float" office:value="0.15" calcext:value-type="float">
            <text:p>0,15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10" calcext:value-type="float">
            <text:p>210</text:p>
          </table:table-cell>
          <table:table-cell table:style-name="ce28" table:formula="of:=SUMPRODUCT([.I$3:.AU$3];[.I36:.AU36])" office:value-type="float" office:value="2" calcext:value-type="float">
            <text:p>2</text:p>
          </table:table-cell>
          <table:table-cell table:style-name="ce36" office:value-type="string" calcext:value-type="string">
            <text:p>Wannenstecker 6-polig, stehend </text:p>
          </table:table-cell>
          <table:table-cell table:style-name="ce36" table:formula="of:=HYPERLINK(&quot;https://de.aliexpress.com/item/1005006804603387.html?spm=a2g0o.order_list.order_list_main.79.339e5c5fQBMzva&amp;gatewayAdapt=glo2deu&quot;;&quot;AliExpress Quality module supplier Store&quot;)" office:value-type="string" office:string-value="AliExpress Quality module supplier Store" calcext:value-type="string">
            <text:p>AliExpress Quality module supplier 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1.88" calcext:value-type="float">
            <text:p>1,88</text:p>
          </table:table-cell>
          <table:table-cell table:style-name="ce48" table:formula="of:=IF(AND(ISNUMBER([.E36]);[.E36]&lt;&gt;0);[.F36]/[.E36];0)" office:value-type="float" office:value="0.188" calcext:value-type="float">
            <text:p>0,19</text:p>
          </table:table-cell>
          <table:table-cell table:style-name="ce56" table:formula="of:=[.G36]*[.B36]" office:value-type="float" office:value="0.376" calcext:value-type="float">
            <text:p>0,38</text:p>
          </table:table-cell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68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11" calcext:value-type="float">
            <text:p>211</text:p>
          </table:table-cell>
          <table:table-cell table:style-name="ce28" table:formula="of:=SUMPRODUCT([.I$3:.AU$3];[.I37:.AU37])" office:value-type="float" office:value="0" calcext:value-type="float">
            <text:p>0</text:p>
          </table:table-cell>
          <table:table-cell table:style-name="ce36" office:value-type="string" calcext:value-type="string">
            <text:p>Wannenstecker 6-polig, 90° abgewinkelt</text:p>
          </table:table-cell>
          <table:table-cell table:style-name="ce36" table:formula="of:=HYPERLINK(&quot;https://de.aliexpress.com/item/1005007473702559.html?spm=a2g0o.order_list.order_list_main.146.79f05c5fj4G1yR&amp;gatewayAdapt=glo2deu&quot;;&quot;AliExpress Danteqi Connectors Store&quot;)" office:value-type="string" office:string-value="AliExpress Danteqi Connectors Store" calcext:value-type="string">
            <text:p>AliExpress Danteqi Connectors 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formula="of:=1.22+1.71" office:value-type="float" office:value="2.93" calcext:value-type="float">
            <text:p>2,93</text:p>
          </table:table-cell>
          <table:table-cell table:style-name="ce48" table:formula="of:=IF(AND(ISNUMBER([.E37]);[.E37]&lt;&gt;0);[.F37]/[.E37];0)" office:value-type="float" office:value="0.293" calcext:value-type="float">
            <text:p>0,29</text:p>
          </table:table-cell>
          <table:table-cell table:style-name="ce56" table:formula="of:=[.G37]*[.B37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12" calcext:value-type="float">
            <text:p>212</text:p>
          </table:table-cell>
          <table:table-cell table:style-name="ce28" table:formula="of:=SUMPRODUCT([.I$3:.AU$3];[.I38:.AU38])" office:value-type="float" office:value="1" calcext:value-type="float">
            <text:p>1</text:p>
          </table:table-cell>
          <table:table-cell table:style-name="ce36" office:value-type="string" calcext:value-type="string">
            <text:p>Wannenstecker 10-polig, stehend </text:p>
          </table:table-cell>
          <table:table-cell table:style-name="ce36" table:formula="of:=HYPERLINK(&quot;https://de.aliexpress.com/item/1005006804603387.html?spm=a2g0o.order_list.order_list_main.79.339e5c5fQBMzva&amp;gatewayAdapt=glo2deu&quot;;&quot;AliExpress  Quality module supplier Store&quot;)" office:value-type="string" office:string-value="AliExpress  Quality module supplier Store" calcext:value-type="string">
            <text:p>AliExpress <text:s/>Quality module supplier 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1.9" calcext:value-type="float">
            <text:p>1,90</text:p>
          </table:table-cell>
          <table:table-cell table:style-name="ce48" table:formula="of:=IF(AND(ISNUMBER([.E38]);[.E38]&lt;&gt;0);[.F38]/[.E38];0)" office:value-type="float" office:value="0.19" calcext:value-type="float">
            <text:p>0,19</text:p>
          </table:table-cell>
          <table:table-cell table:style-name="ce56" table:formula="of:=[.G38]*[.B38]" office:value-type="float" office:value="0.19" calcext:value-type="float">
            <text:p>0,19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119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119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119" office:value-type="float" office:value="2" calcext:value-type="float">
            <text:p>2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13" calcext:value-type="float">
            <text:p>213</text:p>
          </table:table-cell>
          <table:table-cell table:style-name="ce28" table:formula="of:=SUMPRODUCT([.I$3:.AU$3];[.I39:.AU39])" office:value-type="float" office:value="0" calcext:value-type="float">
            <text:p>0</text:p>
          </table:table-cell>
          <table:table-cell table:style-name="ce36" office:value-type="string" calcext:value-type="string">
            <text:p>Wannenstecker 10-polig, 90° abgewinkelt</text:p>
          </table:table-cell>
          <table:table-cell table:style-name="ce36" table:formula="of:=HYPERLINK(&quot;https://de.aliexpress.com/item/1005007473702559.html?spm=a2g0o.order_list.order_list_main.146.79f05c5fj4G1yR&amp;gatewayAdapt=glo2deu&quot;;&quot;AliExpress Danteqi Connectors Store&quot;)" office:value-type="string" office:string-value="AliExpress Danteqi Connectors Store" calcext:value-type="string">
            <text:p>AliExpress Danteqi Connectors 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0.83" calcext:value-type="float">
            <text:p>0,83</text:p>
          </table:table-cell>
          <table:table-cell table:style-name="ce48" table:formula="of:=IF(AND(ISNUMBER([.E39]);[.E39]&lt;&gt;0);[.F39]/[.E39];0)" office:value-type="float" office:value="0.083" calcext:value-type="float">
            <text:p>0,08</text:p>
          </table:table-cell>
          <table:table-cell table:style-name="ce56" table:formula="of:=[.G39]*[.B39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14" calcext:value-type="float">
            <text:p>214</text:p>
          </table:table-cell>
          <table:table-cell table:style-name="ce28" table:formula="of:=SUMPRODUCT([.I$3:.AU$3];[.I40:.AU40])" office:value-type="float" office:value="0" calcext:value-type="float">
            <text:p>0</text:p>
          </table:table-cell>
          <table:table-cell table:style-name="ce36" office:value-type="string" calcext:value-type="string">
            <text:p>IDC Buchsen-Stecker für Flachbandkabel 6-polig</text:p>
          </table:table-cell>
          <table:table-cell table:style-name="ce36" table:formula="of:=HYPERLINK(&quot;https://de.aliexpress.com/item/1005002804645942.html?spm=a2g0o.order_list.order_list_main.165.f9f35c5fKqYn54&amp;gatewayAdapt=glo2deu&quot;;&quot;AliExpress All Electr Connection Store&quot;)" office:value-type="string" office:string-value="AliExpress All Electr Connection Store" calcext:value-type="string">
            <text:p>AliExpress All Electr Connection 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2.89" calcext:value-type="float">
            <text:p>2,89</text:p>
          </table:table-cell>
          <table:table-cell table:style-name="ce48" table:formula="of:=IF(AND(ISNUMBER([.E40]);[.E40]&lt;&gt;0);[.F40]/[.E40];0)" office:value-type="float" office:value="0.289" calcext:value-type="float">
            <text:p>0,29</text:p>
          </table:table-cell>
          <table:table-cell table:style-name="ce56" table:formula="of:=[.G40]*[.B40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119" office:value-type="float" office:value="2" calcext:value-type="float">
            <text:p>2</text:p>
          </table:table-cell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119" office:value-type="float" office:value="2" calcext:value-type="float">
            <text:p>2</text:p>
          </table:table-cell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119" office:value-type="float" office:value="2" calcext:value-type="float">
            <text:p>2</text:p>
          </table:table-cell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15" calcext:value-type="float">
            <text:p>215</text:p>
          </table:table-cell>
          <table:table-cell table:style-name="ce28" table:formula="of:=SUMPRODUCT([.I$3:.AU$3];[.I41:.AU41])" office:value-type="float" office:value="0" calcext:value-type="float">
            <text:p>0</text:p>
          </table:table-cell>
          <table:table-cell table:style-name="ce36" office:value-type="string" calcext:value-type="string">
            <text:p>IDC Buchsen-Stecker für Flachbandkabel 10-polig</text:p>
          </table:table-cell>
          <table:table-cell table:style-name="ce36" table:formula="of:=HYPERLINK(&quot;https://de.aliexpress.com/item/1005002804645942.html?spm=a2g0o.order_list.order_list_main.165.f9f35c5fKqYn54&amp;gatewayAdapt=glo2deu&quot;;&quot;AliExpress All Electr Connection Store&quot;)" office:value-type="string" office:string-value="AliExpress All Electr Connection Store" calcext:value-type="string">
            <text:p>AliExpress All Electr Connection 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2.78" calcext:value-type="float">
            <text:p>2,78</text:p>
          </table:table-cell>
          <table:table-cell table:style-name="ce48" table:formula="of:=IF(AND(ISNUMBER([.E41]);[.E41]&lt;&gt;0);[.F41]/[.E41];0)" office:value-type="float" office:value="0.278" calcext:value-type="float">
            <text:p>0,28</text:p>
          </table:table-cell>
          <table:table-cell table:style-name="ce56" table:formula="of:=[.G41]*[.B41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119" office:value-type="float" office:value="2" calcext:value-type="float">
            <text:p>2</text:p>
          </table:table-cell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119" office:value-type="float" office:value="2" calcext:value-type="float">
            <text:p>2</text:p>
          </table:table-cell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119" office:value-type="float" office:value="2" calcext:value-type="float">
            <text:p>2</text:p>
          </table:table-cell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20" calcext:value-type="float">
            <text:p>220</text:p>
          </table:table-cell>
          <table:table-cell table:style-name="ce28" table:formula="of:=SUMPRODUCT([.I$3:.AU$3];[.I42:.AU42])" office:value-type="float" office:value="0" calcext:value-type="float">
            <text:p>0</text:p>
          </table:table-cell>
          <table:table-cell table:style-name="ce36" office:value-type="string" calcext:value-type="string">
            <text:p>Sub-D-Stecker 25-polig (DB25_Plug) (DR25, Male)</text:p>
          </table:table-cell>
          <table:table-cell table:style-name="ce36" table:formula="of:=HYPERLINK(&quot;https://de.aliexpress.com/item/1005003119025143.html?spm=a2g0o.order_list.order_list_main.177.f9f35c5fKqYn54&amp;gatewayAdapt=glo2deu&quot;;&quot;AliExpress Shop5585334 Store&quot;)" office:value-type="string" office:string-value="AliExpress Shop5585334 Store" calcext:value-type="string">
            <text:p>AliExpress Shop5585334 Store</text:p>
          </table:table-cell>
          <table:table-cell table:style-name="ce36" office:value-type="float" office:value="5" calcext:value-type="float">
            <text:p>5</text:p>
          </table:table-cell>
          <table:table-cell table:style-name="ce44" office:value-type="float" office:value="4.78" calcext:value-type="float">
            <text:p>4,78</text:p>
          </table:table-cell>
          <table:table-cell table:style-name="ce48" table:formula="of:=IF(AND(ISNUMBER([.E42]);[.E42]&lt;&gt;0);[.F42]/[.E42];0)" office:value-type="float" office:value="0.956" calcext:value-type="float">
            <text:p>0,96</text:p>
          </table:table-cell>
          <table:table-cell table:style-name="ce56" table:formula="of:=[.G42]*[.B42]" office:value-type="float" office:value="0" calcext:value-type="float">
            <text:p>0,00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21" calcext:value-type="float">
            <text:p>221</text:p>
          </table:table-cell>
          <table:table-cell table:style-name="ce28" table:formula="of:=SUMPRODUCT([.I$3:.AU$3];[.I43:.AU43])" office:value-type="float" office:value="0" calcext:value-type="float">
            <text:p>0</text:p>
          </table:table-cell>
          <table:table-cell table:style-name="ce36" office:value-type="string" calcext:value-type="string">
            <text:p>Schraubklemme 2-polig, schwarz</text:p>
          </table:table-cell>
          <table:table-cell table:style-name="ce36" table:formula="of:=HYPERLINK(&quot;https://de.aliexpress.com/item/1005007145396958.html?spm=a2g0o.order_list.order_list_main.277.339e5c5fQBMzva&amp;gatewayAdapt=glo2deu&quot;;&quot;AliExpress GZ BINXINRUI Store&quot;)" office:value-type="string" office:string-value="AliExpress GZ BINXINRUI Store" calcext:value-type="string">
            <text:p>AliExpress GZ BINXINRUI Store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12.01" calcext:value-type="float">
            <text:p>12,01</text:p>
          </table:table-cell>
          <table:table-cell table:style-name="ce48" table:formula="of:=IF(AND(ISNUMBER([.E43]);[.E43]&lt;&gt;0);[.F43]/[.E43];0)" office:value-type="float" office:value="0.2402" calcext:value-type="float">
            <text:p>0,24</text:p>
          </table:table-cell>
          <table:table-cell table:style-name="ce56" table:formula="of:=[.G43]*[.B43]" office:value-type="float" office:value="0" calcext:value-type="float">
            <text:p>0,00</text:p>
          </table:table-cell>
          <table:table-cell table:style-name="ce36"/>
          <table:table-cell table:style-name="ce36" office:value-type="float" office:value="5" calcext:value-type="float">
            <text:p>5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119" office:value-type="float" office:value="3" calcext:value-type="float">
            <text:p>3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2"/>
          <table:table-cell table:style-name="ce36" office:value-type="float" office:value="3" calcext:value-type="float">
            <text:p>3</text:p>
          </table:table-cell>
          <table:table-cell table:style-name="ce68"/>
          <table:table-cell table:style-name="ce119" office:value-type="float" office:value="3" calcext:value-type="float">
            <text:p>3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22" calcext:value-type="float">
            <text:p>222</text:p>
          </table:table-cell>
          <table:table-cell table:style-name="ce28" table:formula="of:=SUMPRODUCT([.I$3:.AU$3];[.I44:.AU44])" office:value-type="float" office:value="0" calcext:value-type="float">
            <text:p>0</text:p>
          </table:table-cell>
          <table:table-cell table:style-name="ce36" office:value-type="string" calcext:value-type="string">
            <text:p>Schraubklemme 2-polig, grün</text:p>
          </table:table-cell>
          <table:table-cell table:style-name="ce36" table:formula="of:=HYPERLINK(&quot;https://de.aliexpress.com/item/1005007145396958.html?spm=a2g0o.order_list.order_list_main.277.339e5c5fQBMzva&amp;gatewayAdapt=glo2deu&quot;;&quot;AliExpress GZ BINXINRUI Store&quot;)" office:value-type="string" office:string-value="AliExpress GZ BINXINRUI Store" calcext:value-type="string">
            <text:p>AliExpress GZ BINXINRUI Store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12.21" calcext:value-type="float">
            <text:p>12,21</text:p>
          </table:table-cell>
          <table:table-cell table:style-name="ce48" table:formula="of:=IF(AND(ISNUMBER([.E44]);[.E44]&lt;&gt;0);[.F44]/[.E44];0)" office:value-type="float" office:value="0.2442" calcext:value-type="float">
            <text:p>0,24</text:p>
          </table:table-cell>
          <table:table-cell table:style-name="ce56" table:formula="of:=[.G44]*[.B44]" office:value-type="float" office:value="0" calcext:value-type="float">
            <text:p>0,00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number-columns-repeated="2" table:style-name="ce68" office:value-type="float" office:value="2" calcext:value-type="float">
            <text:p>2</text:p>
          </table:table-cell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23" calcext:value-type="float">
            <text:p>223</text:p>
          </table:table-cell>
          <table:table-cell table:style-name="ce28" table:formula="of:=SUMPRODUCT([.I$3:.AU$3];[.I45:.AU45])" office:value-type="float" office:value="0" calcext:value-type="float">
            <text:p>0</text:p>
          </table:table-cell>
          <table:table-cell table:style-name="ce36" office:value-type="string" calcext:value-type="string">
            <text:p>Schraubklemme 2-polig, rot</text:p>
          </table:table-cell>
          <table:table-cell table:style-name="ce36" table:formula="of:=HYPERLINK(&quot;https://de.aliexpress.com/item/1005007145396958.html?spm=a2g0o.order_list.order_list_main.277.339e5c5fQBMzva&amp;gatewayAdapt=glo2deu&quot;;&quot;AliExpress GZ BINXINRUI Store&quot;)" office:value-type="string" office:string-value="AliExpress GZ BINXINRUI Store" calcext:value-type="string">
            <text:p>AliExpress GZ BINXINRUI Store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12.01" calcext:value-type="float">
            <text:p>12,01</text:p>
          </table:table-cell>
          <table:table-cell table:style-name="ce48" table:formula="of:=IF(AND(ISNUMBER([.E45]);[.E45]&lt;&gt;0);[.F45]/[.E45];0)" office:value-type="float" office:value="0.2402" calcext:value-type="float">
            <text:p>0,24</text:p>
          </table:table-cell>
          <table:table-cell table:style-name="ce56" table:formula="of:=[.G45]*[.B45]" office:value-type="float" office:value="0" calcext:value-type="float">
            <text:p>0,00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24" calcext:value-type="float">
            <text:p>224</text:p>
          </table:table-cell>
          <table:table-cell table:style-name="ce28" table:formula="of:=SUMPRODUCT([.I$3:.AU$3];[.I46:.AU46])" office:value-type="float" office:value="0" calcext:value-type="float">
            <text:p>0</text:p>
          </table:table-cell>
          <table:table-cell table:style-name="ce36" office:value-type="string" calcext:value-type="string">
            <text:p>Schraubklemme 2-polig, blau</text:p>
          </table:table-cell>
          <table:table-cell table:style-name="ce36" table:formula="of:=HYPERLINK(&quot;https://de.aliexpress.com/item/1005007145396958.html?spm=a2g0o.order_list.order_list_main.277.339e5c5fQBMzva&amp;gatewayAdapt=glo2deu&quot;;&quot;AliExpress GZ BINXINRUI Store&quot;)" office:value-type="string" office:string-value="AliExpress GZ BINXINRUI Store" calcext:value-type="string">
            <text:p>AliExpress GZ BINXINRUI Store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12.01" calcext:value-type="float">
            <text:p>12,01</text:p>
          </table:table-cell>
          <table:table-cell table:style-name="ce48" table:formula="of:=IF(AND(ISNUMBER([.E46]);[.E46]&lt;&gt;0);[.F46]/[.E46];0)" office:value-type="float" office:value="0.2402" calcext:value-type="float">
            <text:p>0,24</text:p>
          </table:table-cell>
          <table:table-cell table:style-name="ce56" table:formula="of:=[.G46]*[.B46]" office:value-type="float" office:value="0" calcext:value-type="float">
            <text:p>0,00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36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25" calcext:value-type="float">
            <text:p>225</text:p>
          </table:table-cell>
          <table:table-cell table:style-name="ce28" table:formula="of:=SUMPRODUCT([.I$3:.AU$3];[.I47:.AU47])" office:value-type="float" office:value="0" calcext:value-type="float">
            <text:p>0</text:p>
          </table:table-cell>
          <table:table-cell table:style-name="ce36" office:value-type="string" calcext:value-type="string">
            <text:p>Schraubklemme 3-polig, blau</text:p>
          </table:table-cell>
          <table:table-cell table:style-name="ce36" table:formula="of:=HYPERLINK(&quot;https://de.aliexpress.com/item/1005007145396958.html?spm=a2g0o.order_list.order_list_main.277.339e5c5fQBMzva&amp;gatewayAdapt=glo2deu&quot;;&quot;AliExpress GZ BINXINRUI Store&quot;)" office:value-type="string" office:string-value="AliExpress GZ BINXINRUI Store" calcext:value-type="string">
            <text:p>AliExpress GZ BINXINRUI Store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14.9" calcext:value-type="float">
            <text:p>14,90</text:p>
          </table:table-cell>
          <table:table-cell table:style-name="ce48" table:formula="of:=IF(AND(ISNUMBER([.E47]);[.E47]&lt;&gt;0);[.F47]/[.E47];0)" office:value-type="float" office:value="0.298" calcext:value-type="float">
            <text:p>0,30</text:p>
          </table:table-cell>
          <table:table-cell table:style-name="ce56" table:formula="of:=[.G47]*[.B47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26" calcext:value-type="float">
            <text:p>226</text:p>
          </table:table-cell>
          <table:table-cell table:style-name="ce28" table:formula="of:=SUMPRODUCT([.I$3:.AU$3];[.I48:.AU48])" office:value-type="float" office:value="0" calcext:value-type="float">
            <text:p>0</text:p>
          </table:table-cell>
          <table:table-cell table:style-name="ce36" office:value-type="string" calcext:value-type="string">
            <text:p>Schraubklemme 3-polig, rot</text:p>
          </table:table-cell>
          <table:table-cell table:style-name="ce36" table:formula="of:=HYPERLINK(&quot;https://de.aliexpress.com/item/1005007145396958.html?spm=a2g0o.order_list.order_list_main.277.339e5c5fQBMzva&amp;gatewayAdapt=glo2deu&quot;;&quot;AliExpress GZ BINXINRUI Store&quot;)" office:value-type="string" office:string-value="AliExpress GZ BINXINRUI Store" calcext:value-type="string">
            <text:p>AliExpress GZ BINXINRUI Store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14.37" calcext:value-type="float">
            <text:p>14,37</text:p>
          </table:table-cell>
          <table:table-cell table:style-name="ce48" table:formula="of:=IF(AND(ISNUMBER([.E48]);[.E48]&lt;&gt;0);[.F48]/[.E48];0)" office:value-type="float" office:value="0.2874" calcext:value-type="float">
            <text:p>0,29</text:p>
          </table:table-cell>
          <table:table-cell table:style-name="ce56" table:formula="of:=[.G48]*[.B48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119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30" calcext:value-type="float">
            <text:p>230</text:p>
          </table:table-cell>
          <table:table-cell table:style-name="ce28" table:formula="of:=SUMPRODUCT([.I$3:.AU$3];[.I49:.AU49])" office:value-type="float" office:value="0" calcext:value-type="float">
            <text:p>0</text:p>
          </table:table-cell>
          <table:table-cell table:style-name="ce36" office:value-type="string" calcext:value-type="string">
            <text:p>Wasserdichte Drucktaster Edelstahl Taster EIN Aus 12mm 2A/12V/24V/125V/250V mit Draht (Hervorstehend)</text:p>
          </table:table-cell>
          <table:table-cell table:style-name="ce36" table:formula="of:=HYPERLINK(&quot;https://www.amazon.de/dp/B08L49F7DV?ref=ppx_yo2ov_dt_b_fed_asin_title&amp;th=1&quot;;&quot;Amazon&quot;)" office:value-type="string" office:string-value="Amazon" calcext:value-type="string">
            <text:p>Amazon</text:p>
          </table:table-cell>
          <table:table-cell table:style-name="ce36" office:value-type="float" office:value="5" calcext:value-type="float">
            <text:p>5</text:p>
          </table:table-cell>
          <table:table-cell table:style-name="ce44" office:value-type="float" office:value="8.05" calcext:value-type="float">
            <text:p>8,05</text:p>
          </table:table-cell>
          <table:table-cell table:style-name="ce48" table:formula="of:=IF(AND(ISNUMBER([.E49]);[.E49]&lt;&gt;0);[.F49]/[.E49];0)" office:value-type="float" office:value="1.61" calcext:value-type="float">
            <text:p>1,61</text:p>
          </table:table-cell>
          <table:table-cell table:style-name="ce56" table:formula="of:=[.G49]*[.B49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31" calcext:value-type="float">
            <text:p>231</text:p>
          </table:table-cell>
          <table:table-cell table:style-name="ce28" table:formula="of:=SUMPRODUCT([.I$3:.AU$3];[.I50:.AU50])" office:value-type="float" office:value="1" calcext:value-type="float">
            <text:p>1</text:p>
          </table:table-cell>
          <table:table-cell table:style-name="ce36" office:value-type="string" calcext:value-type="string">
            <text:p>Microtaster 2x Um (DPDT), Unlock 8x8mm</text:p>
          </table:table-cell>
          <table:table-cell table:style-name="ce36" table:formula="of:=HYPERLINK(&quot;https://de.aliexpress.com/item/1005006962539948.html?spm=a2g0o.order_list.order_list_main.78.40f55c5f5h69eX&amp;gatewayAdapt=glo2deu&quot;;&quot;AliExpress BXV_computer chipset_Store&quot;)" office:value-type="string" office:string-value="AliExpress BXV_computer chipset_Store" calcext:value-type="string">
            <text:p>AliExpress BXV_computer chipset_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5.77" calcext:value-type="float">
            <text:p>5,77</text:p>
          </table:table-cell>
          <table:table-cell table:style-name="ce48" table:formula="of:=IF(AND(ISNUMBER([.E50]);[.E50]&lt;&gt;0);[.F50]/[.E50];0)" office:value-type="float" office:value="0.577" calcext:value-type="float">
            <text:p>0,58</text:p>
          </table:table-cell>
          <table:table-cell table:style-name="ce56" table:formula="of:=[.G50]*[.B50]" office:value-type="float" office:value="0.577" calcext:value-type="float">
            <text:p>0,58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3" calcext:value-type="float">
            <text:p>3</text:p>
          </table:table-cell>
          <table:table-cell table:style-name="ce36"/>
          <table:table-cell table:style-name="ce68" office:value-type="float" office:value="3" calcext:value-type="float">
            <text:p>3</text:p>
          </table:table-cell>
          <table:table-cell table:style-name="ce119" office:value-type="float" office:value="3" calcext:value-type="float">
            <text:p>3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32" calcext:value-type="float">
            <text:p>232</text:p>
          </table:table-cell>
          <table:table-cell table:style-name="ce28" table:formula="of:=SUMPRODUCT([.I$3:.AU$3];[.I51:.AU51])" office:value-type="float" office:value="0" calcext:value-type="float">
            <text:p>0</text:p>
          </table:table-cell>
          <table:table-cell table:style-name="ce36" office:value-type="string" calcext:value-type="string">
            <text:p>Microschalter 2x Um (DPDT), Locking 8x8mm</text:p>
          </table:table-cell>
          <table:table-cell table:style-name="ce36" table:formula="of:=HYPERLINK(&quot;https://de.aliexpress.com/item/1005006962539948.html?spm=a2g0o.order_list.order_list_main.78.40f55c5f5h69eX&amp;gatewayAdapt=glo2deu&quot;;&quot;AliExpress BXV_computer chipset_Store&quot;)" office:value-type="string" office:string-value="AliExpress BXV_computer chipset_Store" calcext:value-type="string">
            <text:p>AliExpress BXV_computer chipset_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5.61" calcext:value-type="float">
            <text:p>5,61</text:p>
          </table:table-cell>
          <table:table-cell table:style-name="ce48" table:formula="of:=IF(AND(ISNUMBER([.E51]);[.E51]&lt;&gt;0);[.F51]/[.E51];0)" office:value-type="float" office:value="0.561" calcext:value-type="float">
            <text:p>0,56</text:p>
          </table:table-cell>
          <table:table-cell table:style-name="ce56" table:formula="of:=[.G51]*[.B51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40" calcext:value-type="float">
            <text:p>240</text:p>
          </table:table-cell>
          <table:table-cell table:style-name="ce28" table:formula="of:=SUMPRODUCT([.I$3:.AU$3];[.I52:.AU52])" office:value-type="float" office:value="1" calcext:value-type="float">
            <text:p>1</text:p>
          </table:table-cell>
          <table:table-cell table:style-name="ce36" office:value-type="string" calcext:value-type="string">
            <text:p>IC-Fassung 4-polig, IC socket with turned contacts 4-pin</text:p>
          </table:table-cell>
          <table:table-cell table:style-name="ce36" table:formula="of:=HYPERLINK(&quot;https://de.aliexpress.com/item/1005003652148420.html?spm=a2g0o.productlist.main.1.7c52I0v0I0v0cU&amp;algo_pvid=944cbd2e-7acc-4457-9e4f-fbcceda1d0a0&amp;algo_exp_id=944cbd2e-7acc-4457-9e4f-fbcceda1d0a0-0&amp;pdp_npi=4%40dis%21EUR%214.68%214.35%21%21%214.81%214.47%21%40210385a817331341448998686eda30%2112000026657542931%21sea%21AT%21738334575%21X&amp;curPageLogUid=wU9ZgQgX5eGi&amp;utparam-url=scene%3Asearch%7Cquery_from%3A&quot;;&quot;AliExpress BOOHLG Official Store&quot;)" office:value-type="string" office:string-value="AliExpress BOOHLG Official Store" calcext:value-type="string">
            <text:p>AliExpress BOOHLG Official Store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4.55" calcext:value-type="float">
            <text:p>4,55</text:p>
          </table:table-cell>
          <table:table-cell table:style-name="ce48" table:formula="of:=IF(AND(ISNUMBER([.E52]);[.E52]&lt;&gt;0);[.F52]/[.E52];0)" office:value-type="float" office:value="0.091" calcext:value-type="float">
            <text:p>0,09</text:p>
          </table:table-cell>
          <table:table-cell table:style-name="ce56" table:formula="of:=[.G52]*[.B52]" office:value-type="float" office:value="0.091" calcext:value-type="float">
            <text:p>0,09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41" calcext:value-type="float">
            <text:p>241</text:p>
          </table:table-cell>
          <table:table-cell table:style-name="ce28" table:formula="of:=SUMPRODUCT([.I$3:.AU$3];[.I53:.AU53])" office:value-type="float" office:value="0" calcext:value-type="float">
            <text:p>0</text:p>
          </table:table-cell>
          <table:table-cell table:style-name="ce36" office:value-type="string" calcext:value-type="string">
            <text:p>IC-Fassung 8-polig, IC socket with turned contacts 8-pin</text:p>
          </table:table-cell>
          <table:table-cell table:style-name="ce36" table:formula="of:=HYPERLINK(&quot;https://de.aliexpress.com/item/1005007246586839.html?spm=a2g0o.order_list.order_list_main.195.f9f35c5fKqYn54&amp;gatewayAdapt=glo2deu&quot;;&quot;AliExpress Supplier of components Store&quot;)" office:value-type="string" office:string-value="AliExpress Supplier of components Store" calcext:value-type="string">
            <text:p>AliExpress Supplier of components 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1.89" calcext:value-type="float">
            <text:p>1,89</text:p>
          </table:table-cell>
          <table:table-cell table:style-name="ce48" table:formula="of:=IF(AND(ISNUMBER([.E53]);[.E53]&lt;&gt;0);[.F53]/[.E53];0)" office:value-type="float" office:value="0.189" calcext:value-type="float">
            <text:p>0,19</text:p>
          </table:table-cell>
          <table:table-cell table:style-name="ce56" table:formula="of:=[.G53]*[.B53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42" calcext:value-type="float">
            <text:p>242</text:p>
          </table:table-cell>
          <table:table-cell table:style-name="ce28" table:formula="of:=SUMPRODUCT([.I$3:.AU$3];[.I54:.AU54])" office:value-type="float" office:value="0" calcext:value-type="float">
            <text:p>0</text:p>
          </table:table-cell>
          <table:table-cell table:style-name="ce38" office:value-type="string" calcext:value-type="string">
            <text:p>Jumper 2-polig, 2,54 mm, oben offen</text:p>
          </table:table-cell>
          <table:table-cell table:style-name="ce36" table:formula="of:=HYPERLINK(&quot;https://www.amazon.de/CQRobot-Jumper-Kappe-Stiftleisten-Kurzschluss-Anschluss-Schwarz/dp/B0B5LGCMDT?__mk_de_DE=%C3%85M%C3%85%C5%BD%C3%95%C3%91&amp;crid=1HE3OH846P3H5&amp;dib=eyJ2IjoiMSJ9.iuMydRDm2ERoeB2KajtaYpiVbM1u69etYW4jQ-He4-WNwHL0G15SAEpg2TjlOKkw6po37ZqzaF0_XI75bh0jqcFjCpm9G3eDUbcH8n1pJ904vXWYHL7K66-kkZe5ZKRD1b2i5BllLiSb7StcdAgtce6s32PqjU3Pa6P2lixEgEgtmK0Ew9-TMF4dLx3dbN_3U7AxOHrXwUIidks3dLYSJm3_yWn1jbWwIu5z5Pvr-8Z6DxvLiBV8IOhk_fZimb5mY91J31qgpDKlGX6ANhO4mVtn7bKPHR5Rxl6Nj5yZjGeUSWJXgy2-QUjbJ8gng-6EMCkWI41y1KQIzaUwOUhMhZpjq-epjjptVeZYjOrR1L2HCrBIYUmq-MDZhDKwRd91_iSVTXT-57wHwESRURCAKmop4HUs6x_IXDVHL7Lmtp-l7Hl_b10jnq2C_NTYJCZL.aV9dDxitG3vBAetVfpFdPVaZm0lxv5xBpkrMZGF4R6c&amp;dib_tag=se&amp;keywords=Jumper%2B2-polig&amp;qid=1741523851&amp;sprefix=jumper%2B2-polig%2Caps%2C149&amp;sr=8-7&amp;th=1&quot;;&quot;Amazon&quot;)" office:value-type="string" office:string-value="Amazon" calcext:value-type="string">
            <text:p>Amazon</text:p>
          </table:table-cell>
          <table:table-cell table:style-name="ce36" office:value-type="float" office:value="200" calcext:value-type="float">
            <text:p>200</text:p>
          </table:table-cell>
          <table:table-cell table:style-name="ce44" office:value-type="float" office:value="10.07" calcext:value-type="float">
            <text:p>10,07</text:p>
          </table:table-cell>
          <table:table-cell table:style-name="ce48" table:formula="of:=IF(AND(ISNUMBER([.E54]);[.E54]&lt;&gt;0);[.F54]/[.E54];0)" office:value-type="float" office:value="0.05035" calcext:value-type="float">
            <text:p>0,05</text:p>
          </table:table-cell>
          <table:table-cell table:style-name="ce56" table:formula="of:=[.G54]*[.B54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U$3];[.I55:.AU55])" office:value-type="float" office:value="0" calcext:value-type="float">
            <text:p>0</text:p>
          </table:table-cell>
          <table:table-cell table:style-name="ce38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55]);[.E55]&lt;&gt;0);[.F55]/[.E55];0)" office:value-type="float" office:value="0" calcext:value-type="float">
            <text:p>0,00</text:p>
          </table:table-cell>
          <table:table-cell table:style-name="ce56" table:formula="of:=[.G55]*[.B55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U$3];[.I56:.AU56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56]);[.E56]&lt;&gt;0);[.F56]/[.E56];0)" office:value-type="float" office:value="0" calcext:value-type="float">
            <text:p>0,00</text:p>
          </table:table-cell>
          <table:table-cell table:style-name="ce56" table:formula="of:=[.G56]*[.B56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19" office:value-type="float" office:value="300" calcext:value-type="float">
            <text:p>300</text:p>
          </table:table-cell>
          <table:table-cell table:style-name="ce29"/>
          <table:table-cell table:style-name="ce35" office:value-type="string" calcext:value-type="string">
            <text:p>Elektrik</text:p>
          </table:table-cell>
          <table:table-cell table:style-name="ce35" table:number-columns-repeated="2"/>
          <table:table-cell table:style-name="ce29"/>
          <table:table-cell table:style-name="ce35"/>
          <table:table-cell table:style-name="ce58"/>
          <table:table-cell table:style-name="ce63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5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/>
          <table:table-cell table:style-name="ce81"/>
          <table:table-cell table:number-columns-repeated="993"/>
        </table:table-row>
        <table:table-row table:style-name="ro1">
          <table:table-cell table:style-name="ce20" office:value-type="float" office:value="301" calcext:value-type="float">
            <text:p>301</text:p>
          </table:table-cell>
          <table:table-cell table:style-name="ce28" table:formula="of:=SUMPRODUCT([.I$3:.AU$3];[.I58:.AU58])" office:value-type="float" office:value="0" calcext:value-type="float">
            <text:p>0</text:p>
          </table:table-cell>
          <table:table-cell table:style-name="ce36" office:value-type="string" calcext:value-type="string">
            <text:p>Flachbandkabel 6-polig</text:p>
          </table:table-cell>
          <table:table-cell table:style-name="ce36" table:formula="of:=HYPERLINK(&quot;https://de.aliexpress.com/item/1005005382567357.html?productId=1005005382567357&amp;selectedSkuId=12000039975421973&amp;channel=detailPageDealCombineFloor&amp;combineBizType=platformFreeShipping&amp;intent_extra_sku_from=from_add_to_shopcart&amp;type=mergeorder&amp;pdp_npi=4%40dis%21EUR%211.98%21%21%21%2115.16%21%21%40211b612517412499050392638e652f%2112000039975421973%21fus%21AT%21738334575%21X&amp;trackParams=%7B%22businessScenario%22%3A%22choiceV2%22%2C%22activityType%22%3A%22CHOICE_FREE_SHIPPING%22%7D&amp;spm=a2g0o.detail.fusionpage.0&amp;gatewayAdapt=glo2deu&quot;;&quot;AliExpress&quot;)" office:value-type="string" office:string-value="AliExpress" calcext:value-type="string">
            <text:p>AliExpress</text:p>
          </table:table-cell>
          <table:table-cell table:style-name="ce36" office:value-type="float" office:value="5" calcext:value-type="float">
            <text:p>5</text:p>
          </table:table-cell>
          <table:table-cell table:style-name="ce44" office:value-type="float" office:value="4.68" calcext:value-type="float">
            <text:p>4,68</text:p>
          </table:table-cell>
          <table:table-cell table:style-name="ce48" table:formula="of:=IF(AND(ISNUMBER([.E58]);[.E58]&lt;&gt;0);[.F58]/[.E58];0)" office:value-type="float" office:value="0.936" calcext:value-type="float">
            <text:p>0,94</text:p>
          </table:table-cell>
          <table:table-cell table:style-name="ce56" table:formula="of:=[.G58]*[.B58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2"/>
          <table:table-cell table:style-name="ce36" office:value-type="float" office:value="0.3" calcext:value-type="float">
            <text:p>0,3</text:p>
          </table:table-cell>
          <table:table-cell table:style-name="ce68"/>
          <table:table-cell table:style-name="ce119" office:value-type="float" office:value="0.3" calcext:value-type="float">
            <text:p>0,3</text:p>
          </table:table-cell>
          <table:table-cell table:style-name="ce36" table:number-columns-repeated="2"/>
          <table:table-cell table:style-name="ce36" office:value-type="float" office:value="0.3" calcext:value-type="float">
            <text:p>0,3</text:p>
          </table:table-cell>
          <table:table-cell table:style-name="ce68"/>
          <table:table-cell table:style-name="ce119" office:value-type="float" office:value="0.3" calcext:value-type="float">
            <text:p>0,3</text:p>
          </table:table-cell>
          <table:table-cell table:style-name="ce36" table:number-columns-repeated="2"/>
          <table:table-cell table:style-name="ce36" office:value-type="float" office:value="0.3" calcext:value-type="float">
            <text:p>0,3</text:p>
          </table:table-cell>
          <table:table-cell table:style-name="ce68"/>
          <table:table-cell table:style-name="ce119" office:value-type="float" office:value="0.3" calcext:value-type="float">
            <text:p>0,3</text:p>
          </table:table-cell>
          <table:table-cell table:style-name="ce36" table:number-columns-repeated="2"/>
          <table:table-cell table:style-name="ce36" office:value-type="float" office:value="0.3" calcext:value-type="float">
            <text:p>0,3</text:p>
          </table:table-cell>
          <table:table-cell table:style-name="ce68"/>
          <table:table-cell table:style-name="ce119" office:value-type="float" office:value="0.3" calcext:value-type="float">
            <text:p>0,3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302" calcext:value-type="float">
            <text:p>302</text:p>
          </table:table-cell>
          <table:table-cell table:style-name="ce28" table:formula="of:=SUMPRODUCT([.I$3:.AU$3];[.I59:.AU59])" office:value-type="float" office:value="0" calcext:value-type="float">
            <text:p>0</text:p>
          </table:table-cell>
          <table:table-cell table:style-name="ce36" office:value-type="string" calcext:value-type="string">
            <text:p>Flachbandkabel 10-polig</text:p>
          </table:table-cell>
          <table:table-cell table:style-name="ce36" table:formula="of:=HYPERLINK(&quot;https://de.aliexpress.com/item/1005005382567357.html?productId=1005005382567357&amp;selectedSkuId=12000039975421973&amp;channel=detailPageDealCombineFloor&amp;combineBizType=platformFreeShipping&amp;intent_extra_sku_from=from_add_to_shopcart&amp;type=mergeorder&amp;pdp_npi=4%40dis%21EUR%211.98%21%21%21%2115.16%21%21%40211b612517412499050392638e652f%2112000039975421973%21fus%21AT%21738334575%21X&amp;trackParams=%7B%22businessScenario%22%3A%22choiceV2%22%2C%22activityType%22%3A%22CHOICE_FREE_SHIPPING%22%7D&amp;spm=a2g0o.detail.fusionpage.0&amp;gatewayAdapt=glo2deu&quot;;&quot;AliExpress&quot;)" office:value-type="string" office:string-value="AliExpress" calcext:value-type="string">
            <text:p>AliExpress</text:p>
          </table:table-cell>
          <table:table-cell table:style-name="ce36" office:value-type="float" office:value="5" calcext:value-type="float">
            <text:p>5</text:p>
          </table:table-cell>
          <table:table-cell table:style-name="ce44" office:value-type="float" office:value="5.68" calcext:value-type="float">
            <text:p>5,68</text:p>
          </table:table-cell>
          <table:table-cell table:style-name="ce48" table:formula="of:=IF(AND(ISNUMBER([.E59]);[.E59]&lt;&gt;0);[.F59]/[.E59];0)" office:value-type="float" office:value="1.136" calcext:value-type="float">
            <text:p>1,14</text:p>
          </table:table-cell>
          <table:table-cell table:style-name="ce56" table:formula="of:=[.G59]*[.B59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2"/>
          <table:table-cell table:style-name="ce36" office:value-type="float" office:value="0.1" calcext:value-type="float">
            <text:p>0,1</text:p>
          </table:table-cell>
          <table:table-cell table:style-name="ce68"/>
          <table:table-cell table:style-name="ce119" office:value-type="float" office:value="0.1" calcext:value-type="float">
            <text:p>0,1</text:p>
          </table:table-cell>
          <table:table-cell table:style-name="ce36" table:number-columns-repeated="2"/>
          <table:table-cell table:style-name="ce36" office:value-type="float" office:value="0.1" calcext:value-type="float">
            <text:p>0,1</text:p>
          </table:table-cell>
          <table:table-cell table:style-name="ce68"/>
          <table:table-cell table:style-name="ce119" office:value-type="float" office:value="0.1" calcext:value-type="float">
            <text:p>0,1</text:p>
          </table:table-cell>
          <table:table-cell table:style-name="ce36" table:number-columns-repeated="2"/>
          <table:table-cell table:style-name="ce36" office:value-type="float" office:value="0.1" calcext:value-type="float">
            <text:p>0,1</text:p>
          </table:table-cell>
          <table:table-cell table:style-name="ce68"/>
          <table:table-cell table:style-name="ce119" office:value-type="float" office:value="0.1" calcext:value-type="float">
            <text:p>0,1</text:p>
          </table:table-cell>
          <table:table-cell table:style-name="ce36" table:number-columns-repeated="2"/>
          <table:table-cell table:style-name="ce36" office:value-type="float" office:value="0.1" calcext:value-type="float">
            <text:p>0,1</text:p>
          </table:table-cell>
          <table:table-cell table:style-name="ce68"/>
          <table:table-cell table:style-name="ce119" office:value-type="float" office:value="0.1" calcext:value-type="float">
            <text:p>0,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303" calcext:value-type="float">
            <text:p>303</text:p>
          </table:table-cell>
          <table:table-cell table:style-name="ce28" table:formula="of:=SUMPRODUCT([.I$3:.AU$3];[.I60:.AU60])" office:value-type="float" office:value="0" calcext:value-type="float">
            <text:p>0</text:p>
          </table:table-cell>
          <table:table-cell table:style-name="ce36" office:value-type="string" calcext:value-type="string">
            <text:p>Drähte Jumper Wire Cable 10 cm Female-Female</text:p>
          </table:table-cell>
          <table:table-cell table:style-name="ce36" table:formula="of:=HYPERLINK(&quot;https://www.amazon.de/dp/B072JT6BCN?ref=ppx_yo2ov_dt_b_fed_asin_title&amp;th=1&quot;; &quot;Amazon&quot;)" office:value-type="string" office:string-value="Amazon" calcext:value-type="string">
            <text:p>Amazon</text:p>
          </table:table-cell>
          <table:table-cell table:style-name="ce36" office:value-type="float" office:value="120" calcext:value-type="float">
            <text:p>120</text:p>
          </table:table-cell>
          <table:table-cell table:style-name="ce44" office:value-type="float" office:value="7.04" calcext:value-type="float">
            <text:p>7,04</text:p>
          </table:table-cell>
          <table:table-cell table:style-name="ce48" table:formula="of:=IF(AND(ISNUMBER([.E60]);[.E60]&lt;&gt;0);[.F60]/[.E60];0)" office:value-type="float" office:value="0.0586666666666667" calcext:value-type="float">
            <text:p>0,06</text:p>
          </table:table-cell>
          <table:table-cell table:style-name="ce56" table:formula="of:=[.G60]*[.B60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304" calcext:value-type="float">
            <text:p>304</text:p>
          </table:table-cell>
          <table:table-cell table:style-name="ce28" table:formula="of:=SUMPRODUCT([.I$3:.AU$3];[.I61:.AU61])" office:value-type="float" office:value="0" calcext:value-type="float">
            <text:p>0</text:p>
          </table:table-cell>
          <table:table-cell table:style-name="ce36" office:value-type="string" calcext:value-type="string">
            <text:p>Drähte Jumper Wire Cable 30 cm Male-Female</text:p>
          </table:table-cell>
          <table:table-cell table:style-name="ce36" table:formula="of:=HYPERLINK(&quot;https://de.aliexpress.com/item/1005007032334210.html?spm=a2g0o.order_list.order_list_main.177.f9f35c5fdYWBNr&amp;gatewayAdapt=glo2deu&quot;;&quot;AliExpress Shop1103694164 Store&quot;)" office:value-type="string" office:string-value="AliExpress Shop1103694164 Store" calcext:value-type="string">
            <text:p>AliExpress Shop1103694164 Store</text:p>
          </table:table-cell>
          <table:table-cell table:style-name="ce36" table:formula="of:=20*20" office:value-type="float" office:value="400" calcext:value-type="float">
            <text:p>400</text:p>
          </table:table-cell>
          <table:table-cell table:style-name="ce44" office:value-type="float" office:value="5.4" calcext:value-type="float">
            <text:p>5,40</text:p>
          </table:table-cell>
          <table:table-cell table:style-name="ce48" table:formula="of:=IF(AND(ISNUMBER([.E61]);[.E61]&lt;&gt;0);[.F61]/[.E61];0)" office:value-type="float" office:value="0.0135" calcext:value-type="float">
            <text:p>0,01</text:p>
          </table:table-cell>
          <table:table-cell table:style-name="ce56" table:formula="of:=[.G61]*[.B61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/>
          <table:table-cell table:style-name="ce36" office:value-type="float" office:value="4" calcext:value-type="float">
            <text:p>4</text:p>
          </table:table-cell>
          <table:table-cell table:style-name="ce36"/>
          <table:table-cell table:style-name="ce68" office:value-type="float" office:value="4" calcext:value-type="float">
            <text:p>4</text:p>
          </table:table-cell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305" calcext:value-type="float">
            <text:p>305</text:p>
          </table:table-cell>
          <table:table-cell table:style-name="ce28" table:formula="of:=SUMPRODUCT([.I$3:.AU$3];[.I62:.AU62])" office:value-type="float" office:value="0" calcext:value-type="float">
            <text:p>0</text:p>
          </table:table-cell>
          <table:table-cell table:style-name="ce36" office:value-type="string" calcext:value-type="string">
            <text:p>Drähte Jumper Wire Cable 30 cm Female-Female</text:p>
          </table:table-cell>
          <table:table-cell table:style-name="ce36" table:formula="of:=HYPERLINK(&quot;https://de.aliexpress.com/item/1005007032334210.html?spm=a2g0o.order_list.order_list_main.177.f9f35c5fdYWBNr&amp;gatewayAdapt=glo2deu&quot;;&quot;AliExpress Shop1103694164 Store&quot;)" office:value-type="string" office:string-value="AliExpress Shop1103694164 Store" calcext:value-type="string">
            <text:p>AliExpress Shop1103694164 Store</text:p>
          </table:table-cell>
          <table:table-cell table:style-name="ce36" table:formula="of:=20*20" office:value-type="float" office:value="400" calcext:value-type="float">
            <text:p>400</text:p>
          </table:table-cell>
          <table:table-cell table:style-name="ce44" office:value-type="float" office:value="5.52" calcext:value-type="float">
            <text:p>5,52</text:p>
          </table:table-cell>
          <table:table-cell table:style-name="ce48" table:formula="of:=IF(AND(ISNUMBER([.E62]);[.E62]&lt;&gt;0);[.F62]/[.E62];0)" office:value-type="float" office:value="0.0138" calcext:value-type="float">
            <text:p>0,01</text:p>
          </table:table-cell>
          <table:table-cell table:style-name="ce56" table:formula="of:=[.G62]*[.B62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/>
          <table:table-cell table:number-columns-repeated="2" table:style-name="ce36" office:value-type="float" office:value="4" calcext:value-type="float">
            <text:p>4</text:p>
          </table:table-cell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U$3];[.I63:.AU63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63]);[.E63]&lt;&gt;0);[.F63]/[.E63];0)" office:value-type="float" office:value="0" calcext:value-type="float">
            <text:p>0,00</text:p>
          </table:table-cell>
          <table:table-cell table:style-name="ce56" table:formula="of:=[.G63]*[.B63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U$3];[.I64:.AU64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64]);[.E64]&lt;&gt;0);[.F64]/[.E64];0)" office:value-type="float" office:value="0" calcext:value-type="float">
            <text:p>0,00</text:p>
          </table:table-cell>
          <table:table-cell table:style-name="ce56" table:formula="of:=[.G64]*[.B64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19" office:value-type="float" office:value="400" calcext:value-type="float">
            <text:p>400</text:p>
          </table:table-cell>
          <table:table-cell table:style-name="ce29"/>
          <table:table-cell table:style-name="ce35" office:value-type="string" calcext:value-type="string">
            <text:p>Elektronik</text:p>
          </table:table-cell>
          <table:table-cell table:style-name="ce35" table:number-columns-repeated="2"/>
          <table:table-cell table:style-name="ce29"/>
          <table:table-cell table:style-name="ce35"/>
          <table:table-cell table:style-name="ce58"/>
          <table:table-cell table:style-name="ce63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5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/>
          <table:table-cell table:style-name="ce81"/>
          <table:table-cell table:number-columns-repeated="993"/>
        </table:table-row>
        <table:table-row table:style-name="ro1">
          <table:table-cell table:style-name="ce20" office:value-type="float" office:value="401" calcext:value-type="float">
            <text:p>401</text:p>
          </table:table-cell>
          <table:table-cell table:style-name="ce28" table:formula="of:=SUMPRODUCT([.I$3:.AU$3];[.I66:.AU66])" office:value-type="float" office:value="0" calcext:value-type="float">
            <text:p>0</text:p>
          </table:table-cell>
          <table:table-cell table:style-name="ce36" office:value-type="string" calcext:value-type="string">
            <text:p>ESP32 D1 mini mit CH9102X drive Type-C</text:p>
          </table:table-cell>
          <table:table-cell table:style-name="ce36" table:formula="of:=HYPERLINK(&quot;https://de.aliexpress.com/item/1005005972627549.html?spm=a2g0o.order_list.order_list_main.408.f9f35c5fI5TZhl&amp;gatewayAdapt=glo2deu&quot;;&quot;AliExpress SAMIORE Choice Store&quot;)" office:value-type="string" office:string-value="AliExpress SAMIORE Choice Store" calcext:value-type="string">
            <text:p>AliExpress SAMIORE Choice Store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12.05" calcext:value-type="float">
            <text:p>12,05</text:p>
          </table:table-cell>
          <table:table-cell table:style-name="ce48" table:formula="of:=IF(AND(ISNUMBER([.E66]);[.E66]&lt;&gt;0);[.F66]/[.E66];0)" office:value-type="float" office:value="12.05" calcext:value-type="float">
            <text:p>12,05</text:p>
          </table:table-cell>
          <table:table-cell table:style-name="ce56" table:formula="of:=[.G66]*[.B66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402" calcext:value-type="float">
            <text:p>402</text:p>
          </table:table-cell>
          <table:table-cell table:style-name="ce28" table:formula="of:=SUMPRODUCT([.I$3:.AU$3];[.I67:.AU67])" office:value-type="float" office:value="0" calcext:value-type="float">
            <text:p>0</text:p>
          </table:table-cell>
          <table:table-cell table:style-name="ce36" office:value-type="string" calcext:value-type="string">
            <text:p>OLED-Display 1,54 Zoll, I2C <text:span text:style-name="T1">4 Pin</text:span> weiß</text:p>
          </table:table-cell>
          <table:table-cell table:style-name="ce36" table:formula="of:=HYPERLINK(&quot;https://de.aliexpress.com/item/1005008521802913.html?spm=a2g0o.productlist.main.5.76c963a5nZ21II&amp;algo_pvid=e27023f1-eb68-4ed5-bb90-c08dd32fed0f&amp;algo_exp_id=e27023f1-eb68-4ed5-bb90-c08dd32fed0f-2&amp;pdp_ext_f=%7B%22order%22%3A%222%22%2C%22eval%22%3A%221%22%7D&amp;pdp_npi=4%40dis%21EUR%214.99%214.99%21%21%215.27%215.27%21%40211b819117412547934477381e935a%2112000045546153025%21sea%21AT%21738334575%21X&amp;curPageLogUid=p2LHVernNPkF&amp;utparam-url=scene%3Asearch%7Cquery_from%3A&quot;;&quot;AliExpress All-goods-are-freeshipping Store&quot;)" office:value-type="string" office:string-value="AliExpress All-goods-are-freeshipping Store" calcext:value-type="string">
            <text:p>AliExpress All-goods-are-freeshipping Store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4.99" calcext:value-type="float">
            <text:p>4,99</text:p>
          </table:table-cell>
          <table:table-cell table:style-name="ce48" table:formula="of:=IF(AND(ISNUMBER([.E67]);[.E67]&lt;&gt;0);[.F67]/[.E67];0)" office:value-type="float" office:value="4.99" calcext:value-type="float">
            <text:p>4,99</text:p>
          </table:table-cell>
          <table:table-cell table:style-name="ce56" table:formula="of:=[.G67]*[.B67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/>
          <table:table-cell table:number-columns-repeated="2" table:style-name="ce36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403" calcext:value-type="float">
            <text:p>403</text:p>
          </table:table-cell>
          <table:table-cell table:style-name="ce28" table:formula="of:=SUMPRODUCT([.I$3:.AU$3];[.I68:.AU68])" office:value-type="float" office:value="1" calcext:value-type="float">
            <text:p>1</text:p>
          </table:table-cell>
          <table:table-cell table:style-name="ce36" office:value-type="string" calcext:value-type="string">
            <text:p>Relais HFD4-3 DIP 3V</text:p>
          </table:table-cell>
          <table:table-cell table:style-name="ce36" table:formula="of:=HYPERLINK(&quot;https://de.aliexpress.com/item/1005005783041160.html?spm=a2g0o.order_list.order_list_main.50.475b5c5fAotQH3&amp;gatewayAdapt=glo2deu&quot;;&quot;AliExpress Source Of Information Store&quot;)" office:value-type="string" office:string-value="AliExpress Source Of Information Store" calcext:value-type="string">
            <text:p>AliExpress Source Of Information Store</text:p>
          </table:table-cell>
          <table:table-cell table:style-name="ce36" office:value-type="float" office:value="20" calcext:value-type="float">
            <text:p>20</text:p>
          </table:table-cell>
          <table:table-cell table:style-name="ce44" office:value-type="float" office:value="22.91" calcext:value-type="float">
            <text:p>22,91</text:p>
          </table:table-cell>
          <table:table-cell table:style-name="ce48" table:formula="of:=IF(AND(ISNUMBER([.E68]);[.E68]&lt;&gt;0);[.F68]/[.E68];0)" office:value-type="float" office:value="1.1455" calcext:value-type="float">
            <text:p>1,15</text:p>
          </table:table-cell>
          <table:table-cell table:style-name="ce56" table:formula="of:=[.G68]*[.B68]" office:value-type="float" office:value="1.1455" calcext:value-type="float">
            <text:p>1,15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office:value-type="float" office:value="2" calcext:value-type="float">
            <text:p>2</text:p>
          </table:table-cell>
          <table:table-cell table:style-name="ce36" table:number-columns-repeated="2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table:style-name="ce36" table:number-columns-repeated="2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404" calcext:value-type="float">
            <text:p>404</text:p>
          </table:table-cell>
          <table:table-cell table:style-name="ce28" table:formula="of:=SUMPRODUCT([.I$3:.AU$3];[.I69:.AU69])" office:value-type="float" office:value="0" calcext:value-type="float">
            <text:p>0</text:p>
          </table:table-cell>
          <table:table-cell table:style-name="ce36" office:value-type="string" calcext:value-type="string">
            <text:p>Relais HFD4-5 DIP 5V (oder AXICOM IM03TS 5VDC)</text:p>
          </table:table-cell>
          <table:table-cell table:style-name="ce36" table:formula="of:=HYPERLINK(&quot;https://de.aliexpress.com/item/1005007261952244.html?spm=a2g0o.order_list.order_list_main.42.40f55c5f5h69eX&amp;gatewayAdapt=glo2deu&quot;;&quot;AliExpress HangGuo Store&quot;)" office:value-type="string" office:string-value="AliExpress HangGuo Store" calcext:value-type="string">
            <text:p>AliExpress HangGuo Store</text:p>
          </table:table-cell>
          <table:table-cell table:style-name="ce36" office:value-type="float" office:value="5" calcext:value-type="float">
            <text:p>5</text:p>
          </table:table-cell>
          <table:table-cell table:style-name="ce44" office:value-type="float" office:value="6.84" calcext:value-type="float">
            <text:p>6,84</text:p>
          </table:table-cell>
          <table:table-cell table:style-name="ce48" table:formula="of:=IF(AND(ISNUMBER([.E69]);[.E69]&lt;&gt;0);[.F69]/[.E69];0)" office:value-type="float" office:value="1.368" calcext:value-type="float">
            <text:p>1,37</text:p>
          </table:table-cell>
          <table:table-cell table:style-name="ce56" table:formula="of:=[.G69]*[.B69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405" calcext:value-type="float">
            <text:p>405</text:p>
          </table:table-cell>
          <table:table-cell table:style-name="ce28" table:formula="of:=SUMPRODUCT([.I$3:.AU$3];[.I70:.AU70])" office:value-type="float" office:value="1" calcext:value-type="float">
            <text:p>1</text:p>
          </table:table-cell>
          <table:table-cell table:style-name="ce36" office:value-type="string" calcext:value-type="string">
            <text:p>Optokoppler SFH 615A-4</text:p>
          </table:table-cell>
          <table:table-cell table:style-name="ce36" table:formula="of:=HYPERLINK(&quot;https://de.aliexpress.com/item/1005002283822668.html?spm=a2g0o.productlist.main.3.13fa54d84iOUlM&amp;algo_pvid=ac909257-2c57-4b00-a464-6fb49a4be321&amp;algo_exp_id=ac909257-2c57-4b00-a464-6fb49a4be321-1&amp;pdp_npi=4%40dis%21EUR%213.52%213.25%21%21%213.62%213.34%21%402103963717331344744951943e6b34%2112000019909239115%21sea%21AT%21738334575%21X&amp;curPageLogUid=hq0KjQN0J1tm&amp;utparam-url=scene%3Asearch%7Cquery_from%3A&quot;;&quot;AliExpress shenzhenYida Store&quot;)" office:value-type="string" office:string-value="AliExpress shenzhenYida Store" calcext:value-type="string">
            <text:p>AliExpress shenzhenYida 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2.04" calcext:value-type="float">
            <text:p>2,04</text:p>
          </table:table-cell>
          <table:table-cell table:style-name="ce48" table:formula="of:=IF(AND(ISNUMBER([.E70]);[.E70]&lt;&gt;0);[.F70]/[.E70];0)" office:value-type="float" office:value="0.204" calcext:value-type="float">
            <text:p>0,20</text:p>
          </table:table-cell>
          <table:table-cell table:style-name="ce56" table:formula="of:=[.G70]*[.B70]" office:value-type="float" office:value="0.204" calcext:value-type="float">
            <text:p>0,2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406" calcext:value-type="float">
            <text:p>406</text:p>
          </table:table-cell>
          <table:table-cell table:style-name="ce28" table:formula="of:=SUMPRODUCT([.I$3:.AU$3];[.I71:.AU71])" office:value-type="float" office:value="0" calcext:value-type="float">
            <text:p>0</text:p>
          </table:table-cell>
          <table:table-cell table:style-name="ce36" office:value-type="string" calcext:value-type="string">
            <text:p>Optokoppler 6N137</text:p>
          </table:table-cell>
          <table:table-cell table:style-name="ce36" table:formula="of:=HYPERLINK(&quot;https://de.aliexpress.com/item/1005002002451701.html?spm=a2g0o.productlist.main.1.1696605ch0dlgy&amp;algo_pvid=3ec1e43f-3a23-42c9-bcac-6014cf738371&amp;algo_exp_id=3ec1e43f-3a23-42c9-bcac-6014cf738371-0&amp;pdp_npi=4%40dis%21EUR%212.21%212.09%21%21%212.27%212.15%21%40211b80e117331343177752865ed8ce%2112000018375333251%21sea%21AT%21738334575%21X&amp;curPageLogUid=xMxw72qv77ca&amp;utparam-url=scene%3Asearch%7Cquery_from%3A&quot;;&quot;AliExpress China IC Sales Store&quot;)" office:value-type="string" office:string-value="AliExpress China IC Sales Store" calcext:value-type="string">
            <text:p>AliExpress China IC Sales 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2.2" calcext:value-type="float">
            <text:p>2,20</text:p>
          </table:table-cell>
          <table:table-cell table:style-name="ce48" table:formula="of:=IF(AND(ISNUMBER([.E71]);[.E71]&lt;&gt;0);[.F71]/[.E71];0)" office:value-type="float" office:value="0.22" calcext:value-type="float">
            <text:p>0,22</text:p>
          </table:table-cell>
          <table:table-cell table:style-name="ce56" table:formula="of:=[.G71]*[.B71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407" calcext:value-type="float">
            <text:p>407</text:p>
          </table:table-cell>
          <table:table-cell table:style-name="ce28" table:formula="of:=SUMPRODUCT([.I$3:.AU$3];[.I72:.AU72])" office:value-type="float" office:value="1" calcext:value-type="float">
            <text:p>1</text:p>
          </table:table-cell>
          <table:table-cell table:style-name="ce36" office:value-type="string" calcext:value-type="string">
            <text:p>Transistor BC327-40 PNP</text:p>
          </table:table-cell>
          <table:table-cell table:style-name="ce36" table:formula="of:=HYPERLINK(&quot;https://www.reichelt.at/at/de/shop/produkt/bipolartransistor_pnp_45v_0_5a_0_625w_to-92-219124&quot;;&quot;Reichelt&quot;)" office:value-type="string" office:string-value="Reichelt" calcext:value-type="string">
            <text:p>Reichelt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0.04" calcext:value-type="float">
            <text:p>0,04</text:p>
          </table:table-cell>
          <table:table-cell table:style-name="ce48" table:formula="of:=IF(AND(ISNUMBER([.E72]);[.E72]&lt;&gt;0);[.F72]/[.E72];0)" office:value-type="float" office:value="0.04" calcext:value-type="float">
            <text:p>0,04</text:p>
          </table:table-cell>
          <table:table-cell table:style-name="ce56" table:formula="of:=[.G72]*[.B72]" office:value-type="float" office:value="0.04" calcext:value-type="float">
            <text:p>0,04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office:value-type="float" office:value="2" calcext:value-type="float">
            <text:p>2</text:p>
          </table:table-cell>
          <table:table-cell table:style-name="ce36" table:number-columns-repeated="2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number-columns-repeated="2"/>
          <table:table-cell table:style-name="ce68" office:value-type="float" office:value="3" calcext:value-type="float">
            <text:p>3</text:p>
          </table:table-cell>
          <table:table-cell table:style-name="ce119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408" calcext:value-type="float">
            <text:p>408</text:p>
          </table:table-cell>
          <table:table-cell table:style-name="ce28" table:formula="of:=SUMPRODUCT([.I$3:.AU$3];[.I73:.AU73])" office:value-type="float" office:value="1" calcext:value-type="float">
            <text:p>1</text:p>
          </table:table-cell>
          <table:table-cell table:style-name="ce36" office:value-type="string" calcext:value-type="string">
            <text:p>Transistor BC337-40 NPN</text:p>
          </table:table-cell>
          <table:table-cell table:style-name="ce36" table:formula="of:=HYPERLINK(&quot;https://www.reichelt.at/at/de/shop/produkt/bipolartransistor_npn_45v_0_8a_0_625w_to-92-219126&quot;;&quot;Reichelt&quot;)" office:value-type="string" office:string-value="Reichelt" calcext:value-type="string">
            <text:p>Reichelt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0.04" calcext:value-type="float">
            <text:p>0,04</text:p>
          </table:table-cell>
          <table:table-cell table:style-name="ce48" table:formula="of:=IF(AND(ISNUMBER([.E73]);[.E73]&lt;&gt;0);[.F73]/[.E73];0)" office:value-type="float" office:value="0.04" calcext:value-type="float">
            <text:p>0,04</text:p>
          </table:table-cell>
          <table:table-cell table:style-name="ce56" table:formula="of:=[.G73]*[.B73]" office:value-type="float" office:value="0.04" calcext:value-type="float">
            <text:p>0,04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/>
          <table:table-cell table:style-name="ce36" office:value-type="float" office:value="4" calcext:value-type="float">
            <text:p>4</text:p>
          </table:table-cell>
          <table:table-cell table:style-name="ce36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/>
          <table:table-cell table:style-name="ce36" office:value-type="float" office:value="6" calcext:value-type="float">
            <text:p>6</text:p>
          </table:table-cell>
          <table:table-cell table:style-name="ce36"/>
          <table:table-cell table:style-name="ce68" office:value-type="float" office:value="6" calcext:value-type="float">
            <text:p>6</text:p>
          </table:table-cell>
          <table:table-cell table:style-name="ce119" office:value-type="float" office:value="6" calcext:value-type="float">
            <text:p>6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409" calcext:value-type="float">
            <text:p>409</text:p>
          </table:table-cell>
          <table:table-cell table:style-name="ce28" table:formula="of:=SUMPRODUCT([.I$3:.AU$3];[.I74:.AU74])" office:value-type="float" office:value="1" calcext:value-type="float">
            <text:p>1</text:p>
          </table:table-cell>
          <table:table-cell table:style-name="ce36" office:value-type="string" calcext:value-type="string">
            <text:p>LED 3mm, <text:span text:style-name="T1">2mA</text:span>, bedrahtet, rot, 5mcd, 60°</text:p>
          </table:table-cell>
          <table:table-cell table:style-name="ce36" table:formula="of:=HYPERLINK(&quot;https://www.reichelt.com/at/de/shop/produkt/led_3_mm_bedrahtet_rot_5_mcd_60_-21626?nbc=1&quot;;&quot;Reichelt&quot;)" office:value-type="string" office:string-value="Reichelt" calcext:value-type="string">
            <text:p>Reichelt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0.151" calcext:value-type="float">
            <text:p>0,15</text:p>
          </table:table-cell>
          <table:table-cell table:style-name="ce48" table:formula="of:=IF(AND(ISNUMBER([.E74]);[.E74]&lt;&gt;0);[.F74]/[.E74];0)" office:value-type="float" office:value="0.151" calcext:value-type="float">
            <text:p>0,15</text:p>
          </table:table-cell>
          <table:table-cell table:style-name="ce56" table:formula="of:=[.G74]*[.B74]" office:value-type="float" office:value="0.151" calcext:value-type="float">
            <text:p>0,15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410" calcext:value-type="float">
            <text:p>410</text:p>
          </table:table-cell>
          <table:table-cell table:style-name="ce28" table:formula="of:=SUMPRODUCT([.I$3:.AU$3];[.I75:.AU75])" office:value-type="float" office:value="1" calcext:value-type="float">
            <text:p>1</text:p>
          </table:table-cell>
          <table:table-cell table:style-name="ce36" office:value-type="string" calcext:value-type="string">
            <text:p>LED 3mm, <text:span text:style-name="T1">2mA</text:span>, bedrahtet, gelb, 3,2mcd, 60°</text:p>
          </table:table-cell>
          <table:table-cell table:style-name="ce36" table:formula="of:=HYPERLINK(&quot;https://www.reichelt.com/at/de/shop/produkt/led_3_mm_bedrahtet_gelb_3_2_mcd_60_-21628&quot;;&quot;Reichelt&quot;)" office:value-type="string" office:string-value="Reichelt" calcext:value-type="string">
            <text:p>Reichelt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0.151" calcext:value-type="float">
            <text:p>0,15</text:p>
          </table:table-cell>
          <table:table-cell table:style-name="ce48" table:formula="of:=IF(AND(ISNUMBER([.E75]);[.E75]&lt;&gt;0);[.F75]/[.E75];0)" office:value-type="float" office:value="0.151" calcext:value-type="float">
            <text:p>0,15</text:p>
          </table:table-cell>
          <table:table-cell table:style-name="ce56" table:formula="of:=[.G75]*[.B75]" office:value-type="float" office:value="0.151" calcext:value-type="float">
            <text:p>0,15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/>
          <table:table-cell table:style-name="ce36" office:value-type="float" office:value="3" calcext:value-type="float">
            <text:p>3</text:p>
          </table:table-cell>
          <table:table-cell table:style-name="ce36"/>
          <table:table-cell table:style-name="ce68" office:value-type="float" office:value="3" calcext:value-type="float">
            <text:p>3</text:p>
          </table:table-cell>
          <table:table-cell table:style-name="ce119" office:value-type="float" office:value="3" calcext:value-type="float">
            <text:p>3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411" calcext:value-type="float">
            <text:p>411</text:p>
          </table:table-cell>
          <table:table-cell table:style-name="ce28" table:formula="of:=SUMPRODUCT([.I$3:.AU$3];[.I76:.AU76])" office:value-type="float" office:value="1" calcext:value-type="float">
            <text:p>1</text:p>
          </table:table-cell>
          <table:table-cell table:style-name="ce36" office:value-type="string" calcext:value-type="string">
            <text:p>LED 3mm, <text:span text:style-name="T1">2mA</text:span>, bedrahtet, grün, 3,2mcd, 60°</text:p>
          </table:table-cell>
          <table:table-cell table:style-name="ce36" table:formula="of:=HYPERLINK(&quot;https://www.reichelt.at/at/de/shop/produkt/led_3_mm_bedrahtet_gruen_3_2_mcd_60_-21624?nbc=1&quot;;&quot;Reichelt&quot;)" office:value-type="string" office:string-value="Reichelt" calcext:value-type="string">
            <text:p>Reichelt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0.151" calcext:value-type="float">
            <text:p>0,15</text:p>
          </table:table-cell>
          <table:table-cell table:style-name="ce48" table:formula="of:=IF(AND(ISNUMBER([.E76]);[.E76]&lt;&gt;0);[.F76]/[.E76];0)" office:value-type="float" office:value="0.151" calcext:value-type="float">
            <text:p>0,15</text:p>
          </table:table-cell>
          <table:table-cell table:style-name="ce56" table:formula="of:=[.G76]*[.B76]" office:value-type="float" office:value="0.151" calcext:value-type="float">
            <text:p>0,15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412" calcext:value-type="float">
            <text:p>412</text:p>
          </table:table-cell>
          <table:table-cell table:style-name="ce28" table:formula="of:=SUMPRODUCT([.I$3:.AU$3];[.I77:.AU77])" office:value-type="float" office:value="4" calcext:value-type="float">
            <text:p>4</text:p>
          </table:table-cell>
          <table:table-cell table:style-name="ce36" office:value-type="string" calcext:value-type="string">
            <text:p>Diode 1N4148</text:p>
          </table:table-cell>
          <table:table-cell table:style-name="ce36" table:formula="of:=HYPERLINK(&quot;https://de.aliexpress.com/item/4000142272546.html?spm=a2g0o.order_list.order_list_main.10.21375c5f6D6ELC&amp;gatewayAdapt=glo2deu&quot;;&quot;AliExpress DSSRQI Official Store&quot;)" office:value-type="string" office:string-value="AliExpress DSSRQI Official Store" calcext:value-type="string">
            <text:p>AliExpress DSSRQI Official Store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1.74" calcext:value-type="float">
            <text:p>1,74</text:p>
          </table:table-cell>
          <table:table-cell table:style-name="ce48" table:formula="of:=IF(AND(ISNUMBER([.E77]);[.E77]&lt;&gt;0);[.F77]/[.E77];0)" office:value-type="float" office:value="0.0174" calcext:value-type="float">
            <text:p>0,02</text:p>
          </table:table-cell>
          <table:table-cell table:style-name="ce56" table:formula="of:=[.G77]*[.B77]" office:value-type="float" office:value="0.0696" calcext:value-type="float">
            <text:p>0,07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126"/>
          <table:table-cell table:style-name="ce36" office:value-type="float" office:value="8" calcext:value-type="float">
            <text:p>8</text:p>
          </table:table-cell>
          <table:table-cell table:style-name="ce36" table:number-columns-repeated="2"/>
          <table:table-cell table:style-name="ce68" office:value-type="float" office:value="8" calcext:value-type="float">
            <text:p>8</text:p>
          </table:table-cell>
          <table:table-cell table:style-name="ce119" office:value-type="float" office:value="8" calcext:value-type="float">
            <text:p>8</text:p>
          </table:table-cell>
          <table:table-cell table:style-name="ce36" office:value-type="float" office:value="14" calcext:value-type="float">
            <text:p>14</text:p>
          </table:table-cell>
          <table:table-cell table:style-name="ce36" table:number-columns-repeated="2"/>
          <table:table-cell table:style-name="ce68" office:value-type="float" office:value="14" calcext:value-type="float">
            <text:p>14</text:p>
          </table:table-cell>
          <table:table-cell table:style-name="ce119" office:value-type="float" office:value="14" calcext:value-type="float">
            <text:p>14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number-columns-repeated="2"/>
          <table:table-cell table:style-name="ce68" office:value-type="float" office:value="3" calcext:value-type="float">
            <text:p>3</text:p>
          </table:table-cell>
          <table:table-cell table:style-name="ce119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table:number-columns-repeated="2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413" calcext:value-type="float">
            <text:p>413</text:p>
          </table:table-cell>
          <table:table-cell table:style-name="ce28" table:formula="of:=SUMPRODUCT([.I$3:.AU$3];[.I78:.AU78])" office:value-type="float" office:value="1" calcext:value-type="float">
            <text:p>1</text:p>
          </table:table-cell>
          <table:table-cell table:style-name="ce36" office:value-type="string" calcext:value-type="string">
            <text:p>Diode 1N4007</text:p>
          </table:table-cell>
          <table:table-cell table:style-name="ce36" table:formula="of:=HYPERLINK(&quot;https://de.aliexpress.com/item/1005005707666232.html?spm=a2g0o.cart.shoppingCartRecommend.2.5ae54ae4SoVLrW&amp;gps-id=shoppingCartRecommend&amp;scm=1007.13440.311564.0&amp;scm_id=1007.13440.311564.0&amp;scm-url=1007.13440.311564.0&amp;pvid=6c5797c5-d23b-4159-adb0-2cf99d3eadcb&amp;_t=gps-id:shoppingCartRecommend,scm-url:1007.13440.311564.0,pvid:6c5797c5-d23b-4159-adb0-2cf99d3eadcb,tpp_buckets:668%232846%238113%231998&amp;pdp_npi=4%40dis%21EUR%213.01%211.75%21%21%2122.55%2113.16%21%402103917f17333230857791501ec32f%2112000034075549695%21rec%21AT%21738334575%21XZ&amp;utparam-url=scene%3AshoppingCartRecommend%7Cquery_from%3A&quot;;&quot;AliExpress IBUW Electronic Store&quot;)" office:value-type="string" office:string-value="AliExpress IBUW Electronic Store" calcext:value-type="string">
            <text:p>AliExpress IBUW Electronic Store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1.85" calcext:value-type="float">
            <text:p>1,85</text:p>
          </table:table-cell>
          <table:table-cell table:style-name="ce48" table:formula="of:=IF(AND(ISNUMBER([.E78]);[.E78]&lt;&gt;0);[.F78]/[.E78];0)" office:value-type="float" office:value="0.0185" calcext:value-type="float">
            <text:p>0,02</text:p>
          </table:table-cell>
          <table:table-cell table:style-name="ce56" table:formula="of:=[.G78]*[.B78]" office:value-type="float" office:value="0.0185" calcext:value-type="float">
            <text:p>0,02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36"/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20" calcext:value-type="float">
            <text:p>220</text:p>
          </table:table-cell>
          <table:table-cell table:style-name="ce28" table:formula="of:=SUMPRODUCT([.I$3:.AU$3];[.I79:.AU79])" office:value-type="float" office:value="0" calcext:value-type="float">
            <text:p>0</text:p>
          </table:table-cell>
          <table:table-cell table:style-name="ce36" office:value-type="string" calcext:value-type="string">
            <text:p>Elko radial, 1000 uF, 35V, 10x20mm</text:p>
          </table:table-cell>
          <table:table-cell table:style-name="ce36" table:formula="of:=HYPERLINK(&quot;&quot;;&quot;AliExpress Xiazhi Store&quot;)" office:value-type="string" office:string-value="AliExpress Xiazhi Store" calcext:value-type="string">
            <text:p>AliExpress Xiazhi 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2.23" calcext:value-type="float">
            <text:p>2,23</text:p>
          </table:table-cell>
          <table:table-cell table:style-name="ce48" table:formula="of:=IF(AND(ISNUMBER([.E79]);[.E79]&lt;&gt;0);[.F79]/[.E79];0)" office:value-type="float" office:value="0.223" calcext:value-type="float">
            <text:p>0,22</text:p>
          </table:table-cell>
          <table:table-cell table:style-name="ce56" table:formula="of:=[.G79]*[.B79]" office:value-type="float" office:value="0" calcext:value-type="float">
            <text:p>0,00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36"/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21" calcext:value-type="float">
            <text:p>221</text:p>
          </table:table-cell>
          <table:table-cell table:style-name="ce28" table:formula="of:=SUMPRODUCT([.I$3:.AU$3];[.I80:.AU80])" office:value-type="float" office:value="1" calcext:value-type="float">
            <text:p>1</text:p>
          </table:table-cell>
          <table:table-cell table:style-name="ce36" office:value-type="string" calcext:value-type="string">
            <text:p>Elko radial, 33 uF, 35 V, 8x5mm</text:p>
          </table:table-cell>
          <table:table-cell table:style-name="ce36" table:formula="of:=HYPERLINK(&quot;https://de.aliexpress.com/item/1005003108572892.html?spm=a2g0o.order_list.order_list_main.211.40f55c5f5h69eX&amp;gatewayAdapt=glo2deu&quot;;&quot;AliExpress JXNSGUW Store&quot;)" office:value-type="string" office:string-value="AliExpress JXNSGUW Store" calcext:value-type="string">
            <text:p>AliExpress JXNSGUW Store</text:p>
          </table:table-cell>
          <table:table-cell table:style-name="ce36" office:value-type="float" office:value="20" calcext:value-type="float">
            <text:p>20</text:p>
          </table:table-cell>
          <table:table-cell table:style-name="ce44" office:value-type="float" office:value="10.17" calcext:value-type="float">
            <text:p>10,17</text:p>
          </table:table-cell>
          <table:table-cell table:style-name="ce48" table:formula="of:=IF(AND(ISNUMBER([.E80]);[.E80]&lt;&gt;0);[.F80]/[.E80];0)" office:value-type="float" office:value="0.5085" calcext:value-type="float">
            <text:p>0,51</text:p>
          </table:table-cell>
          <table:table-cell table:style-name="ce56" table:formula="of:=[.G80]*[.B80]" office:value-type="float" office:value="0.5085" calcext:value-type="float">
            <text:p>0,51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22" calcext:value-type="float">
            <text:p>222</text:p>
          </table:table-cell>
          <table:table-cell table:style-name="ce28" table:formula="of:=SUMPRODUCT([.I$3:.AU$3];[.I81:.AU81])" office:value-type="float" office:value="1" calcext:value-type="float">
            <text:p>1</text:p>
          </table:table-cell>
          <table:table-cell table:style-name="ce36" office:value-type="string" calcext:value-type="string">
            <text:p>Kondensator 100nF, 100 V, RM 5mm</text:p>
          </table:table-cell>
          <table:table-cell table:style-name="ce36" table:formula="of:=HYPERLINK(&quot;https://de.aliexpress.com/item/32904550088.html?spm=a2g0o.order_list.order_list_main.102.339e5c5fQBMzva&amp;gatewayAdapt=glo2deu&quot;;&quot;AliExpress Microelectronics Technology&quot;)" office:value-type="string" office:string-value="AliExpress Microelectronics Technology" calcext:value-type="string">
            <text:p>AliExpress Microelectronics Technology</text:p>
          </table:table-cell>
          <table:table-cell table:style-name="ce36" office:value-type="float" office:value="40" calcext:value-type="float">
            <text:p>40</text:p>
          </table:table-cell>
          <table:table-cell table:style-name="ce44" office:value-type="float" office:value="2.22" calcext:value-type="float">
            <text:p>2,22</text:p>
          </table:table-cell>
          <table:table-cell table:style-name="ce48" table:formula="of:=IF(AND(ISNUMBER([.E81]);[.E81]&lt;&gt;0);[.F81]/[.E81];0)" office:value-type="float" office:value="0.0555" calcext:value-type="float">
            <text:p>0,06</text:p>
          </table:table-cell>
          <table:table-cell table:style-name="ce56" table:formula="of:=[.G81]*[.B81]" office:value-type="float" office:value="0.0555" calcext:value-type="float">
            <text:p>0,06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23" calcext:value-type="float">
            <text:p>223</text:p>
          </table:table-cell>
          <table:table-cell table:style-name="ce28" table:formula="of:=SUMPRODUCT([.I$3:.AU$3];[.I82:.AU82])" office:value-type="float" office:value="0" calcext:value-type="float">
            <text:p>0</text:p>
          </table:table-cell>
          <table:table-cell table:style-name="ce36" office:value-type="string" calcext:value-type="string">
            <text:p>Kondensator 100 nF (104), 50 V, 2,54 mm (Vielschicht-Kerko)</text:p>
          </table:table-cell>
          <table:table-cell table:style-name="ce36" table:formula="of:=HYPERLINK(&quot;https://de.aliexpress.com/item/32865098104.html?spm=a2g0o.order_list.order_list_main.57.475b5c5fAotQH3&amp;gatewayAdapt=glo2deu&quot;;&quot;AliExpress Manufacturer of Module Store&quot;)" office:value-type="string" office:string-value="AliExpress Manufacturer of Module Store" calcext:value-type="string">
            <text:p>AliExpress Manufacturer of Module Store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2.17" calcext:value-type="float">
            <text:p>2,17</text:p>
          </table:table-cell>
          <table:table-cell table:style-name="ce48" table:formula="of:=IF(AND(ISNUMBER([.E82]);[.E82]&lt;&gt;0);[.F82]/[.E82];0)" office:value-type="float" office:value="0.0434" calcext:value-type="float">
            <text:p>0,04</text:p>
          </table:table-cell>
          <table:table-cell table:style-name="ce56" table:formula="of:=[.G82]*[.B82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24" calcext:value-type="float">
            <text:p>224</text:p>
          </table:table-cell>
          <table:table-cell table:style-name="ce28" office:value-type="float" office:value="0" calcext:value-type="float">
            <text:p>0</text:p>
          </table:table-cell>
          <table:table-cell table:style-name="ce36" office:value-type="string" calcext:value-type="string">
            <text:p>Kondensator 10 nF (103), 50 V, 2,54 mm</text:p>
          </table:table-cell>
          <table:table-cell table:style-name="ce36" table:formula="of:=HYPERLINK(&quot;https://de.aliexpress.com/item/32865098104.html?spm=a2g0o.order_list.order_list_main.57.475b5c5fAotQH3&amp;gatewayAdapt=glo2deu&quot;;&quot;AliExpress Manufacturer of Module Store&quot;)" office:value-type="string" office:string-value="AliExpress Manufacturer of Module Store" calcext:value-type="string">
            <text:p>AliExpress Manufacturer of Module Store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2.15" calcext:value-type="float">
            <text:p>2,15</text:p>
          </table:table-cell>
          <table:table-cell table:style-name="ce48" table:formula="of:=IF(AND(ISNUMBER([.E83]);[.E83]&lt;&gt;0);[.F83]/[.E83];0)" office:value-type="float" office:value="0.043" calcext:value-type="float">
            <text:p>0,04</text:p>
          </table:table-cell>
          <table:table-cell table:style-name="ce56" table:formula="of:=[.G83]*[.B83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25" calcext:value-type="float">
            <text:p>225</text:p>
          </table:table-cell>
          <table:table-cell table:style-name="ce28" table:formula="of:=SUMPRODUCT([.I$3:.AU$3];[.I84:.AU84])" office:value-type="float" office:value="0" calcext:value-type="float">
            <text:p>0</text:p>
          </table:table-cell>
          <table:table-cell table:style-name="ce36" office:value-type="string" calcext:value-type="string">
            <text:p>Kondensator 1 nF (102), 50 V, 2,54 mm</text:p>
          </table:table-cell>
          <table:table-cell table:style-name="ce36" table:formula="of:=HYPERLINK(&quot;https://de.aliexpress.com/item/32865098104.html?spm=a2g0o.order_list.order_list_main.57.475b5c5fAotQH3&amp;gatewayAdapt=glo2deu&quot;;&quot;AliExpress Manufacturer of Module Store&quot;)" office:value-type="string" office:string-value="AliExpress Manufacturer of Module Store" calcext:value-type="string">
            <text:p>AliExpress Manufacturer of Module Store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2.25" calcext:value-type="float">
            <text:p>2,25</text:p>
          </table:table-cell>
          <table:table-cell table:style-name="ce48" table:formula="of:=IF(AND(ISNUMBER([.E84]);[.E84]&lt;&gt;0);[.F84]/[.E84];0)" office:value-type="float" office:value="0.045" calcext:value-type="float">
            <text:p>0,05</text:p>
          </table:table-cell>
          <table:table-cell table:style-name="ce56" table:formula="of:=[.G84]*[.B84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30" calcext:value-type="float">
            <text:p>230</text:p>
          </table:table-cell>
          <table:table-cell table:style-name="ce28" table:formula="of:=SUMPRODUCT([.I$3:.AU$3];[.I85:.AU85])" office:value-type="float" office:value="0" calcext:value-type="float">
            <text:p>0</text:p>
          </table:table-cell>
          <table:table-cell table:style-name="ce36" office:value-type="string" calcext:value-type="string">
            <text:p>Leistungswiderstand 4,7Ω/5W</text:p>
          </table:table-cell>
          <table:table-cell table:style-name="ce36" table:formula="of:=HYPERLINK(&quot;https://www.reichelt.com/at/de/shop/produkt/drahtwiderstand_axial_5_w_4_7_ohm_10_-2623?nbc=1&quot;;&quot;Reichelt&quot;)" office:value-type="string" office:string-value="Reichelt" calcext:value-type="string">
            <text:p>Reichelt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0.35" calcext:value-type="float">
            <text:p>0,35</text:p>
          </table:table-cell>
          <table:table-cell table:style-name="ce48" table:formula="of:=IF(AND(ISNUMBER([.E85]);[.E85]&lt;&gt;0);[.F85]/[.E85];0)" office:value-type="float" office:value="0.35" calcext:value-type="float">
            <text:p>0,35</text:p>
          </table:table-cell>
          <table:table-cell table:style-name="ce56" table:formula="of:=[.G85]*[.B85]" office:value-type="float" office:value="0" calcext:value-type="float">
            <text:p>0,00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36"/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31" calcext:value-type="float">
            <text:p>231</text:p>
          </table:table-cell>
          <table:table-cell table:style-name="ce28" table:formula="of:=SUMPRODUCT([.I$3:.AU$3];[.I86:.AU86])" office:value-type="float" office:value="2" calcext:value-type="float">
            <text:p>2</text:p>
          </table:table-cell>
          <table:table-cell table:style-name="ce36" office:value-type="string" calcext:value-type="string">
            <text:p><text:span text:style-name="T2">Widerstand 47 Ohm, Kohleschicht, </text:span>0207, 250 mW, 5%</text:p>
          </table:table-cell>
          <table:table-cell table:style-name="ce36" table:formula="of:=HYPERLINK(&quot;https://www.reichelt.de/de/de/shop/produkt/widerstand_kohleschicht_47_ohm_0207_250_mw_5_-1431#&quot;;&quot;Reichelt&quot;)" office:value-type="string" office:string-value="Reichelt" calcext:value-type="string">
            <text:p>Reichelt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2.1" calcext:value-type="float">
            <text:p>2,10</text:p>
          </table:table-cell>
          <table:table-cell table:style-name="ce48" table:formula="of:=IF(AND(ISNUMBER([.E86]);[.E86]&lt;&gt;0);[.F86]/[.E86];0)" office:value-type="float" office:value="0.021" calcext:value-type="float">
            <text:p>0,02</text:p>
          </table:table-cell>
          <table:table-cell table:style-name="ce56" table:formula="of:=[.G86]*[.B86]" office:value-type="float" office:value="0.042" calcext:value-type="float">
            <text:p>0,04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/>
          <table:table-cell table:style-name="ce36" office:value-type="float" office:value="4" calcext:value-type="float">
            <text:p>4</text:p>
          </table:table-cell>
          <table:table-cell table:style-name="ce36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/>
          <table:table-cell table:style-name="ce36" office:value-type="float" office:value="6" calcext:value-type="float">
            <text:p>6</text:p>
          </table:table-cell>
          <table:table-cell table:style-name="ce36"/>
          <table:table-cell table:style-name="ce68" office:value-type="float" office:value="6" calcext:value-type="float">
            <text:p>6</text:p>
          </table:table-cell>
          <table:table-cell table:style-name="ce119" office:value-type="float" office:value="6" calcext:value-type="float">
            <text:p>6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32" calcext:value-type="float">
            <text:p>232</text:p>
          </table:table-cell>
          <table:table-cell table:style-name="ce28" table:formula="of:=SUMPRODUCT([.I$3:.AU$3];[.I87:.AU87])" office:value-type="float" office:value="1" calcext:value-type="float">
            <text:p>1</text:p>
          </table:table-cell>
          <table:table-cell table:style-name="ce36" office:value-type="string" calcext:value-type="string">
            <text:p><text:span text:style-name="T2">Widerstand 100 Ohm, Kohleschicht, </text:span>0207, 250 mW, 5%</text:p>
          </table:table-cell>
          <table:table-cell table:style-name="ce36" table:formula="of:=HYPERLINK(&quot;https://www.reichelt.de/de/de/shop/produkt/widerstand_kohleschicht_100_ohm_0207_250_mw_5_-1336&quot;;&quot;Reichelt&quot;)" office:value-type="string" office:string-value="Reichelt" calcext:value-type="string">
            <text:p>Reichelt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2.1" calcext:value-type="float">
            <text:p>2,10</text:p>
          </table:table-cell>
          <table:table-cell table:style-name="ce48" table:formula="of:=IF(AND(ISNUMBER([.E87]);[.E87]&lt;&gt;0);[.F87]/[.E87];0)" office:value-type="float" office:value="0.021" calcext:value-type="float">
            <text:p>0,02</text:p>
          </table:table-cell>
          <table:table-cell table:style-name="ce56" table:formula="of:=[.G87]*[.B87]" office:value-type="float" office:value="0.021" calcext:value-type="float">
            <text:p>0,02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33" calcext:value-type="float">
            <text:p>233</text:p>
          </table:table-cell>
          <table:table-cell table:style-name="ce28" table:formula="of:=SUMPRODUCT([.I$3:.AU$3];[.I88:.AU88])" office:value-type="float" office:value="4" calcext:value-type="float">
            <text:p>4</text:p>
          </table:table-cell>
          <table:table-cell table:style-name="ce36" office:value-type="string" calcext:value-type="string">
            <text:p><text:span text:style-name="T2">Widerstand 1 kOhm, Kohleschicht, </text:span>0207, 250 mW, 5%</text:p>
          </table:table-cell>
          <table:table-cell table:style-name="ce36" table:formula="of:=HYPERLINK(&quot;https://www.neuhold-elektronik.at/widerstaende-1-4w/1-ko-widerstand-1-4-w-100-stueck&quot;;&quot;Neuhold&quot;)" office:value-type="string" office:string-value="Neuhold" calcext:value-type="string">
            <text:p>Neuhold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1.2" calcext:value-type="float">
            <text:p>1,20</text:p>
          </table:table-cell>
          <table:table-cell table:style-name="ce48" table:formula="of:=IF(AND(ISNUMBER([.E88]);[.E88]&lt;&gt;0);[.F88]/[.E88];0)" office:value-type="float" office:value="0.012" calcext:value-type="float">
            <text:p>0,01</text:p>
          </table:table-cell>
          <table:table-cell table:style-name="ce56" table:formula="of:=[.G88]*[.B88]" office:value-type="float" office:value="0.048" calcext:value-type="float">
            <text:p>0,05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office:value-type="float" office:value="2" calcext:value-type="float">
            <text:p>2</text:p>
          </table:table-cell>
          <table:table-cell table:style-name="ce36" table:number-columns-repeated="2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126"/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3" calcext:value-type="float">
            <text:p>3</text:p>
          </table:table-cell>
          <table:table-cell table:style-name="ce36"/>
          <table:table-cell table:style-name="ce68" office:value-type="float" office:value="3" calcext:value-type="float">
            <text:p>3</text:p>
          </table:table-cell>
          <table:table-cell table:style-name="ce119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5" calcext:value-type="float">
            <text:p>5</text:p>
          </table:table-cell>
          <table:table-cell table:style-name="ce36"/>
          <table:table-cell table:style-name="ce68" office:value-type="float" office:value="6" calcext:value-type="float">
            <text:p>6</text:p>
          </table:table-cell>
          <table:table-cell table:style-name="ce119" office:value-type="float" office:value="6" calcext:value-type="float">
            <text:p>6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36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34" calcext:value-type="float">
            <text:p>234</text:p>
          </table:table-cell>
          <table:table-cell table:style-name="ce28" table:formula="of:=SUMPRODUCT([.I$3:.AU$3];[.I89:.AU89])" office:value-type="float" office:value="2" calcext:value-type="float">
            <text:p>2</text:p>
          </table:table-cell>
          <table:table-cell table:style-name="ce36" office:value-type="string" calcext:value-type="string">
            <text:p><text:span text:style-name="T2">Widerstand 4,7 kOhm, Kohleschicht, </text:span>0207, 250 mW, 5%</text:p>
          </table:table-cell>
          <table:table-cell table:style-name="ce36" table:formula="of:=HYPERLINK(&quot;https://www.neuhold-elektronik.at/widerstaende-1-4w/4-7-ko-widerstand-1-4-w-100-stueck&quot;;&quot;Neuhold&quot;)" office:value-type="string" office:string-value="Neuhold" calcext:value-type="string">
            <text:p>Neuhold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1.2" calcext:value-type="float">
            <text:p>1,20</text:p>
          </table:table-cell>
          <table:table-cell table:style-name="ce48" table:formula="of:=IF(AND(ISNUMBER([.E89]);[.E89]&lt;&gt;0);[.F89]/[.E89];0)" office:value-type="float" office:value="0.012" calcext:value-type="float">
            <text:p>0,01</text:p>
          </table:table-cell>
          <table:table-cell table:style-name="ce56" table:formula="of:=[.G89]*[.B89]" office:value-type="float" office:value="0.024" calcext:value-type="float">
            <text:p>0,02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number-columns-repeated="2"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number-columns-repeated="2" table:style-name="ce36" office:value-type="float" office:value="3" calcext:value-type="float">
            <text:p>3</text:p>
          </table:table-cell>
          <table:table-cell table:style-name="ce36"/>
          <table:table-cell table:style-name="ce68" office:value-type="float" office:value="6" calcext:value-type="float">
            <text:p>6</text:p>
          </table:table-cell>
          <table:table-cell table:style-name="ce119" office:value-type="float" office:value="6" calcext:value-type="float">
            <text:p>6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number-columns-repeated="2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35" calcext:value-type="float">
            <text:p>235</text:p>
          </table:table-cell>
          <table:table-cell table:style-name="ce28" table:formula="of:=SUMPRODUCT([.I$3:.AU$3];[.I90:.AU90])" office:value-type="float" office:value="2" calcext:value-type="float">
            <text:p>2</text:p>
          </table:table-cell>
          <table:table-cell table:style-name="ce36" office:value-type="string" calcext:value-type="string">
            <text:p><text:span text:style-name="T2">Widerstand 10 kOhm, Kohleschicht, </text:span>0207, 250 mW, 5%</text:p>
          </table:table-cell>
          <table:table-cell table:style-name="ce36" table:formula="of:=HYPERLINK(&quot;https://www.neuhold-elektronik.at/widerstaende-1-4w/10-ko-widerstand-1-4-w-100-stueck&quot;;&quot;Neuhold&quot;)" office:value-type="string" office:string-value="Neuhold" calcext:value-type="string">
            <text:p>Neuhold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1.2" calcext:value-type="float">
            <text:p>1,20</text:p>
          </table:table-cell>
          <table:table-cell table:style-name="ce48" table:formula="of:=IF(AND(ISNUMBER([.E90]);[.E90]&lt;&gt;0);[.F90]/[.E90];0)" office:value-type="float" office:value="0.012" calcext:value-type="float">
            <text:p>0,01</text:p>
          </table:table-cell>
          <table:table-cell table:style-name="ce56" table:formula="of:=[.G90]*[.B90]" office:value-type="float" office:value="0.024" calcext:value-type="float">
            <text:p>0,02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office:value-type="float" office:value="2" calcext:value-type="float">
            <text:p>2</text:p>
          </table:table-cell>
          <table:table-cell table:style-name="ce36" table:number-columns-repeated="2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126"/>
          <table:table-cell table:style-name="ce36" office:value-type="float" office:value="2" calcext:value-type="float">
            <text:p>2</text:p>
          </table:table-cell>
          <table:table-cell table:style-name="ce36" table:number-columns-repeated="2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number-columns-repeated="2"/>
          <table:table-cell table:style-name="ce68" office:value-type="float" office:value="3" calcext:value-type="float">
            <text:p>3</text:p>
          </table:table-cell>
          <table:table-cell table:style-name="ce119" office:value-type="float" office:value="3" calcext:value-type="float">
            <text:p>3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36" calcext:value-type="float">
            <text:p>236</text:p>
          </table:table-cell>
          <table:table-cell table:style-name="ce28" table:formula="of:=SUMPRODUCT([.I$3:.AU$3];[.I91:.AU91])" office:value-type="float" office:value="0" calcext:value-type="float">
            <text:p>0</text:p>
          </table:table-cell>
          <table:table-cell table:style-name="ce36" office:value-type="string" calcext:value-type="string">
            <text:p><text:span text:style-name="T2">Widerstand 47 kOhm, Kohleschicht, </text:span>0207, 250 mW, 5%</text:p>
          </table:table-cell>
          <table:table-cell table:style-name="ce36" table:formula="of:=HYPERLINK(&quot;https://www.neuhold-elektronik.at/widerstaende-1-4w/47-ko-widerstand-1-4-w-100-stueck&quot;;&quot;Neuhold&quot;)" office:value-type="string" office:string-value="Neuhold" calcext:value-type="string">
            <text:p>Neuhold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1.2" calcext:value-type="float">
            <text:p>1,20</text:p>
          </table:table-cell>
          <table:table-cell table:style-name="ce48" table:formula="of:=IF(AND(ISNUMBER([.E91]);[.E91]&lt;&gt;0);[.F91]/[.E91];0)" office:value-type="float" office:value="0.012" calcext:value-type="float">
            <text:p>0,01</text:p>
          </table:table-cell>
          <table:table-cell table:style-name="ce56" table:formula="of:=[.G91]*[.B91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3" calcext:value-type="float">
            <text:p>3</text:p>
          </table:table-cell>
          <table:table-cell table:style-name="ce36"/>
          <table:table-cell table:style-name="ce68" office:value-type="float" office:value="3" calcext:value-type="float">
            <text:p>3</text:p>
          </table:table-cell>
          <table:table-cell table:style-name="ce119" office:value-type="float" office:value="3" calcext:value-type="float">
            <text:p>3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37" calcext:value-type="float">
            <text:p>237</text:p>
          </table:table-cell>
          <table:table-cell table:style-name="ce28" table:formula="of:=SUMPRODUCT([.I$3:.AU$3];[.I92:.AU92])" office:value-type="float" office:value="2" calcext:value-type="float">
            <text:p>2</text:p>
          </table:table-cell>
          <table:table-cell table:style-name="ce36" office:value-type="string" calcext:value-type="string">
            <text:p><text:span text:style-name="T2">Widerstand 100 kOhm, Kohleschicht, </text:span>0207, 250 mW, 5%</text:p>
          </table:table-cell>
          <table:table-cell table:style-name="ce36" table:formula="of:=HYPERLINK(&quot;https://www.neuhold-elektronik.at/widerstaende-1-4w/100-ko-widerstand-1-4-w-100-stueck&quot;;&quot;Neuhold&quot;)" office:value-type="string" office:string-value="Neuhold" calcext:value-type="string">
            <text:p>Neuhold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1.2" calcext:value-type="float">
            <text:p>1,20</text:p>
          </table:table-cell>
          <table:table-cell table:style-name="ce48" table:formula="of:=IF(AND(ISNUMBER([.E92]);[.E92]&lt;&gt;0);[.F92]/[.E92];0)" office:value-type="float" office:value="0.012" calcext:value-type="float">
            <text:p>0,01</text:p>
          </table:table-cell>
          <table:table-cell table:style-name="ce56" table:formula="of:=[.G92]*[.B92]" office:value-type="float" office:value="0.024" calcext:value-type="float">
            <text:p>0,02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number-columns-repeated="2"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number-columns-repeated="2" table:style-name="ce36" office:value-type="float" office:value="3" calcext:value-type="float">
            <text:p>3</text:p>
          </table:table-cell>
          <table:table-cell table:style-name="ce36"/>
          <table:table-cell table:style-name="ce68" office:value-type="float" office:value="6" calcext:value-type="float">
            <text:p>6</text:p>
          </table:table-cell>
          <table:table-cell table:style-name="ce119" office:value-type="float" office:value="6" calcext:value-type="float">
            <text:p>6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U$3];[.I93:.AU93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93]);[.E93]&lt;&gt;0);[.F93]/[.E93];0)" office:value-type="float" office:value="0" calcext:value-type="float">
            <text:p>0,00</text:p>
          </table:table-cell>
          <table:table-cell table:style-name="ce56" table:formula="of:=[.G93]*[.B93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U$3];[.I94:.AU94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94]);[.E94]&lt;&gt;0);[.F94]/[.E94];0)" office:value-type="float" office:value="0" calcext:value-type="float">
            <text:p>0,00</text:p>
          </table:table-cell>
          <table:table-cell table:style-name="ce56" table:formula="of:=[.G94]*[.B94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19" office:value-type="float" office:value="500" calcext:value-type="float">
            <text:p>500</text:p>
          </table:table-cell>
          <table:table-cell table:style-name="ce29"/>
          <table:table-cell table:style-name="ce35" office:value-type="string" calcext:value-type="string">
            <text:p>Platinen</text:p>
          </table:table-cell>
          <table:table-cell table:style-name="ce35" table:number-columns-repeated="2"/>
          <table:table-cell table:style-name="ce29"/>
          <table:table-cell table:style-name="ce35"/>
          <table:table-cell table:style-name="ce57"/>
          <table:table-cell table:style-name="ce35" table:number-columns-repeated="5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5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/>
          <table:table-cell table:style-name="ce81"/>
          <table:table-cell table:number-columns-repeated="993"/>
        </table:table-row>
        <table:table-row table:style-name="ro1">
          <table:table-cell table:style-name="ce20" office:value-type="float" office:value="501" calcext:value-type="float">
            <text:p>501</text:p>
          </table:table-cell>
          <table:table-cell table:style-name="ce28" table:formula="of:=SUMPRODUCT([.I$3:.AU$3];[.I96:.AU96])" office:value-type="float" office:value="0" calcext:value-type="float">
            <text:p>0</text:p>
          </table:table-cell>
          <table:table-cell table:style-name="ce36" office:value-type="string" calcext:value-type="string">
            <text:p>Leiterplatte: AC_5V_6pol_DCC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96]);[.E96]&lt;&gt;0);[.F96]/[.E96];0)" office:value-type="float" office:value="0.95" calcext:value-type="float">
            <text:p>0,95</text:p>
          </table:table-cell>
          <table:table-cell table:style-name="ce56" table:formula="of:=[.G96]*[.B96]" office:value-type="float" office:value="0" calcext:value-type="float">
            <text:p>0,00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36"/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02" calcext:value-type="float">
            <text:p>502</text:p>
          </table:table-cell>
          <table:table-cell table:style-name="ce28" table:formula="of:=SUMPRODUCT([.I$3:.AU$3];[.I97:.AU97])" office:value-type="float" office:value="0" calcext:value-type="float">
            <text:p>0</text:p>
          </table:table-cell>
          <table:table-cell table:style-name="ce36" office:value-type="string" calcext:value-type="string">
            <text:p>Leiterplatte: RW_5V_SUB25_10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97]);[.E97]&lt;&gt;0);[.F97]/[.E97];0)" office:value-type="float" office:value="0.95" calcext:value-type="float">
            <text:p>0,95</text:p>
          </table:table-cell>
          <table:table-cell table:style-name="ce56" table:formula="of:=[.G97]*[.B97]" office:value-type="float" office:value="0" calcext:value-type="float">
            <text:p>0,00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03" calcext:value-type="float">
            <text:p>503</text:p>
          </table:table-cell>
          <table:table-cell table:style-name="ce28" table:formula="of:=SUMPRODUCT([.I$3:.AU$3];[.I98:.AU98])" office:value-type="float" office:value="0" calcext:value-type="float">
            <text:p>0</text:p>
          </table:table-cell>
          <table:table-cell table:style-name="ce36" office:value-type="string" calcext:value-type="string">
            <text:p>Leiterplatte: CON_SubD_Screw10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98]);[.E98]&lt;&gt;0);[.F98]/[.E98];0)" office:value-type="float" office:value="0.95" calcext:value-type="float">
            <text:p>0,95</text:p>
          </table:table-cell>
          <table:table-cell table:style-name="ce56" table:formula="of:=[.G98]*[.B98]" office:value-type="float" office:value="0" calcext:value-type="float">
            <text:p>0,00</text:p>
          </table:table-cell>
          <table:table-cell table:style-name="ce36" table:number-columns-repeated="2"/>
          <table:table-cell table:style-name="ce68"/>
          <table:table-cell table:style-name="ce68" office:value-type="float" office:value="1" calcext:value-type="float">
            <text:p>1</text:p>
          </table:table-cell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04" calcext:value-type="float">
            <text:p>504</text:p>
          </table:table-cell>
          <table:table-cell table:style-name="ce28" table:formula="of:=SUMPRODUCT([.I$3:.AU$3];[.I99:.AU99])" office:value-type="float" office:value="0" calcext:value-type="float">
            <text:p>0</text:p>
          </table:table-cell>
          <table:table-cell table:style-name="ce36" office:value-type="string" calcext:value-type="string">
            <text:p>Leiterplatte: RW_5V_2SUB25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99]);[.E99]&lt;&gt;0);[.F99]/[.E99];0)" office:value-type="float" office:value="0.95" calcext:value-type="float">
            <text:p>0,95</text:p>
          </table:table-cell>
          <table:table-cell table:style-name="ce56" table:formula="of:=[.G99]*[.B99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05" calcext:value-type="float">
            <text:p>505</text:p>
          </table:table-cell>
          <table:table-cell table:style-name="ce28" table:formula="of:=SUMPRODUCT([.I$3:.AU$3];[.I100:.AU100])" office:value-type="float" office:value="0" calcext:value-type="float">
            <text:p>0</text:p>
          </table:table-cell>
          <table:table-cell table:style-name="ce36" office:value-type="string" calcext:value-type="string">
            <text:p>Leiterplatte: Shield_5V_DCC_6pol_V3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00]);[.E100]&lt;&gt;0);[.F100]/[.E100];0)" office:value-type="float" office:value="0.95" calcext:value-type="float">
            <text:p>0,95</text:p>
          </table:table-cell>
          <table:table-cell table:style-name="ce56" table:formula="of:=[.G100]*[.B100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06" calcext:value-type="float">
            <text:p>506</text:p>
          </table:table-cell>
          <table:table-cell table:style-name="ce28" table:formula="of:=SUMPRODUCT([.I$3:.AU$3];[.I101:.AU101])" office:value-type="float" office:value="0" calcext:value-type="float">
            <text:p>0</text:p>
          </table:table-cell>
          <table:table-cell table:style-name="ce36" office:value-type="string" calcext:value-type="string">
            <text:p>Leiterplatte: Shield_I2C_5V_3V3_V2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01]);[.E101]&lt;&gt;0);[.F101]/[.E101];0)" office:value-type="float" office:value="0.95" calcext:value-type="float">
            <text:p>0,95</text:p>
          </table:table-cell>
          <table:table-cell table:style-name="ce56" table:formula="of:=[.G101]*[.B101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07" calcext:value-type="float">
            <text:p>507</text:p>
          </table:table-cell>
          <table:table-cell table:style-name="ce28" table:formula="of:=SUMPRODUCT([.I$3:.AU$3];[.I102:.AU102])" office:value-type="float" office:value="0" calcext:value-type="float">
            <text:p>0</text:p>
          </table:table-cell>
          <table:table-cell table:style-name="ce36" office:value-type="string" calcext:value-type="string">
            <text:p>Leiterplatte: Shield_I2C_5V_3V3_big_V2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02]);[.E102]&lt;&gt;0);[.F102]/[.E102];0)" office:value-type="float" office:value="0.95" calcext:value-type="float">
            <text:p>0,95</text:p>
          </table:table-cell>
          <table:table-cell table:style-name="ce56" table:formula="of:=[.G102]*[.B102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119" office:value-type="float" office:value="1" calcext:value-type="float">
            <text:p>1</text:p>
          </table:table-cell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08" calcext:value-type="float">
            <text:p>508</text:p>
          </table:table-cell>
          <table:table-cell table:style-name="ce28" table:formula="of:=SUMPRODUCT([.I$3:.AU$3];[.I103:.AU103])" office:value-type="float" office:value="1" calcext:value-type="float">
            <text:p>1</text:p>
          </table:table-cell>
          <table:table-cell table:style-name="ce36" office:value-type="string" calcext:value-type="string">
            <text:p>Leiterplatte: RW_LEER_LED_V1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03]);[.E103]&lt;&gt;0);[.F103]/[.E103];0)" office:value-type="float" office:value="0.95" calcext:value-type="float">
            <text:p>0,95</text:p>
          </table:table-cell>
          <table:table-cell table:style-name="ce56" table:formula="of:=[.G103]*[.B103]" office:value-type="float" office:value="0.95" calcext:value-type="float">
            <text:p>0,95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 office:value-type="float" office:value="1" calcext:value-type="float">
            <text:p>1</text:p>
          </table:table-cell>
          <table:table-cell table:style-name="ce36" table:number-columns-repeated="3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09" calcext:value-type="float">
            <text:p>509</text:p>
          </table:table-cell>
          <table:table-cell table:style-name="ce28" table:formula="of:=SUMPRODUCT([.I$3:.AU$3];[.I104:.AU104])" office:value-type="float" office:value="0" calcext:value-type="float">
            <text:p>0</text:p>
          </table:table-cell>
          <table:table-cell table:style-name="ce36" office:value-type="string" calcext:value-type="string">
            <text:p>Leiterplatte: RW_5V_W2_STRG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04]);[.E104]&lt;&gt;0);[.F104]/[.E104];0)" office:value-type="float" office:value="0.95" calcext:value-type="float">
            <text:p>0,95</text:p>
          </table:table-cell>
          <table:table-cell table:style-name="ce56" table:formula="of:=[.G104]*[.B104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10" calcext:value-type="float">
            <text:p>510</text:p>
          </table:table-cell>
          <table:table-cell table:style-name="ce28" table:formula="of:=SUMPRODUCT([.I$3:.AU$3];[.I105:.AU105])" office:value-type="float" office:value="0" calcext:value-type="float">
            <text:p>0</text:p>
          </table:table-cell>
          <table:table-cell table:style-name="ce36" office:value-type="string" calcext:value-type="string">
            <text:p>Leiterplatte: RW_5V_W2_LED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05]);[.E105]&lt;&gt;0);[.F105]/[.E105];0)" office:value-type="float" office:value="0.95" calcext:value-type="float">
            <text:p>0,95</text:p>
          </table:table-cell>
          <table:table-cell table:style-name="ce56" table:formula="of:=[.G105]*[.B105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11" calcext:value-type="float">
            <text:p>511</text:p>
          </table:table-cell>
          <table:table-cell table:style-name="ce28" table:formula="of:=SUMPRODUCT([.I$3:.AU$3];[.I106:.AU106])" office:value-type="float" office:value="0" calcext:value-type="float">
            <text:p>0</text:p>
          </table:table-cell>
          <table:table-cell table:style-name="ce36" office:value-type="string" calcext:value-type="string">
            <text:p>Leiterplatte: CON_6pol_3_V2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06]);[.E106]&lt;&gt;0);[.F106]/[.E106];0)" office:value-type="float" office:value="0.95" calcext:value-type="float">
            <text:p>0,95</text:p>
          </table:table-cell>
          <table:table-cell table:style-name="ce56" table:formula="of:=[.G106]*[.B106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12" calcext:value-type="float">
            <text:p>512</text:p>
          </table:table-cell>
          <table:table-cell table:style-name="ce28" table:formula="of:=SUMPRODUCT([.I$3:.AU$3];[.I107:.AU107])" office:value-type="float" office:value="0" calcext:value-type="float">
            <text:p>0</text:p>
          </table:table-cell>
          <table:table-cell table:style-name="ce36" office:value-type="string" calcext:value-type="string">
            <text:p>Leiterplatte: CON_10pol_2x4_V1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07]);[.E107]&lt;&gt;0);[.F107]/[.E107];0)" office:value-type="float" office:value="0.95" calcext:value-type="float">
            <text:p>0,95</text:p>
          </table:table-cell>
          <table:table-cell table:style-name="ce56" table:formula="of:=[.G107]*[.B107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119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119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119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13" calcext:value-type="float">
            <text:p>513</text:p>
          </table:table-cell>
          <table:table-cell table:style-name="ce28" table:formula="of:=SUMPRODUCT([.I$3:.AU$3];[.I108:.AU108])" office:value-type="float" office:value="0" calcext:value-type="float">
            <text:p>0</text:p>
          </table:table-cell>
          <table:table-cell table:style-name="ce36" office:value-type="string" calcext:value-type="string">
            <text:p>Leiterplatte: RW_5V_W3_STRG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08]);[.E108]&lt;&gt;0);[.F108]/[.E108];0)" office:value-type="float" office:value="0.95" calcext:value-type="float">
            <text:p>0,95</text:p>
          </table:table-cell>
          <table:table-cell table:style-name="ce56" table:formula="of:=[.G108]*[.B108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14" calcext:value-type="float">
            <text:p>514</text:p>
          </table:table-cell>
          <table:table-cell table:style-name="ce28" table:formula="of:=SUMPRODUCT([.I$3:.AU$3];[.I109:.AU109])" office:value-type="float" office:value="0" calcext:value-type="float">
            <text:p>0</text:p>
          </table:table-cell>
          <table:table-cell table:style-name="ce36" office:value-type="string" calcext:value-type="string">
            <text:p>Leiterplatte: RW_5V_W3_LED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09]);[.E109]&lt;&gt;0);[.F109]/[.E109];0)" office:value-type="float" office:value="0.95" calcext:value-type="float">
            <text:p>0,95</text:p>
          </table:table-cell>
          <table:table-cell table:style-name="ce56" table:formula="of:=[.G109]*[.B109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15" calcext:value-type="float">
            <text:p>515</text:p>
          </table:table-cell>
          <table:table-cell table:style-name="ce28" table:formula="of:=SUMPRODUCT([.I$3:.AU$3];[.I110:.AU110])" office:value-type="float" office:value="0" calcext:value-type="float">
            <text:p>0</text:p>
          </table:table-cell>
          <table:table-cell table:style-name="ce36" office:value-type="string" calcext:value-type="string">
            <text:p>Leiterplatte: CON_6pol_6_V2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10]);[.E110]&lt;&gt;0);[.F110]/[.E110];0)" office:value-type="float" office:value="0.95" calcext:value-type="float">
            <text:p>0,95</text:p>
          </table:table-cell>
          <table:table-cell table:style-name="ce56" table:formula="of:=[.G110]*[.B110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16" calcext:value-type="float">
            <text:p>516</text:p>
          </table:table-cell>
          <table:table-cell table:style-name="ce28" table:formula="of:=SUMPRODUCT([.I$3:.AU$3];[.I111:.AU111])" office:value-type="float" office:value="0" calcext:value-type="float">
            <text:p>0</text:p>
          </table:table-cell>
          <table:table-cell table:style-name="ce36" office:value-type="string" calcext:value-type="string">
            <text:p>Leiterplatte: RW_5V_2IO_STRG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11]);[.E111]&lt;&gt;0);[.F111]/[.E111];0)" office:value-type="float" office:value="0.95" calcext:value-type="float">
            <text:p>0,95</text:p>
          </table:table-cell>
          <table:table-cell table:style-name="ce56" table:formula="of:=[.G111]*[.B111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17" calcext:value-type="float">
            <text:p>517</text:p>
          </table:table-cell>
          <table:table-cell table:style-name="ce28" table:formula="of:=SUMPRODUCT([.I$3:.AU$3];[.I112:.AU112])" office:value-type="float" office:value="0" calcext:value-type="float">
            <text:p>0</text:p>
          </table:table-cell>
          <table:table-cell table:style-name="ce36" office:value-type="string" calcext:value-type="string">
            <text:p>Leiterplatte: RW_5V_2IO_LED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12]);[.E112]&lt;&gt;0);[.F112]/[.E112];0)" office:value-type="float" office:value="0.95" calcext:value-type="float">
            <text:p>0,95</text:p>
          </table:table-cell>
          <table:table-cell table:style-name="ce56" table:formula="of:=[.G112]*[.B112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18" calcext:value-type="float">
            <text:p>518</text:p>
          </table:table-cell>
          <table:table-cell table:style-name="ce28" table:formula="of:=SUMPRODUCT([.I$3:.AU$3];[.I113:.AU113])" office:value-type="float" office:value="0" calcext:value-type="float">
            <text:p>0</text:p>
          </table:table-cell>
          <table:table-cell table:style-name="ce36" office:value-type="string" calcext:value-type="string">
            <text:p>Leiterplatte: CON_1xIO_V2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13]);[.E113]&lt;&gt;0);[.F113]/[.E113];0)" office:value-type="float" office:value="0.95" calcext:value-type="float">
            <text:p>0,95</text:p>
          </table:table-cell>
          <table:table-cell table:style-name="ce56" table:formula="of:=[.G113]*[.B113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19" calcext:value-type="float">
            <text:p>519</text:p>
          </table:table-cell>
          <table:table-cell table:style-name="ce28" table:formula="of:=SUMPRODUCT([.I$3:.AU$3];[.I114:.AU114])" office:value-type="float" office:value="1" calcext:value-type="float">
            <text:p>1</text:p>
          </table:table-cell>
          <table:table-cell table:style-name="ce36" office:value-type="string" calcext:value-type="string">
            <text:p>Leiterplatte: RW_5V_1OUT_STRG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14]);[.E114]&lt;&gt;0);[.F114]/[.E114];0)" office:value-type="float" office:value="0.95" calcext:value-type="float">
            <text:p>0,95</text:p>
          </table:table-cell>
          <table:table-cell table:style-name="ce56" table:formula="of:=[.G114]*[.B114]" office:value-type="float" office:value="0.95" calcext:value-type="float">
            <text:p>0,95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20" calcext:value-type="float">
            <text:p>520</text:p>
          </table:table-cell>
          <table:table-cell table:style-name="ce28" table:formula="of:=SUMPRODUCT([.I$3:.AU$3];[.I115:.AU115])" office:value-type="float" office:value="1" calcext:value-type="float">
            <text:p>1</text:p>
          </table:table-cell>
          <table:table-cell table:style-name="ce36" office:value-type="string" calcext:value-type="string">
            <text:p>Leiterplatte: RW_5V_1OUT_LED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15]);[.E115]&lt;&gt;0);[.F115]/[.E115];0)" office:value-type="float" office:value="0.95" calcext:value-type="float">
            <text:p>0,95</text:p>
          </table:table-cell>
          <table:table-cell table:style-name="ce56" table:formula="of:=[.G115]*[.B115]" office:value-type="float" office:value="0.95" calcext:value-type="float">
            <text:p>0,95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21" calcext:value-type="float">
            <text:p>521</text:p>
          </table:table-cell>
          <table:table-cell table:style-name="ce28" table:formula="of:=SUMPRODUCT([.I$3:.AU$3];[.I116:.AU116])" office:value-type="float" office:value="0" calcext:value-type="float">
            <text:p>0</text:p>
          </table:table-cell>
          <table:table-cell table:style-name="ce36" office:value-type="string" calcext:value-type="string">
            <text:p>Leiterplatte: 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16]);[.E116]&lt;&gt;0);[.F116]/[.E116];0)" office:value-type="float" office:value="0.95" calcext:value-type="float">
            <text:p>0,95</text:p>
          </table:table-cell>
          <table:table-cell table:style-name="ce56" table:formula="of:=[.G116]*[.B116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22" calcext:value-type="float">
            <text:p>522</text:p>
          </table:table-cell>
          <table:table-cell table:style-name="ce28" table:formula="of:=SUMPRODUCT([.I$3:.AU$3];[.I117:.AU117])" office:value-type="float" office:value="0" calcext:value-type="float">
            <text:p>0</text:p>
          </table:table-cell>
          <table:table-cell table:style-name="ce36" office:value-type="string" calcext:value-type="string">
            <text:p>Leiterplatte: 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17]);[.E117]&lt;&gt;0);[.F117]/[.E117];0)" office:value-type="float" office:value="0.95" calcext:value-type="float">
            <text:p>0,95</text:p>
          </table:table-cell>
          <table:table-cell table:style-name="ce56" table:formula="of:=[.G117]*[.B117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23" calcext:value-type="float">
            <text:p>523</text:p>
          </table:table-cell>
          <table:table-cell table:style-name="ce28" table:formula="of:=SUMPRODUCT([.I$3:.AU$3];[.I118:.AU118])" office:value-type="float" office:value="0" calcext:value-type="float">
            <text:p>0</text:p>
          </table:table-cell>
          <table:table-cell table:style-name="ce36" office:value-type="string" calcext:value-type="string">
            <text:p>Leiterplatte: 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18]);[.E118]&lt;&gt;0);[.F118]/[.E118];0)" office:value-type="float" office:value="0.95" calcext:value-type="float">
            <text:p>0,95</text:p>
          </table:table-cell>
          <table:table-cell table:style-name="ce56" table:formula="of:=[.G118]*[.B118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24" calcext:value-type="float">
            <text:p>524</text:p>
          </table:table-cell>
          <table:table-cell table:style-name="ce28" table:formula="of:=SUMPRODUCT([.I$3:.AU$3];[.I119:.AU119])" office:value-type="float" office:value="0" calcext:value-type="float">
            <text:p>0</text:p>
          </table:table-cell>
          <table:table-cell table:style-name="ce36" office:value-type="string" calcext:value-type="string">
            <text:p>Leiterplatte: 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19]);[.E119]&lt;&gt;0);[.F119]/[.E119];0)" office:value-type="float" office:value="0.95" calcext:value-type="float">
            <text:p>0,95</text:p>
          </table:table-cell>
          <table:table-cell table:style-name="ce56" table:formula="of:=[.G119]*[.B119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25" calcext:value-type="float">
            <text:p>525</text:p>
          </table:table-cell>
          <table:table-cell table:style-name="ce28" table:formula="of:=SUMPRODUCT([.I$3:.AU$3];[.I120:.AU120])" office:value-type="float" office:value="0" calcext:value-type="float">
            <text:p>0</text:p>
          </table:table-cell>
          <table:table-cell table:style-name="ce36" office:value-type="string" calcext:value-type="string">
            <text:p>Leiterplatte: 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20]);[.E120]&lt;&gt;0);[.F120]/[.E120];0)" office:value-type="float" office:value="0.95" calcext:value-type="float">
            <text:p>0,95</text:p>
          </table:table-cell>
          <table:table-cell table:style-name="ce56" table:formula="of:=[.G120]*[.B120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U$3];[.I121:.AU121])" office:value-type="float" office:value="0" calcext:value-type="float">
            <text:p>0</text:p>
          </table:table-cell>
          <table:table-cell table:style-name="ce36"/>
          <table:table-cell table:style-name="ce36" office:value-type="string" calcext:value-type="string">
            <text:p>PCBWay</text:p>
          </table:table-cell>
          <table:table-cell table:style-name="ce36"/>
          <table:table-cell table:style-name="ce44"/>
          <table:table-cell table:style-name="ce48" table:formula="of:=IF(AND(ISNUMBER([.E121]);[.E121]&lt;&gt;0);[.F121]/[.E121];0)" office:value-type="float" office:value="0" calcext:value-type="float">
            <text:p>0,00</text:p>
          </table:table-cell>
          <table:table-cell table:style-name="ce56" table:formula="of:=[.G121]*[.B121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19" office:value-type="float" office:value="600" calcext:value-type="float">
            <text:p>600</text:p>
          </table:table-cell>
          <table:table-cell table:style-name="ce29"/>
          <table:table-cell table:style-name="ce35" office:value-type="string" calcext:value-type="string">
            <text:p>Sonstiges – 3D-Druck</text:p>
          </table:table-cell>
          <table:table-cell table:style-name="ce35" table:number-columns-repeated="2"/>
          <table:table-cell table:style-name="ce29"/>
          <table:table-cell table:style-name="ce35"/>
          <table:table-cell table:style-name="ce57"/>
          <table:table-cell table:style-name="ce35" table:number-columns-repeated="5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5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/>
          <table:table-cell table:style-name="ce81"/>
          <table:table-cell table:number-columns-repeated="993"/>
        </table:table-row>
        <table:table-row table:style-name="ro1">
          <table:table-cell table:style-name="ce20" office:value-type="float" office:value="601" calcext:value-type="float">
            <text:p>601</text:p>
          </table:table-cell>
          <table:table-cell table:style-name="ce28" table:formula="of:=SUMPRODUCT([.I$3:.AU$3];[.I123:.AU123])" office:value-type="float" office:value="0" calcext:value-type="float">
            <text:p>0</text:p>
          </table:table-cell>
          <table:table-cell table:style-name="ce36" office:value-type="string" calcext:value-type="string">
            <text:p>OLED Halterung</text:p>
          </table:table-cell>
          <table:table-cell table:style-name="ce36" office:value-type="string" calcext:value-type="string">
            <text:p>Eigenbau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2" calcext:value-type="float">
            <text:p>2,00</text:p>
          </table:table-cell>
          <table:table-cell table:style-name="ce48" table:formula="of:=IF(AND(ISNUMBER([.E123]);[.E123]&lt;&gt;0);[.F123]/[.E123];0)" office:value-type="float" office:value="2" calcext:value-type="float">
            <text:p>2,00</text:p>
          </table:table-cell>
          <table:table-cell table:style-name="ce56" table:formula="of:=[.G123]*[.B123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119" office:value-type="float" office:value="1" calcext:value-type="float">
            <text:p>1</text:p>
          </table:table-cell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602" calcext:value-type="float">
            <text:p>602</text:p>
          </table:table-cell>
          <table:table-cell table:style-name="ce28" table:formula="of:=SUMPRODUCT([.I$3:.AU$3];[.I124:.AU124])" office:value-type="float" office:value="0" calcext:value-type="float">
            <text:p>0</text:p>
          </table:table-cell>
          <table:table-cell table:style-name="ce36" office:value-type="string" calcext:value-type="string">
            <text:p>Sub-D-Stecker-Halterung</text:p>
          </table:table-cell>
          <table:table-cell table:style-name="ce36" office:value-type="string" calcext:value-type="string">
            <text:p>Eigenbau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2" calcext:value-type="float">
            <text:p>2,00</text:p>
          </table:table-cell>
          <table:table-cell table:style-name="ce48" table:formula="of:=IF(AND(ISNUMBER([.E124]);[.E124]&lt;&gt;0);[.F124]/[.E124];0)" office:value-type="float" office:value="2" calcext:value-type="float">
            <text:p>2,00</text:p>
          </table:table-cell>
          <table:table-cell table:style-name="ce56" table:formula="of:=[.G124]*[.B124]" office:value-type="float" office:value="0" calcext:value-type="float">
            <text:p>0,00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number-columns-repeated="2" table:style-name="ce68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U$3];[.I125:.AU125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125]);[.E125]&lt;&gt;0);[.F125]/[.E125];0)" office:value-type="float" office:value="0" calcext:value-type="float">
            <text:p>0,00</text:p>
          </table:table-cell>
          <table:table-cell table:style-name="ce56" table:formula="of:=[.G125]*[.B125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U$3];[.I126:.AU126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126]);[.E126]&lt;&gt;0);[.F126]/[.E126];0)" office:value-type="float" office:value="0" calcext:value-type="float">
            <text:p>0,00</text:p>
          </table:table-cell>
          <table:table-cell table:style-name="ce56" table:formula="of:=[.G126]*[.B126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19" office:value-type="float" office:value="700" calcext:value-type="float">
            <text:p>700</text:p>
          </table:table-cell>
          <table:table-cell table:style-name="ce29"/>
          <table:table-cell table:style-name="ce35" office:value-type="string" calcext:value-type="string">
            <text:p>Zukaufteile</text:p>
          </table:table-cell>
          <table:table-cell table:style-name="ce35" table:number-columns-repeated="2"/>
          <table:table-cell table:style-name="ce29"/>
          <table:table-cell table:style-name="ce35"/>
          <table:table-cell table:style-name="ce57"/>
          <table:table-cell table:style-name="ce63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5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/>
          <table:table-cell table:style-name="ce81"/>
          <table:table-cell table:number-columns-repeated="993"/>
        </table:table-row>
        <table:table-row table:style-name="ro1">
          <table:table-cell table:style-name="ce20" office:value-type="float" office:value="701" calcext:value-type="float">
            <text:p>701</text:p>
          </table:table-cell>
          <table:table-cell table:style-name="ce28" table:formula="of:=SUMPRODUCT([.I$3:.AU$3];[.I128:.AU128])" office:value-type="float" office:value="0" calcext:value-type="float">
            <text:p>0</text:p>
          </table:table-cell>
          <table:table-cell table:style-name="ce36" office:value-type="string" calcext:value-type="string">
            <text:p>DC-DC-Wandler-Board StepDown_LM2596</text:p>
          </table:table-cell>
          <table:table-cell table:style-name="ce36" table:formula="of:=HYPERLINK(&quot;https://www.amazon.de/dp/B0823P6PW6?ref=ppx_yo2ov_dt_b_fed_asin_title&quot;; &quot;Amazon&quot;)" office:value-type="string" office:string-value="Amazon" calcext:value-type="string">
            <text:p>Amazon</text:p>
          </table:table-cell>
          <table:table-cell table:style-name="ce36" office:value-type="float" office:value="5" calcext:value-type="float">
            <text:p>5</text:p>
          </table:table-cell>
          <table:table-cell table:style-name="ce44" office:value-type="float" office:value="9.56" calcext:value-type="float">
            <text:p>9,56</text:p>
          </table:table-cell>
          <table:table-cell table:style-name="ce48" table:formula="of:=IF(AND(ISNUMBER([.E128]);[.E128]&lt;&gt;0);[.F128]/[.E128];0)" office:value-type="float" office:value="1.912" calcext:value-type="float">
            <text:p>1,91</text:p>
          </table:table-cell>
          <table:table-cell table:style-name="ce56" table:formula="of:=[.G128]*[.B128]" office:value-type="float" office:value="0" calcext:value-type="float">
            <text:p>0,00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36"/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702" calcext:value-type="float">
            <text:p>702</text:p>
          </table:table-cell>
          <table:table-cell table:style-name="ce28" table:formula="of:=SUMPRODUCT([.I$3:.AU$3];[.I129:.AU129])" office:value-type="float" office:value="0" calcext:value-type="float">
            <text:p>0</text:p>
          </table:table-cell>
          <table:table-cell table:style-name="ce36" office:value-type="string" calcext:value-type="string">
            <text:p>Zwei-Kanal-I²C-Logik-Pegel-Wandler 5V-3V</text:p>
          </table:table-cell>
          <table:table-cell table:style-name="ce36" table:formula="of:=HYPERLINK(&quot;https://de.aliexpress.com/item/32903662283.html?spm=a2g0o.order_list.order_list_main.287.f9f35c5fx20r7L&amp;gatewayAdapt=glo2deu&quot;;&quot;AliExpress diymore Alice1101983 Store&quot;)" office:value-type="string" office:string-value="AliExpress diymore Alice1101983 Store" calcext:value-type="string">
            <text:p>AliExpress diymore Alice1101983 Store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0.27" calcext:value-type="float">
            <text:p>0,27</text:p>
          </table:table-cell>
          <table:table-cell table:style-name="ce48" table:formula="of:=IF(AND(ISNUMBER([.E129]);[.E129]&lt;&gt;0);[.F129]/[.E129];0)" office:value-type="float" office:value="0.27" calcext:value-type="float">
            <text:p>0,27</text:p>
          </table:table-cell>
          <table:table-cell table:style-name="ce56" table:formula="of:=[.G129]*[.B129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/>
          <table:table-cell table:number-columns-repeated="2" table:style-name="ce36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703" calcext:value-type="float">
            <text:p>703</text:p>
          </table:table-cell>
          <table:table-cell table:style-name="ce28" table:formula="of:=SUMPRODUCT([.I$3:.AU$3];[.I130:.AU130])" office:value-type="float" office:value="0" calcext:value-type="float">
            <text:p>0</text:p>
          </table:table-cell>
          <table:table-cell table:style-name="ce36" office:value-type="string" calcext:value-type="string">
            <text:p>I²C-I/O-Expander PCF 8574</text:p>
          </table:table-cell>
          <table:table-cell table:style-name="ce36" table:formula="of:=HYPERLINK(&quot;https://de.aliexpress.com/item/1005006308901447.html?spm=a2g0o.order_list.order_list_main.212.f9f35c5fx20r7L&amp;gatewayAdapt=glo2deu&quot;;&quot;AliExpress Electronic Components Market Store&quot;)" office:value-type="string" office:string-value="AliExpress Electronic Components Market Store" calcext:value-type="string">
            <text:p>AliExpress Electronic Components Market 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8.66" calcext:value-type="float">
            <text:p>8,66</text:p>
          </table:table-cell>
          <table:table-cell table:style-name="ce48" table:formula="of:=IF(AND(ISNUMBER([.E130]);[.E130]&lt;&gt;0);[.F130]/[.E130];0)" office:value-type="float" office:value="0.866" calcext:value-type="float">
            <text:p>0,87</text:p>
          </table:table-cell>
          <table:table-cell table:style-name="ce56" table:formula="of:=[.G130]*[.B130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U$3];[.I131:.AU131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131]);[.E131]&lt;&gt;0);[.F131]/[.E131];0)" office:value-type="float" office:value="0" calcext:value-type="float">
            <text:p>0,00</text:p>
          </table:table-cell>
          <table:table-cell table:style-name="ce56" table:formula="of:=[.G131]*[.B131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U$3];[.I132:.AU132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132]);[.E132]&lt;&gt;0);[.F132]/[.E132];0)" office:value-type="float" office:value="0" calcext:value-type="float">
            <text:p>0,00</text:p>
          </table:table-cell>
          <table:table-cell table:style-name="ce56" table:formula="of:=[.G132]*[.B132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U$3];[.I133:.AU133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133]);[.E133]&lt;&gt;0);[.F133]/[.E133];0)" office:value-type="float" office:value="0" calcext:value-type="float">
            <text:p>0,00</text:p>
          </table:table-cell>
          <table:table-cell table:style-name="ce56" table:formula="of:=[.G133]*[.B133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19" office:value-type="float" office:value="900" calcext:value-type="float">
            <text:p>900</text:p>
          </table:table-cell>
          <table:table-cell table:style-name="ce29"/>
          <table:table-cell table:style-name="ce35" office:value-type="string" calcext:value-type="string">
            <text:p>Fertige Teile</text:p>
          </table:table-cell>
          <table:table-cell table:style-name="ce35" table:number-columns-repeated="2"/>
          <table:table-cell table:style-name="ce29"/>
          <table:table-cell table:style-name="ce35"/>
          <table:table-cell table:style-name="ce57"/>
          <table:table-cell table:style-name="ce35" table:number-columns-repeated="5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5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/>
          <table:table-cell table:style-name="ce81"/>
          <table:table-cell table:number-columns-repeated="993"/>
        </table:table-row>
        <table:table-row table:style-name="ro1">
          <table:table-cell table:style-name="ce20" office:value-type="float" office:value="901" calcext:value-type="float">
            <text:p>901</text:p>
          </table:table-cell>
          <table:table-cell table:style-name="ce28" table:formula="of:=SUMPRODUCT([.I$3:.AU$3];[.I135:.AU135])" office:value-type="float" office:value="0" calcext:value-type="float">
            <text:p>0</text:p>
          </table:table-cell>
          <table:table-cell table:style-name="ce39" office:value-type="string" calcext:value-type="string">
            <text:p>CON_2510_NT</text:p>
          </table:table-cell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9"/>
          <table:table-cell table:style-name="ce46"/>
          <table:table-cell table:style-name="ce48" table:formula="of:=IF(AND(ISNUMBER([.E135]);[.E135]&lt;&gt;0);[.F135]/[.E135];0)" office:value-type="float" office:value="0" calcext:value-type="float">
            <text:p>0,00</text:p>
          </table:table-cell>
          <table:table-cell table:style-name="ce56" table:formula="of:=[.G135]*[.B135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U$3];[.I136:.AU136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136]);[.E136]&lt;&gt;0);[.F136]/[.E136];0)" office:value-type="float" office:value="0" calcext:value-type="float">
            <text:p>0,00</text:p>
          </table:table-cell>
          <table:table-cell table:style-name="ce56" table:formula="of:=[.G136]*[.B136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U$3];[.I137:.AU137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137]);[.E137]&lt;&gt;0);[.F137]/[.E137];0)" office:value-type="float" office:value="0" calcext:value-type="float">
            <text:p>0,00</text:p>
          </table:table-cell>
          <table:table-cell table:style-name="ce56" table:formula="of:=[.G137]*[.B137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U$3];[.I138:.AU138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138]);[.E138]&lt;&gt;0);[.F138]/[.E138];0)" office:value-type="float" office:value="0" calcext:value-type="float">
            <text:p>0,00</text:p>
          </table:table-cell>
          <table:table-cell table:style-name="ce56" table:formula="of:=[.G138]*[.B138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U$3];[.I139:.AU139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139]);[.E139]&lt;&gt;0);[.F139]/[.E139];0)" office:value-type="float" office:value="0" calcext:value-type="float">
            <text:p>0,00</text:p>
          </table:table-cell>
          <table:table-cell table:style-name="ce56" table:formula="of:=[.G139]*[.B139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2"/>
          <table:table-cell table:style-name="ce30" table:formula="of:=SUMPRODUCT([.I$3:.AU$3];[.I140:.AU140])" office:value-type="float" office:value="0" calcext:value-type="float">
            <text:p>0</text:p>
          </table:table-cell>
          <table:table-cell table:style-name="ce40"/>
          <table:table-cell table:style-name="ce40" table:formula="of:=HYPERLINK(&quot;&quot;;&quot;X&quot;)" office:value-type="string" office:string-value="X" calcext:value-type="string">
            <text:p>X</text:p>
          </table:table-cell>
          <table:table-cell table:style-name="ce40"/>
          <table:table-cell table:style-name="ce47"/>
          <table:table-cell table:style-name="ce49" table:formula="of:=IF(AND(ISNUMBER([.E140]);[.E140]&lt;&gt;0);[.F140]/[.E140];0)" office:value-type="float" office:value="0" calcext:value-type="float">
            <text:p>0,00</text:p>
          </table:table-cell>
          <table:table-cell table:style-name="ce59" table:formula="of:=[.G140]*[.B140]" office:value-type="float" office:value="0" calcext:value-type="float">
            <text:p>0,00</text:p>
          </table:table-cell>
          <table:table-cell table:style-name="ce40" table:number-columns-repeated="2"/>
          <table:table-cell table:style-name="ce69" table:number-columns-repeated="2"/>
          <table:table-cell table:style-name="ce40"/>
          <table:table-cell table:style-name="ce120"/>
          <table:table-cell table:style-name="ce40" table:number-columns-repeated="3"/>
          <table:table-cell table:style-name="ce69"/>
          <table:table-cell table:style-name="ce120"/>
          <table:table-cell table:style-name="ce126"/>
          <table:table-cell table:style-name="ce40" table:number-columns-repeated="3"/>
          <table:table-cell table:style-name="ce69"/>
          <table:table-cell table:style-name="ce120"/>
          <table:table-cell table:style-name="ce40" table:number-columns-repeated="3"/>
          <table:table-cell table:style-name="ce69"/>
          <table:table-cell table:style-name="ce120"/>
          <table:table-cell table:style-name="ce40" table:number-columns-repeated="3"/>
          <table:table-cell table:style-name="ce69"/>
          <table:table-cell table:style-name="ce120"/>
          <table:table-cell table:style-name="ce40" table:number-columns-repeated="3"/>
          <table:table-cell table:style-name="ce69"/>
          <table:table-cell table:style-name="ce120"/>
          <table:table-cell table:style-name="ce40" table:number-columns-repeated="3"/>
          <table:table-cell table:style-name="ce69"/>
          <table:table-cell table:style-name="ce120"/>
          <table:table-cell table:style-name="ce76"/>
          <table:table-cell table:style-name="ce83"/>
          <table:table-cell table:number-columns-repeated="993"/>
        </table:table-row>
        <table:table-row table:style-name="ro1">
          <table:table-cell table:style-name="ce23"/>
          <table:table-cell table:style-name="ce31" table:formula="of:=SUM([.B5:.B140])" office:value-type="float" office:value="62.27" calcext:value-type="float">
            <text:p>62</text:p>
          </table:table-cell>
          <table:table-cell table:style-name="ce41" office:value-type="string" calcext:value-type="string">
            <text:p>SUMME</text:p>
          </table:table-cell>
          <table:table-cell table:style-name="ce41" table:number-columns-repeated="3"/>
          <table:table-cell table:style-name="ce50"/>
          <table:table-cell table:style-name="ce60" table:formula="of:=SUM([.H5:.H140])" office:value-type="float" office:value="11.5381285714286" calcext:value-type="float">
            <text:p>11,54</text:p>
          </table:table-cell>
          <table:table-cell table:style-name="ce41" table:number-columns-repeated="38"/>
          <table:table-cell table:style-name="ce86"/>
          <table:table-cell table:number-columns-repeated="993"/>
        </table:table-row>
        <table:table-row table:style-name="ro1" table:number-rows-repeated="6">
          <table:table-cell table:number-columns-repeated="6"/>
          <table:table-cell table:style-name="ce8"/>
          <table:table-cell table:number-columns-repeated="1033"/>
        </table:table-row>
        <table:table-row table:style-name="ro3" table:number-rows-repeated="2">
          <table:table-cell table:number-columns-repeated="1040"/>
        </table:table-row>
        <table:table-row table:style-name="ro3">
          <table:table-cell table:number-columns-repeated="2"/>
          <table:table-cell table:style-name="ce88"/>
          <table:table-cell table:number-columns-repeated="1037"/>
        </table:table-row>
        <table:table-row table:style-name="ro3" table:number-rows-repeated="1048425">
          <table:table-cell table:number-columns-repeated="1040"/>
        </table:table-row>
        <table:table-row table:style-name="ro3">
          <table:table-cell table:number-columns-repeated="1040"/>
        </table:table-row>
        <calcext:conditional-formats>
          <calcext:conditional-format calcext:target-range-address="Tabelle1.G66:Tabelle1.H94 Tabelle1.G123:Tabelle1.H126 Tabelle1.G128:Tabelle1.H133 Tabelle1.G135:Tabelle1.H140 Tabelle1.I29:Tabelle1.I29 Tabelle1.H57:Tabelle1.I57 Tabelle1.H65:Tabelle1.I65 Tabelle1.I127:Tabelle1.I127 Tabelle1.B66:Tabelle1.B94 Tabelle1.B123:Tabelle1.B126 Tabelle1.B128:Tabelle1.B133 Tabelle1.B135:Tabelle1.B140 Tabelle1.B58:Tabelle1.B64 Tabelle1.G58:Tabelle1.H64 Tabelle1.B5:Tabelle1.B28 Tabelle1.G5:Tabelle1.H28 Tabelle1.B30:Tabelle1.B56 Tabelle1.G30:Tabelle1.H56 Tabelle1.G96:Tabelle1.H121 Tabelle1.B96:Tabelle1.B121">
            <calcext:condition calcext:apply-style-name="A_fett" calcext:value="&gt;0" calcext:base-cell-address="Tabelle1.B5"/>
            <calcext:condition calcext:apply-style-name="A_grau" calcext:value="=0" calcext:base-cell-address="Tabelle1.B5"/>
          </calcext:conditional-format>
        </calcext:conditional-formats>
      </table:table>
      <table:table table:name="PCB_Groups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4">
          <table:table-cell table:style-name="ce139" office:value-type="string" calcext:value-type="string">
            <text:p>PCB Groups</text:p>
          </table:table-cell>
          <table:table-cell table:style-name="ce139"/>
          <table:table-cell table:number-columns-repeated="4"/>
        </table:table-row>
        <table:table-row table:style-name="ro5">
          <table:table-cell table:number-columns-repeated="6"/>
        </table:table-row>
        <table:table-row table:style-name="ro5">
          <table:table-cell table:style-name="ce140" table:number-columns-repeated="2"/>
          <table:table-cell table:style-name="ce142"/>
          <table:table-cell table:style-name="ce140" table:number-columns-repeated="3"/>
        </table:table-row>
        <table:table-row table:style-name="ro5">
          <table:table-cell table:style-name="ce140" office:value-type="float" office:value="1" calcext:value-type="float">
            <text:p>1</text:p>
          </table:table-cell>
          <table:table-cell table:style-name="ce140"/>
          <table:table-cell table:style-name="ce142" office:value-type="string" calcext:value-type="string">
            <text:p>SUP</text:p>
          </table:table-cell>
          <table:table-cell table:style-name="ce140" office:value-type="string" calcext:value-type="string">
            <text:p>Feed-In + Supply</text:p>
          </table:table-cell>
          <table:table-cell table:style-name="ce140" office:value-type="string" calcext:value-type="string">
            <text:p>Einspeisung und Versorgung</text:p>
          </table:table-cell>
          <table:table-cell table:style-name="ce140" office:value-type="string" calcext:value-type="string">
            <text:p>AC, DC, DCC-Schalten, DCC-Fahrstrom</text:p>
          </table:table-cell>
        </table:table-row>
        <table:table-row table:style-name="ro5" table:number-rows-repeated="4">
          <table:table-cell table:style-name="ce140" table:number-columns-repeated="2"/>
          <table:table-cell table:style-name="ce142"/>
          <table:table-cell table:style-name="ce140" table:number-columns-repeated="3"/>
        </table:table-row>
        <table:table-row table:style-name="ro5">
          <table:table-cell table:style-name="ce140" office:value-type="float" office:value="2" calcext:value-type="float">
            <text:p>2</text:p>
          </table:table-cell>
          <table:table-cell table:style-name="ce140"/>
          <table:table-cell table:style-name="ce142" office:value-type="string" calcext:value-type="string">
            <text:p>SHD</text:p>
          </table:table-cell>
          <table:table-cell table:style-name="ce140" office:value-type="string" calcext:value-type="string">
            <text:p>Shields</text:p>
          </table:table-cell>
          <table:table-cell table:style-name="ce140" office:value-type="string" calcext:value-type="string">
            <text:p>uC-Erweiterungen</text:p>
          </table:table-cell>
          <table:table-cell table:style-name="ce140" office:value-type="string" calcext:value-type="string">
            <text:p>Mikrocontroller-Shields</text:p>
          </table:table-cell>
        </table:table-row>
        <table:table-row table:style-name="ro5">
          <table:table-cell table:style-name="ce140" office:value-type="float" office:value="3" calcext:value-type="float">
            <text:p>3</text:p>
          </table:table-cell>
          <table:table-cell table:style-name="ce140"/>
          <table:table-cell table:style-name="ce142" office:value-type="string" calcext:value-type="string">
            <text:p>I2C</text:p>
          </table:table-cell>
          <table:table-cell table:style-name="ce140" office:value-type="string" calcext:value-type="string">
            <text:p>I²C</text:p>
          </table:table-cell>
          <table:table-cell table:style-name="ce140" office:value-type="string" calcext:value-type="string">
            <text:p>I²C Zusatzplatinen</text:p>
          </table:table-cell>
          <table:table-cell table:style-name="ce140"/>
        </table:table-row>
        <table:table-row table:style-name="ro5">
          <table:table-cell table:style-name="ce141" office:value-type="float" office:value="4" calcext:value-type="float">
            <text:p>4</text:p>
          </table:table-cell>
          <table:table-cell table:style-name="ce141"/>
          <table:table-cell table:style-name="ce143"/>
          <table:table-cell table:style-name="ce141" office:value-type="string" calcext:value-type="string">
            <text:p>Blocks</text:p>
          </table:table-cell>
          <table:table-cell table:style-name="ce141" office:value-type="string" calcext:value-type="string">
            <text:p>Blöcke</text:p>
          </table:table-cell>
          <table:table-cell table:style-name="ce141"/>
        </table:table-row>
        <table:table-row table:style-name="ro5">
          <table:table-cell table:style-name="ce140"/>
          <table:table-cell table:style-name="ce140" office:value-type="string" calcext:value-type="string">
            <text:p>4.1</text:p>
          </table:table-cell>
          <table:table-cell table:style-name="ce142" office:value-type="string" calcext:value-type="string">
            <text:p>W2</text:p>
          </table:table-cell>
          <table:table-cell table:style-name="ce140" office:value-type="string" calcext:value-type="string">
            <text:p>2-way-turnout</text:p>
          </table:table-cell>
          <table:table-cell table:style-name="ce140" office:value-type="string" calcext:value-type="string">
            <text:p>Zweiweg-Weiche</text:p>
          </table:table-cell>
          <table:table-cell table:style-name="ce140"/>
        </table:table-row>
        <table:table-row table:style-name="ro5">
          <table:table-cell table:style-name="ce140"/>
          <table:table-cell table:style-name="ce140" office:value-type="string" calcext:value-type="string">
            <text:p>4.2</text:p>
          </table:table-cell>
          <table:table-cell table:style-name="ce142" office:value-type="string" calcext:value-type="string">
            <text:p>W3</text:p>
          </table:table-cell>
          <table:table-cell table:style-name="ce140" office:value-type="string" calcext:value-type="string">
            <text:p>3-way-turnout</text:p>
          </table:table-cell>
          <table:table-cell table:style-name="ce140" office:value-type="string" calcext:value-type="string">
            <text:p>Dreiweg-Weiche</text:p>
          </table:table-cell>
          <table:table-cell table:style-name="ce140"/>
        </table:table-row>
        <table:table-row table:style-name="ro5">
          <table:table-cell table:style-name="ce140"/>
          <table:table-cell table:style-name="ce140" office:value-type="string" calcext:value-type="string">
            <text:p>4.3</text:p>
          </table:table-cell>
          <table:table-cell table:style-name="ce142" office:value-type="string" calcext:value-type="string">
            <text:p>1OUT</text:p>
          </table:table-cell>
          <table:table-cell table:style-name="ce140" office:value-type="string" calcext:value-type="string">
            <text:p>uncoupler</text:p>
          </table:table-cell>
          <table:table-cell table:style-name="ce140" office:value-type="string" calcext:value-type="string">
            <text:p>Entkuppler</text:p>
          </table:table-cell>
          <table:table-cell table:style-name="ce140"/>
        </table:table-row>
        <table:table-row table:style-name="ro5">
          <table:table-cell table:style-name="ce140"/>
          <table:table-cell table:style-name="ce140" office:value-type="string" calcext:value-type="string">
            <text:p>4.4</text:p>
          </table:table-cell>
          <table:table-cell table:style-name="ce142" office:value-type="string" calcext:value-type="string">
            <text:p>2IO</text:p>
          </table:table-cell>
          <table:table-cell table:style-name="ce140" office:value-type="string" calcext:value-type="string">
            <text:p>disconnectable track</text:p>
          </table:table-cell>
          <table:table-cell table:style-name="ce140" office:value-type="string" calcext:value-type="string">
            <text:p>Fahrstrom-Abschaltung</text:p>
          </table:table-cell>
          <table:table-cell table:style-name="ce140"/>
        </table:table-row>
        <table:table-row table:style-name="ro5">
          <table:table-cell table:style-name="ce140" table:number-columns-repeated="2"/>
          <table:table-cell table:style-name="ce142" office:value-type="string" calcext:value-type="string">
            <text:p>DPDT</text:p>
          </table:table-cell>
          <table:table-cell table:style-name="ce140" office:value-type="string" calcext:value-type="string">
            <text:p>double pole fouble throw</text:p>
          </table:table-cell>
          <table:table-cell table:style-name="ce140" office:value-type="string" calcext:value-type="string">
            <text:p>Zweifachumschalter</text:p>
          </table:table-cell>
          <table:table-cell table:style-name="ce140"/>
        </table:table-row>
        <table:table-row table:style-name="ro5">
          <table:table-cell table:style-name="ce140" office:value-type="float" office:value="5" calcext:value-type="float">
            <text:p>5</text:p>
          </table:table-cell>
          <table:table-cell table:style-name="ce140"/>
          <table:table-cell table:style-name="ce142" office:value-type="string" calcext:value-type="string">
            <text:p>ADD</text:p>
          </table:table-cell>
          <table:table-cell table:style-name="ce140" office:value-type="string" calcext:value-type="string">
            <text:p>Add-on</text:p>
          </table:table-cell>
          <table:table-cell table:style-name="ce140" office:value-type="string" calcext:value-type="string">
            <text:p>Ergänzungen</text:p>
          </table:table-cell>
          <table:table-cell table:style-name="ce140"/>
        </table:table-row>
        <table:table-row table:style-name="ro5" table:number-rows-repeated="6">
          <table:table-cell table:number-columns-repeated="6"/>
        </table:table-row>
        <table:table-row table:style-name="ro5">
          <table:table-cell table:style-name="ce140" office:value-type="float" office:value="1" calcext:value-type="float">
            <text:p>1</text:p>
          </table:table-cell>
          <table:table-cell table:style-name="ce140"/>
          <table:table-cell table:style-name="ce142" office:value-type="string" calcext:value-type="string">
            <text:p>CON</text:p>
          </table:table-cell>
          <table:table-cell table:style-name="ce140" office:value-type="string" calcext:value-type="string">
            <text:p>Connector</text:p>
          </table:table-cell>
          <table:table-cell table:style-name="ce140" office:value-type="string" calcext:value-type="string">
            <text:p><text:s/>Verbindung</text:p>
          </table:table-cell>
          <table:table-cell table:style-name="ce140" office:value-type="string" calcext:value-type="string">
            <text:p>Sub-D 25, Schraubklemmen</text:p>
          </table:table-cell>
        </table:table-row>
        <table:table-row table:style-name="ro5">
          <table:table-cell table:style-name="ce140" office:value-type="float" office:value="2" calcext:value-type="float">
            <text:p>2</text:p>
          </table:table-cell>
          <table:table-cell table:style-name="ce140"/>
          <table:table-cell table:style-name="ce142" office:value-type="string" calcext:value-type="string">
            <text:p>SUP</text:p>
          </table:table-cell>
          <table:table-cell table:style-name="ce140" office:value-type="string" calcext:value-type="string">
            <text:p>Supply</text:p>
          </table:table-cell>
          <table:table-cell table:style-name="ce140" office:value-type="string" calcext:value-type="string">
            <text:p>Versorgung</text:p>
          </table:table-cell>
          <table:table-cell table:style-name="ce140" office:value-type="string" calcext:value-type="string">
            <text:p>AC, DC, DCC-Schalten, DCC-Fahrstrom</text:p>
          </table:table-cell>
        </table:table-row>
        <table:table-row table:style-name="ro5">
          <table:table-cell table:style-name="ce140" office:value-type="float" office:value="3" calcext:value-type="float">
            <text:p>3</text:p>
          </table:table-cell>
          <table:table-cell table:style-name="ce140"/>
          <table:table-cell table:style-name="ce142" office:value-type="string" calcext:value-type="string">
            <text:p>SHD</text:p>
          </table:table-cell>
          <table:table-cell table:style-name="ce140" office:value-type="string" calcext:value-type="string">
            <text:p>Shields</text:p>
          </table:table-cell>
          <table:table-cell table:style-name="ce140" office:value-type="string" calcext:value-type="string">
            <text:p>uC-Erweiterungen</text:p>
          </table:table-cell>
          <table:table-cell table:style-name="ce140" office:value-type="string" calcext:value-type="string">
            <text:p>Mikrocontroller-Shields</text:p>
          </table:table-cell>
        </table:table-row>
        <table:table-row table:style-name="ro5">
          <table:table-cell table:style-name="ce140" office:value-type="float" office:value="4" calcext:value-type="float">
            <text:p>4</text:p>
          </table:table-cell>
          <table:table-cell table:style-name="ce140"/>
          <table:table-cell table:style-name="ce142" office:value-type="string" calcext:value-type="string">
            <text:p>ADD</text:p>
          </table:table-cell>
          <table:table-cell table:style-name="ce140" office:value-type="string" calcext:value-type="string">
            <text:p>Add-on</text:p>
          </table:table-cell>
          <table:table-cell table:style-name="ce140" office:value-type="string" calcext:value-type="string">
            <text:p>Ergänzungen</text:p>
          </table:table-cell>
          <table:table-cell table:style-name="ce140"/>
        </table:table-row>
        <table:table-row table:style-name="ro5">
          <table:table-cell table:style-name="ce140" office:value-type="float" office:value="5" calcext:value-type="float">
            <text:p>5</text:p>
          </table:table-cell>
          <table:table-cell table:style-name="ce140"/>
          <table:table-cell table:style-name="ce142" office:value-type="string" calcext:value-type="string">
            <text:p>W2</text:p>
          </table:table-cell>
          <table:table-cell table:style-name="ce140" office:value-type="string" calcext:value-type="string">
            <text:p>2-way-turnout</text:p>
          </table:table-cell>
          <table:table-cell table:style-name="ce140" office:value-type="string" calcext:value-type="string">
            <text:p>Zweiweg-Weiche</text:p>
          </table:table-cell>
          <table:table-cell table:style-name="ce140"/>
        </table:table-row>
        <table:table-row table:style-name="ro5">
          <table:table-cell table:style-name="ce140" office:value-type="float" office:value="6" calcext:value-type="float">
            <text:p>6</text:p>
          </table:table-cell>
          <table:table-cell table:style-name="ce140"/>
          <table:table-cell table:style-name="ce142" office:value-type="string" calcext:value-type="string">
            <text:p>W3</text:p>
          </table:table-cell>
          <table:table-cell table:style-name="ce140" office:value-type="string" calcext:value-type="string">
            <text:p>3-way-turnout</text:p>
          </table:table-cell>
          <table:table-cell table:style-name="ce140" office:value-type="string" calcext:value-type="string">
            <text:p>Dreiweg-Weiche</text:p>
          </table:table-cell>
          <table:table-cell table:style-name="ce140"/>
        </table:table-row>
        <table:table-row table:style-name="ro5">
          <table:table-cell table:style-name="ce140" office:value-type="float" office:value="7" calcext:value-type="float">
            <text:p>7</text:p>
          </table:table-cell>
          <table:table-cell table:style-name="ce140"/>
          <table:table-cell table:style-name="ce142" office:value-type="string" calcext:value-type="string">
            <text:p>1OUT</text:p>
          </table:table-cell>
          <table:table-cell table:style-name="ce140" office:value-type="string" calcext:value-type="string">
            <text:p>uncoupler</text:p>
          </table:table-cell>
          <table:table-cell table:style-name="ce140" office:value-type="string" calcext:value-type="string">
            <text:p>Entkuppler</text:p>
          </table:table-cell>
          <table:table-cell table:style-name="ce140"/>
        </table:table-row>
        <table:table-row table:style-name="ro5">
          <table:table-cell table:style-name="ce140" office:value-type="float" office:value="8" calcext:value-type="float">
            <text:p>8</text:p>
          </table:table-cell>
          <table:table-cell table:style-name="ce140"/>
          <table:table-cell table:style-name="ce142" office:value-type="string" calcext:value-type="string">
            <text:p>2IO</text:p>
          </table:table-cell>
          <table:table-cell table:style-name="ce140" office:value-type="string" calcext:value-type="string">
            <text:p>disconnectable track</text:p>
          </table:table-cell>
          <table:table-cell table:style-name="ce140" office:value-type="string" calcext:value-type="string">
            <text:p>Fahrstrom-Abschaltung</text:p>
          </table:table-cell>
          <table:table-cell table:style-name="ce140"/>
        </table:table-row>
        <table:table-row table:style-name="ro5" table:number-rows-repeated="1048544">
          <table:table-cell table:number-columns-repeated="6"/>
        </table:table-row>
        <table:table-row table:style-name="ro5">
          <table:table-cell table:number-columns-repeated="6"/>
        </table:table-row>
      </table:table>
      <table:table table:name="PCBs" table:style-name="ta1">
        <office:forms form:automatic-focus="false" form:apply-design-mode="false"/>
        <table:table-column table:style-name="co6" table:default-cell-style-name="Default"/>
        <table:table-column table:style-name="co5" table:number-columns-repeated="2" table:default-cell-style-name="ce145"/>
        <table:table-column table:style-name="co6" table:number-columns-repeated="6" table:default-cell-style-name="ce149"/>
        <table:table-row table:style-name="ro4">
          <table:table-cell office:value-type="string" calcext:value-type="string">
            <text:p>P</text:p>
          </table:table-cell>
          <table:table-cell table:style-name="ce144" office:value-type="string" calcext:value-type="string">
            <text:p>RW: Übersicht über Leiterplatten (PCB)</text:p>
          </table:table-cell>
          <table:table-cell table:style-name="ce147"/>
          <table:table-cell table:number-columns-repeated="6"/>
        </table:table-row>
        <table:table-row table:style-name="ro5">
          <table:table-cell table:number-columns-repeated="9"/>
        </table:table-row>
        <table:table-row table:style-name="ro5">
          <table:table-cell/>
          <table:table-cell table:style-name="ce146"/>
          <table:table-cell table:style-name="ce148" office:value-type="string" calcext:value-type="string">
            <text:p>PCB-Gruppe: CON = Verbindung, </text:p>
          </table:table-cell>
          <table:table-cell table:number-columns-repeated="6"/>
        </table:table-row>
        <table:table-row table:style-name="ro5">
          <table:table-cell/>
          <table:table-cell table:style-name="ce146"/>
          <table:table-cell table:style-name="ce148" office:value-type="string" calcext:value-type="string">
            <text:p>Status: A = Aktiv, B = brauchbar, leicht fehlerhaft, C= bedingt brauchbar, fehlerhaft</text:p>
          </table:table-cell>
          <table:table-cell table:number-columns-repeated="6"/>
        </table:table-row>
        <table:table-row table:style-name="ro5">
          <table:table-cell table:number-columns-repeated="3"/>
          <table:table-cell table:style-name="ce148" office:value-type="string" calcext:value-type="string">
            <text:p>F = fehlerhaft, S = selten benötigt, V = veraltet, X = entsorgt</text:p>
          </table:table-cell>
          <table:table-cell table:number-columns-repeated="5"/>
        </table:table-row>
        <table:table-row table:style-name="ro5">
          <table:table-cell table:number-columns-repeated="9"/>
        </table:table-row>
        <table:table-row table:style-name="ro5">
          <table:table-cell/>
          <table:table-cell office:value-type="string" calcext:value-type="string">
            <text:p>N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Fertig</text:p>
          </table:table-cell>
          <table:table-cell office:value-type="string" calcext:value-type="string">
            <text:p>Print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Datum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Bitstream Vera Sans Mono" svg:font-family="'Bitstream Vera Sans Mono'" style:font-family-generic="modern" style:font-pitch="fixed"/>
    <style:font-face style:name="Calibri" svg:font-family="Calibri" style:font-family-generic="swiss" style:font-pitch="variable"/>
    <style:font-face style:name="Calibri1" svg:font-family="Calibri" style:font-adornments="Fett" style:font-family-generic="swiss" style:font-pitch="variable"/>
    <style:font-face style:name="Calibri2" svg:font-family="Calibri" style:font-adornments="Regular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6">
      <number:number number:decimal-places="1" number:min-decimal-places="1" number:min-integer-digits="1"/>
    </number:number-style>
    <number:currency-style style:name="N118P0" style:volatile="true">
      <number:number number:decimal-places="5" number:min-decimal-places="5" number:min-integer-digits="0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5" number:min-decimal-places="5" number:min-integer-digits="0" number:grouping="true"/>
      <number:text> </number:text>
      <number:currency-symbol number:language="de" number:country="DE">€</number:currency-symbol>
      <style:map style:condition="value()&gt;=0" style:apply-style-name="N118P0"/>
    </number:currency-style>
    <number:number-style style:name="N119P0" style:volatile="true">
      <number:number number:decimal-places="0" number:min-decimal-places="0" number:min-integer-digits="1" number:grouping="true"/>
      <number:text> €</number:text>
    </number:number-style>
    <number:number-style style:name="N11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€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3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4P2" style:volatile="true">
      <number:text loext:blank-width-char="-"> </number:text>
      <number:fill-character> </number:fill-character>
      <number:text loext:blank-width-char="-3">- € 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25">
      <number:text loext:blank-width-char="-"> </number:text>
      <number:text-content/>
      <number:text loext:blank-width-char="-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2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26">
      <number:text loext:blank-width-char="-"> </number:text>
      <number:text-content/>
      <number:text loext:blank-width-char="-"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1P0" style:volatile="true">
      <number:text>Ja</number:text>
    </number:number-style>
    <number:number-style style:name="N131P1" style:volatile="true">
      <number:text>Ja</number:text>
    </number:number-style>
    <number:number-style style:name="N131">
      <number:text>Nein</number:text>
      <style:map style:condition="value()&gt;0" style:apply-style-name="N131P0"/>
      <style:map style:condition="value()&lt;0" style:apply-style-name="N131P1"/>
    </number:number-style>
    <number:number-style style:name="N132P0" style:volatile="true">
      <number:text>Wahr</number:text>
    </number:number-style>
    <number:number-style style:name="N132P1" style:volatile="true">
      <number:text>Wahr</number:text>
    </number:number-style>
    <number:number-style style:name="N132">
      <number:text>Falsch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Ein</number:text>
    </number:number-style>
    <number:number-style style:name="N133P1" style:volatile="true">
      <number:text>Ein</number:text>
    </number:number-style>
    <number:number-style style:name="N133">
      <number:text>Aus</number:text>
      <style:map style:condition="value()&gt;0" style:apply-style-name="N133P0"/>
      <style:map style:condition="value()&lt;0" style:apply-style-name="N133P1"/>
    </number:number-style>
    <number:currency-style style:name="N134P0" style:volatile="true">
      <number:currency-symbol number:language="bg">€</number:currency-symbol>
      <number:text> </number:text>
      <number:number number:decimal-places="2" number:min-decimal-places="2" number:min-integer-digits="1" number:grouping="true"/>
      <number:text loext:blank-width-char=")"> </number:text>
    </number:currency-style>
    <number:currency-style style:name="N134">
      <style:text-properties fo:color="#ff0000"/>
      <number:text>(</number:text>
      <number:currency-symbol number:language="bg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20114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20115" number:language="de" number:country="DE">
      <number:day number:style="long"/>
      <number:text>. </number:text>
      <number:month number:textual="true"/>
    </number:date-style>
    <number:date-style style:name="N20116" number:language="de" number:country="DE">
      <number:month number:textual="true"/>
      <number:text> </number:text>
      <number:year/>
    </number:date-style>
    <number:time-style style:name="N20117" number:language="de" number:country="DE">
      <number:hours/>
      <number:text>:</number:text>
      <number:minutes number:style="long"/>
      <number:text> </number:text>
      <number:am-pm/>
    </number:time-style>
    <number:time-style style:name="N20118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0119P0" style:volatile="true" number:language="de" number:country="DE">
      <number:number number:decimal-places="0" number:min-decimal-places="0" number:min-integer-digits="1" number:grouping="true"/>
      <number:text loext:blank-width-char="€1">   </number:text>
    </number:number-style>
    <number:number-style style:name="N20119" number:language="de" number:country="DE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20119P0"/>
    </number:number-style>
    <number:number-style style:name="N20120P0" style:volatile="true" number:language="de" number:country="DE">
      <number:number number:decimal-places="0" number:min-decimal-places="0" number:min-integer-digits="1" number:grouping="true"/>
      <number:text loext:blank-width-char="€1">   </number:text>
    </number:number-style>
    <number:number-style style:name="N2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20120P0"/>
    </number:number-style>
    <number:number-style style:name="N20121P0" style:volatile="true" number:language="de" number:country="DE">
      <number:number number:decimal-places="2" number:min-decimal-places="2" number:min-integer-digits="1" number:grouping="true"/>
      <number:text loext:blank-width-char="€1">   </number:text>
    </number:number-style>
    <number:number-style style:name="N20121" number:language="de" number:country="DE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20121P0"/>
    </number:number-style>
    <number:number-style style:name="N20122P0" style:volatile="true" number:language="de" number:country="DE">
      <number:number number:decimal-places="2" number:min-decimal-places="2" number:min-integer-digits="1" number:grouping="true"/>
      <number:text loext:blank-width-char="€1">   </number:text>
    </number:number-style>
    <number:number-style style:name="N20122" number:language="de" number:country="DE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20122P0"/>
    </number:number-style>
    <number:number-style style:name="N20123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20123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0123P0"/>
    </number:number-style>
    <number:number-style style:name="N20124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20124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0124P0"/>
    </number:number-style>
    <number:number-style style:name="N20125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20125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0125P0"/>
    </number:number-style>
    <number:number-style style:name="N20126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20126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0126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14"/>
    <style:style style:name="A_5f_fett" style:display-name="A_fett" style:family="table-cell" style:parent-style-name="Accent">
      <style:text-properties fo:color="#000000" style:font-name="Calibri1" fo:font-family="Calibri" style:font-style-name="Fett" style:font-family-generic="swiss" style:font-pitch="variable"/>
    </style:style>
    <style:style style:name="A_5f_grau" style:display-name="A_grau" style:family="table-cell" style:parent-style-name="Accent">
      <style:text-properties fo:color="#cccccc" style:font-name="Calibri1" fo:font-family="Calibri" style:font-style-name="Fett" style:font-family-generic="swiss" style:font-pitch="variable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cm" fo:margin-bottom="2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style:num-format="1" style:print-orientation="portrait" fo:margin-top="2cm" fo:margin-bottom="2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6">00.00.0000</text:date>, <text:time style:data-style-name="N2" text:time-value="17:32:55.0974891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CB_5f_Groups" style:display-name="PageStyle_PCB_Group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CBs" style:display-name="PageStyle_PCB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04T17:35:42.654046000</meta:creation-date>
    <dc:date>2025-04-26T20:02:10.320400900</dc:date>
    <meta:editing-duration>P1DT22H13M3S</meta:editing-duration>
    <meta:editing-cycles>229</meta:editing-cycles>
    <meta:generator>LibreOffice/25.2.2.2$Windows_X86_64 LibreOffice_project/7370d4be9e3cf6031a51beef54ff3bda878e3fac</meta:generator>
    <meta:document-statistic meta:table-count="3" meta:cell-count="1772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Public Const row_min = 3
Public Const row_max = 200
Public Const col_stk = 1
Public Const col_SUMME = 2
Public Const SUMME1 = "SUMME"

sub Main
rem ----------------------------------------------------------------------
lines_hide
rem ----------------------------------------------------------------------
rem get access to the document
rem sheet = thisComponent.sheets(0)
rem for row_num = row_min to row_max
rem  cell = sheet.getcellbyposition(col_stk, row_num)
rem  if cell.value = 0 then
rem      cell.Rows.isVisible = False
rem  end if
rem next row_num
end sub

Sub lines_hide
 dim row_num as integer 
 dim cell
 sheet = thisComponent.sheets(0)
 for row_num = row_min to row_max
  cell = sheet.getcellbyposition(col_stk, row_num)
  if cell.value = 0 then
   cell.Rows.isVisible = False
  end if
  if StrComp(sheet.getcellbyposition(col_SUMME, row_num).string, SUMME1)=0 then
rem   cell.CellbackColor = rgb(172,255,47)
   Exit Sub
  end if
 next row_num
End Sub

Sub lines_unhide
 dim row_num as integer 
 dim cell
 sheet = thisComponent.sheets(0)
 for row_num = row_min to row_max
  cell = sheet.getcellbyposition(col_SUMME, row_num)
  cell.Rows.isVisible = True
  if StrComp(cell.string, SUMME1)=0 then
   Exit Sub
  end if
 next row_num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